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4.366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3.17cm"/>
    </style:style>
    <style:style style:name="co11" style:family="table-column">
      <style:table-column-properties fo:break-before="auto" style:column-width="3.367cm"/>
    </style:style>
    <style:style style:name="co12" style:family="table-column">
      <style:table-column-properties fo:break-before="auto" style:column-width="4.507cm"/>
    </style:style>
    <style:style style:name="co13" style:family="table-column">
      <style:table-column-properties fo:break-before="auto" style:column-width="4.852cm"/>
    </style:style>
    <style:style style:name="co14" style:family="table-column">
      <style:table-column-properties fo:break-before="auto" style:column-width="5.44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10002" number:language="pt" number:country="BR">
      <number:number number:decimal-places="2" number:min-decimal-places="2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4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 style:data-style-name="N4"/>
    <style:style style:name="ce11" style:family="table-cell" style:parent-style-name="Default" style:data-style-name="N4">
      <style:table-cell-properties fo:background-color="#dddddd"/>
      <style:text-properties fo:font-size="12pt" style:font-size-asian="12pt" style:font-size-complex="12pt"/>
    </style:style>
    <style:style style:name="ce17" style:family="table-cell" style:parent-style-name="Default" style:data-style-name="N10002">
      <style:text-properties fo:font-size="12pt" style:font-size-asian="12pt" style:font-size-complex="12pt"/>
    </style:style>
    <style:style style:name="ce3" style:family="table-cell" style:parent-style-name="Default" style:data-style-name="N10002"/>
    <style:style style:name="ce19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"/>
    <style:style style:name="ce24" style:family="table-cell" style:parent-style-name="Default" style:data-style-name="N4">
      <style:table-cell-properties fo:background-color="#dddddd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113"/>
    <style:style style:name="ce29" style:family="table-cell" style:parent-style-name="Default" style:data-style-name="N4">
      <style:table-cell-properties fo:background-color="#dddddd"/>
      <style:text-properties fo:font-size="12pt" style:font-size-asian="12pt" style:font-size-complex="12pt"/>
    </style:style>
    <style:style style:name="ce30" style:family="table-cell" style:parent-style-name="Default" style:data-style-name="N4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 style:data-style-name="N4">
      <style:table-cell-properties fo:background-color="#dddddd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4">
      <style:table-cell-properties fo:background-color="#dddddd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TEMPO TOTAL</text:p>
          </table:table-cell>
          <table:covered-table-cell table:style-name="ce15"/>
          <table:table-cell table:style-name="ce14" office:value-type="string" calcext:value-type="string">
            <text:p>PADRÃO</text:p>
          </table:table-cell>
          <table:table-cell table:style-name="ce17" office:value-type="string" calcext:value-type="string">
            <text:p>COMPACTO</text:p>
          </table:table-cell>
          <table:table-cell table:style-name="ce15" office:value-type="string" calcext:value-type="string">
            <text:p>IMG_R</text:p>
          </table:table-cell>
          <table:table-cell table:style-name="ce15" office:value-type="string" calcext:value-type="string">
            <text:p>IMG_RG</text:p>
          </table:table-cell>
          <table:table-cell table:style-name="ce15" office:value-type="string" calcext:value-type="string">
            <text:p>IMG_RGBA</text:p>
          </table:table-cell>
          <table:table-cell table:style-name="ce15" office:value-type="string" calcext:value-type="string">
            <text:p>IMG_R_COMPACTO</text:p>
          </table:table-cell>
          <table:table-cell table:style-name="ce15" office:value-type="string" calcext:value-type="string">
            <text:p>IMG_RG_COMPACTO</text:p>
          </table:table-cell>
          <table:table-cell table:style-name="ce15" office:value-type="string" calcext:value-type="string">
            <text:p>IMG_RGBA_COMPACTO</text:p>
          </table:table-cell>
          <table:table-cell/>
          <table:table-cell office:value-type="string" calcext:value-type="string">
            <text:p>Maior Linha</text:p>
          </table:table-cell>
          <table:table-cell office:value-type="string" calcext:value-type="string">
            <text:p>Menor Linha</text:p>
          </table:table-cell>
          <table:table-cell table:number-columns-repeated="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9.9922" calcext:value-type="float">
            <text:p>229,99</text:p>
          </table:table-cell>
          <table:table-cell table:style-name="ce3" office:value-type="float" office:value="213.0113" calcext:value-type="float">
            <text:p>213,01</text:p>
          </table:table-cell>
          <table:table-cell office:value-type="float" office:value="222.3725" calcext:value-type="float">
            <text:p>222,3725</text:p>
          </table:table-cell>
          <table:table-cell office:value-type="float" office:value="212.2508" calcext:value-type="float">
            <text:p>212,2508</text:p>
          </table:table-cell>
          <table:table-cell office:value-type="float" office:value="230.0857" calcext:value-type="float">
            <text:p>230,0857</text:p>
          </table:table-cell>
          <table:table-cell office:value-type="float" office:value="233.0633" calcext:value-type="float">
            <text:p>233,0633</text:p>
          </table:table-cell>
          <table:table-cell office:value-type="float" office:value="220.37" calcext:value-type="float">
            <text:p>220,37</text:p>
          </table:table-cell>
          <table:table-cell office:value-type="float" office:value="226.9843" calcext:value-type="float">
            <text:p>226,9843</text:p>
          </table:table-cell>
          <table:table-cell/>
          <table:table-cell table:formula="of:=LARGE([.C2:.J2];1)" office:value-type="float" office:value="233.0633" calcext:value-type="float">
            <text:p>233,0633</text:p>
          </table:table-cell>
          <table:table-cell table:formula="of:=SMALL([.C2:.J2];1)" office:value-type="float" office:value="212.2508" calcext:value-type="float">
            <text:p>212,2508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.6364" calcext:value-type="float">
            <text:p>441,6364</text:p>
          </table:table-cell>
          <table:table-cell office:value-type="float" office:value="391.2853" calcext:value-type="float">
            <text:p>391,29</text:p>
          </table:table-cell>
          <table:table-cell office:value-type="float" office:value="422.5025" calcext:value-type="float">
            <text:p>422,5025</text:p>
          </table:table-cell>
          <table:table-cell office:value-type="float" office:value="394.2049" calcext:value-type="float">
            <text:p>394,2049</text:p>
          </table:table-cell>
          <table:table-cell office:value-type="float" office:value="432.8235" calcext:value-type="float">
            <text:p>432,8235</text:p>
          </table:table-cell>
          <table:table-cell office:value-type="float" office:value="422.6247" calcext:value-type="float">
            <text:p>422,6247</text:p>
          </table:table-cell>
          <table:table-cell office:value-type="float" office:value="392.6554" calcext:value-type="float">
            <text:p>392,6554</text:p>
          </table:table-cell>
          <table:table-cell office:value-type="float" office:value="405.27" calcext:value-type="float">
            <text:p>405,27</text:p>
          </table:table-cell>
          <table:table-cell/>
          <table:table-cell table:formula="of:=LARGE([.C3:.J3];1)" office:value-type="float" office:value="441.6364" calcext:value-type="float">
            <text:p>441,6364</text:p>
          </table:table-cell>
          <table:table-cell table:formula="of:=SMALL([.C3:.J3];1)" office:value-type="float" office:value="391.2853" calcext:value-type="float">
            <text:p>391,2853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.7959" calcext:value-type="float">
            <text:p>122,7959</text:p>
          </table:table-cell>
          <table:table-cell office:value-type="float" office:value="123.1928" calcext:value-type="float">
            <text:p>123,19</text:p>
          </table:table-cell>
          <table:table-cell office:value-type="float" office:value="124.0806" calcext:value-type="float">
            <text:p>124,0806</text:p>
          </table:table-cell>
          <table:table-cell office:value-type="float" office:value="119.0279" calcext:value-type="float">
            <text:p>119,0279</text:p>
          </table:table-cell>
          <table:table-cell office:value-type="float" office:value="117.7508" calcext:value-type="float">
            <text:p>117,7508</text:p>
          </table:table-cell>
          <table:table-cell table:style-name="ce5" office:value-type="float" office:value="136.0444" calcext:value-type="float">
            <text:p>136</text:p>
          </table:table-cell>
          <table:table-cell office:value-type="float" office:value="132.3459" calcext:value-type="float">
            <text:p>132,3459</text:p>
          </table:table-cell>
          <table:table-cell office:value-type="float" office:value="136.4698" calcext:value-type="float">
            <text:p>136,4698</text:p>
          </table:table-cell>
          <table:table-cell/>
          <table:table-cell table:formula="of:=LARGE([.C4:.J4];1)" office:value-type="float" office:value="136.4698" calcext:value-type="float">
            <text:p>136,4698</text:p>
          </table:table-cell>
          <table:table-cell table:formula="of:=SMALL([.C4:.J4];1)" office:value-type="float" office:value="117.7508" calcext:value-type="float">
            <text:p>117,7508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9.6634" calcext:value-type="float">
            <text:p>339,6634</text:p>
          </table:table-cell>
          <table:table-cell office:value-type="float" office:value="304.8871" calcext:value-type="float">
            <text:p>304,89</text:p>
          </table:table-cell>
          <table:table-cell office:value-type="float" office:value="364.8965" calcext:value-type="float">
            <text:p>364,8965</text:p>
          </table:table-cell>
          <table:table-cell office:value-type="float" office:value="306.2792" calcext:value-type="float">
            <text:p>306,2792</text:p>
          </table:table-cell>
          <table:table-cell office:value-type="float" office:value="334.385" calcext:value-type="float">
            <text:p>334,385</text:p>
          </table:table-cell>
          <table:table-cell office:value-type="float" office:value="331.1929" calcext:value-type="float">
            <text:p>331,1929</text:p>
          </table:table-cell>
          <table:table-cell office:value-type="float" office:value="308.8184" calcext:value-type="float">
            <text:p>308,8184</text:p>
          </table:table-cell>
          <table:table-cell office:value-type="float" office:value="319.8887" calcext:value-type="float">
            <text:p>319,8887</text:p>
          </table:table-cell>
          <table:table-cell/>
          <table:table-cell table:formula="of:=LARGE([.C5:.J5];1)" office:value-type="float" office:value="364.8965" calcext:value-type="float">
            <text:p>364,8965</text:p>
          </table:table-cell>
          <table:table-cell table:formula="of:=SMALL([.C5:.J5];1)" office:value-type="float" office:value="304.8871" calcext:value-type="float">
            <text:p>304,8871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4.7367" calcext:value-type="float">
            <text:p>514,7367</text:p>
          </table:table-cell>
          <table:table-cell office:value-type="float" office:value="451.9516" calcext:value-type="float">
            <text:p>451,95</text:p>
          </table:table-cell>
          <table:table-cell office:value-type="float" office:value="513.9727" calcext:value-type="float">
            <text:p>513,9727</text:p>
          </table:table-cell>
          <table:table-cell office:value-type="float" office:value="451.769" calcext:value-type="float">
            <text:p>451,769</text:p>
          </table:table-cell>
          <table:table-cell office:value-type="float" office:value="496.2692" calcext:value-type="float">
            <text:p>496,2692</text:p>
          </table:table-cell>
          <table:table-cell office:value-type="float" office:value="482.5905" calcext:value-type="float">
            <text:p>482,5905</text:p>
          </table:table-cell>
          <table:table-cell office:value-type="float" office:value="448.0601" calcext:value-type="float">
            <text:p>448,0601</text:p>
          </table:table-cell>
          <table:table-cell office:value-type="float" office:value="461.9211" calcext:value-type="float">
            <text:p>461,9211</text:p>
          </table:table-cell>
          <table:table-cell/>
          <table:table-cell table:formula="of:=LARGE([.C6:.J6];1)" office:value-type="float" office:value="514.7367" calcext:value-type="float">
            <text:p>514,7367</text:p>
          </table:table-cell>
          <table:table-cell table:formula="of:=SMALL([.C6:.J6];1)" office:value-type="float" office:value="448.0601" calcext:value-type="float">
            <text:p>448,0601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4.5971" calcext:value-type="float">
            <text:p>154,5971</text:p>
          </table:table-cell>
          <table:table-cell office:value-type="float" office:value="158.6601" calcext:value-type="float">
            <text:p>158,66</text:p>
          </table:table-cell>
          <table:table-cell office:value-type="float" office:value="154.8646" calcext:value-type="float">
            <text:p>154,8646</text:p>
          </table:table-cell>
          <table:table-cell office:value-type="float" office:value="155.5881" calcext:value-type="float">
            <text:p>155,5881</text:p>
          </table:table-cell>
          <table:table-cell office:value-type="float" office:value="154.1605" calcext:value-type="float">
            <text:p>154,1605</text:p>
          </table:table-cell>
          <table:table-cell office:value-type="float" office:value="174.0685" calcext:value-type="float">
            <text:p>174,0685</text:p>
          </table:table-cell>
          <table:table-cell office:value-type="float" office:value="167.6062" calcext:value-type="float">
            <text:p>167,6062</text:p>
          </table:table-cell>
          <table:table-cell office:value-type="float" office:value="172.1905" calcext:value-type="float">
            <text:p>172,1905</text:p>
          </table:table-cell>
          <table:table-cell/>
          <table:table-cell table:formula="of:=LARGE([.C7:.J7];1)" office:value-type="float" office:value="174.0685" calcext:value-type="float">
            <text:p>174,0685</text:p>
          </table:table-cell>
          <table:table-cell table:formula="of:=SMALL([.C7:.J7];1)" office:value-type="float" office:value="154.1605" calcext:value-type="float">
            <text:p>154,1605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4.6651" calcext:value-type="float">
            <text:p>334,6651</text:p>
          </table:table-cell>
          <table:table-cell office:value-type="float" office:value="298.5581" calcext:value-type="float">
            <text:p>298,56</text:p>
          </table:table-cell>
          <table:table-cell office:value-type="float" office:value="319.5527" calcext:value-type="float">
            <text:p>319,5527</text:p>
          </table:table-cell>
          <table:table-cell office:value-type="float" office:value="299.0751" calcext:value-type="float">
            <text:p>299,0751</text:p>
          </table:table-cell>
          <table:table-cell office:value-type="float" office:value="327.2134" calcext:value-type="float">
            <text:p>327,2134</text:p>
          </table:table-cell>
          <table:table-cell office:value-type="float" office:value="324.3345" calcext:value-type="float">
            <text:p>324,3345</text:p>
          </table:table-cell>
          <table:table-cell office:value-type="float" office:value="302.3535" calcext:value-type="float">
            <text:p>302,3535</text:p>
          </table:table-cell>
          <table:table-cell office:value-type="float" office:value="313.2429" calcext:value-type="float">
            <text:p>313,2429</text:p>
          </table:table-cell>
          <table:table-cell/>
          <table:table-cell table:formula="of:=LARGE([.C8:.J8];1)" office:value-type="float" office:value="334.6651" calcext:value-type="float">
            <text:p>334,6651</text:p>
          </table:table-cell>
          <table:table-cell table:formula="of:=SMALL([.C8:.J8];1)" office:value-type="float" office:value="298.5581" calcext:value-type="float">
            <text:p>298,5581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7.8414" calcext:value-type="float">
            <text:p>337,8414</text:p>
          </table:table-cell>
          <table:table-cell office:value-type="float" office:value="302.1497" calcext:value-type="float">
            <text:p>302,15</text:p>
          </table:table-cell>
          <table:table-cell office:value-type="float" office:value="323.3955" calcext:value-type="float">
            <text:p>323,3955</text:p>
          </table:table-cell>
          <table:table-cell office:value-type="float" office:value="302.5725" calcext:value-type="float">
            <text:p>302,5725</text:p>
          </table:table-cell>
          <table:table-cell office:value-type="float" office:value="330.5535" calcext:value-type="float">
            <text:p>330,5535</text:p>
          </table:table-cell>
          <table:table-cell office:value-type="float" office:value="327.5845" calcext:value-type="float">
            <text:p>327,5845</text:p>
          </table:table-cell>
          <table:table-cell office:value-type="float" office:value="305.5644" calcext:value-type="float">
            <text:p>305,5644</text:p>
          </table:table-cell>
          <table:table-cell office:value-type="float" office:value="319.3698" calcext:value-type="float">
            <text:p>319,3698</text:p>
          </table:table-cell>
          <table:table-cell/>
          <table:table-cell table:formula="of:=LARGE([.C9:.J9];1)" office:value-type="float" office:value="337.8414" calcext:value-type="float">
            <text:p>337,8414</text:p>
          </table:table-cell>
          <table:table-cell table:formula="of:=SMALL([.C9:.J9];1)" office:value-type="float" office:value="302.1497" calcext:value-type="float">
            <text:p>302,1497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3.531" calcext:value-type="float">
            <text:p>263,531</text:p>
          </table:table-cell>
          <table:table-cell office:value-type="float" office:value="240.7904" calcext:value-type="float">
            <text:p>240,79</text:p>
          </table:table-cell>
          <table:table-cell office:value-type="float" office:value="254.9919" calcext:value-type="float">
            <text:p>254,9919</text:p>
          </table:table-cell>
          <table:table-cell office:value-type="float" office:value="239.5856" calcext:value-type="float">
            <text:p>239,5856</text:p>
          </table:table-cell>
          <table:table-cell office:value-type="float" office:value="260.9134" calcext:value-type="float">
            <text:p>260,9134</text:p>
          </table:table-cell>
          <table:table-cell office:value-type="float" office:value="262.4841" calcext:value-type="float">
            <text:p>262,4841</text:p>
          </table:table-cell>
          <table:table-cell office:value-type="float" office:value="246.7006" calcext:value-type="float">
            <text:p>246,7006</text:p>
          </table:table-cell>
          <table:table-cell office:value-type="float" office:value="258.6935" calcext:value-type="float">
            <text:p>258,6935</text:p>
          </table:table-cell>
          <table:table-cell/>
          <table:table-cell table:formula="of:=LARGE([.C10:.J10];1)" office:value-type="float" office:value="263.531" calcext:value-type="float">
            <text:p>263,531</text:p>
          </table:table-cell>
          <table:table-cell table:formula="of:=SMALL([.C10:.J10];1)" office:value-type="float" office:value="239.5856" calcext:value-type="float">
            <text:p>239,5856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12.3798" calcext:value-type="float">
            <text:p>412,3798</text:p>
          </table:table-cell>
          <table:table-cell office:value-type="float" office:value="367.6462" calcext:value-type="float">
            <text:p>367,65</text:p>
          </table:table-cell>
          <table:table-cell office:value-type="float" office:value="396.0797" calcext:value-type="float">
            <text:p>396,0797</text:p>
          </table:table-cell>
          <table:table-cell office:value-type="float" office:value="368.9969" calcext:value-type="float">
            <text:p>368,9969</text:p>
          </table:table-cell>
          <table:table-cell office:value-type="float" office:value="404.2873" calcext:value-type="float">
            <text:p>404,2873</text:p>
          </table:table-cell>
          <table:table-cell office:value-type="float" office:value="397.193" calcext:value-type="float">
            <text:p>397,193</text:p>
          </table:table-cell>
          <table:table-cell office:value-type="float" office:value="369.5339" calcext:value-type="float">
            <text:p>369,5339</text:p>
          </table:table-cell>
          <table:table-cell office:value-type="float" office:value="381.9316" calcext:value-type="float">
            <text:p>381,9316</text:p>
          </table:table-cell>
          <table:table-cell/>
          <table:table-cell table:formula="of:=LARGE([.C11:.J11];1)" office:value-type="float" office:value="412.3798" calcext:value-type="float">
            <text:p>412,3798</text:p>
          </table:table-cell>
          <table:table-cell table:formula="of:=SMALL([.C11:.J11];1)" office:value-type="float" office:value="367.6462" calcext:value-type="float">
            <text:p>367,6462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.0277" calcext:value-type="float">
            <text:p>255,0277</text:p>
          </table:table-cell>
          <table:table-cell office:value-type="float" office:value="234.7086" calcext:value-type="float">
            <text:p>234,71</text:p>
          </table:table-cell>
          <table:table-cell office:value-type="float" office:value="247.9794" calcext:value-type="float">
            <text:p>247,9794</text:p>
          </table:table-cell>
          <table:table-cell office:value-type="float" office:value="232.844" calcext:value-type="float">
            <text:p>232,844</text:p>
          </table:table-cell>
          <table:table-cell office:value-type="float" office:value="253.2302" calcext:value-type="float">
            <text:p>253,2302</text:p>
          </table:table-cell>
          <table:table-cell office:value-type="float" office:value="256.0364" calcext:value-type="float">
            <text:p>256,0364</text:p>
          </table:table-cell>
          <table:table-cell office:value-type="float" office:value="240.3187" calcext:value-type="float">
            <text:p>240,3187</text:p>
          </table:table-cell>
          <table:table-cell office:value-type="float" office:value="249.1364" calcext:value-type="float">
            <text:p>249,1364</text:p>
          </table:table-cell>
          <table:table-cell/>
          <table:table-cell table:formula="of:=LARGE([.C12:.J12];1)" office:value-type="float" office:value="256.0364" calcext:value-type="float">
            <text:p>256,0364</text:p>
          </table:table-cell>
          <table:table-cell table:formula="of:=SMALL([.C12:.J12];1)" office:value-type="float" office:value="232.844" calcext:value-type="float">
            <text:p>232,844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82.3303" calcext:value-type="float">
            <text:p>482,3303</text:p>
          </table:table-cell>
          <table:table-cell office:value-type="float" office:value="425.2921" calcext:value-type="float">
            <text:p>425,29</text:p>
          </table:table-cell>
          <table:table-cell office:value-type="float" office:value="461.4463" calcext:value-type="float">
            <text:p>461,4463</text:p>
          </table:table-cell>
          <table:table-cell office:value-type="float" office:value="428.1737" calcext:value-type="float">
            <text:p>428,1737</text:p>
          </table:table-cell>
          <table:table-cell office:value-type="float" office:value="470.6016" calcext:value-type="float">
            <text:p>470,6016</text:p>
          </table:table-cell>
          <table:table-cell office:value-type="float" office:value="458.8447" calcext:value-type="float">
            <text:p>458,8447</text:p>
          </table:table-cell>
          <table:table-cell office:value-type="float" office:value="426.5937" calcext:value-type="float">
            <text:p>426,5937</text:p>
          </table:table-cell>
          <table:table-cell office:value-type="float" office:value="439.8188" calcext:value-type="float">
            <text:p>439,8188</text:p>
          </table:table-cell>
          <table:table-cell/>
          <table:table-cell table:formula="of:=LARGE([.C13:.J13];1)" office:value-type="float" office:value="482.3303" calcext:value-type="float">
            <text:p>482,3303</text:p>
          </table:table-cell>
          <table:table-cell table:formula="of:=SMALL([.C13:.J13];1)" office:value-type="float" office:value="425.2921" calcext:value-type="float">
            <text:p>425,2921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.2047" calcext:value-type="float">
            <text:p>121,2047</text:p>
          </table:table-cell>
          <table:table-cell office:value-type="float" office:value="121.944" calcext:value-type="float">
            <text:p>121,94</text:p>
          </table:table-cell>
          <table:table-cell office:value-type="float" office:value="121.2236" calcext:value-type="float">
            <text:p>121,2236</text:p>
          </table:table-cell>
          <table:table-cell office:value-type="float" office:value="116.8644" calcext:value-type="float">
            <text:p>116,8644</text:p>
          </table:table-cell>
          <table:table-cell office:value-type="float" office:value="115.5086" calcext:value-type="float">
            <text:p>115,5086</text:p>
          </table:table-cell>
          <table:table-cell office:value-type="float" office:value="134.5089" calcext:value-type="float">
            <text:p>134,5089</text:p>
          </table:table-cell>
          <table:table-cell office:value-type="float" office:value="130.9658" calcext:value-type="float">
            <text:p>130,9658</text:p>
          </table:table-cell>
          <table:table-cell office:value-type="float" office:value="133.3568" calcext:value-type="float">
            <text:p>133,3568</text:p>
          </table:table-cell>
          <table:table-cell/>
          <table:table-cell table:formula="of:=LARGE([.C14:.J14];1)" office:value-type="float" office:value="134.5089" calcext:value-type="float">
            <text:p>134,5089</text:p>
          </table:table-cell>
          <table:table-cell table:formula="of:=SMALL([.C14:.J14];1)" office:value-type="float" office:value="115.5086" calcext:value-type="float">
            <text:p>115,5086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8.2011" calcext:value-type="float">
            <text:p>318,2011</text:p>
          </table:table-cell>
          <table:table-cell office:value-type="float" office:value="287.7667" calcext:value-type="float">
            <text:p>287,77</text:p>
          </table:table-cell>
          <table:table-cell office:value-type="float" office:value="305.2383" calcext:value-type="float">
            <text:p>305,2383</text:p>
          </table:table-cell>
          <table:table-cell office:value-type="float" office:value="287.7466" calcext:value-type="float">
            <text:p>287,7466</text:p>
          </table:table-cell>
          <table:table-cell office:value-type="float" office:value="314.3334" calcext:value-type="float">
            <text:p>314,3334</text:p>
          </table:table-cell>
          <table:table-cell office:value-type="float" office:value="313.1474" calcext:value-type="float">
            <text:p>313,1474</text:p>
          </table:table-cell>
          <table:table-cell office:value-type="float" office:value="292.2455" calcext:value-type="float">
            <text:p>292,2455</text:p>
          </table:table-cell>
          <table:table-cell office:value-type="float" office:value="302.7047" calcext:value-type="float">
            <text:p>302,7047</text:p>
          </table:table-cell>
          <table:table-cell/>
          <table:table-cell table:formula="of:=LARGE([.C15:.J15];1)" office:value-type="float" office:value="318.2011" calcext:value-type="float">
            <text:p>318,2011</text:p>
          </table:table-cell>
          <table:table-cell table:formula="of:=SMALL([.C15:.J15];1)" office:value-type="float" office:value="287.7466" calcext:value-type="float">
            <text:p>287,7466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9.8959" calcext:value-type="float">
            <text:p>489,8959</text:p>
          </table:table-cell>
          <table:table-cell office:value-type="float" office:value="433.9732" calcext:value-type="float">
            <text:p>433,97</text:p>
          </table:table-cell>
          <table:table-cell office:value-type="float" office:value="567.5031" calcext:value-type="float">
            <text:p>567,5031</text:p>
          </table:table-cell>
          <table:table-cell office:value-type="float" office:value="434.2518" calcext:value-type="float">
            <text:p>434,2518</text:p>
          </table:table-cell>
          <table:table-cell office:value-type="float" office:value="477.668" calcext:value-type="float">
            <text:p>477,668</text:p>
          </table:table-cell>
          <table:table-cell office:value-type="float" office:value="465.4607" calcext:value-type="float">
            <text:p>465,4607</text:p>
          </table:table-cell>
          <table:table-cell office:value-type="float" office:value="431.8717" calcext:value-type="float">
            <text:p>431,8717</text:p>
          </table:table-cell>
          <table:table-cell office:value-type="float" office:value="445.6506" calcext:value-type="float">
            <text:p>445,6506</text:p>
          </table:table-cell>
          <table:table-cell/>
          <table:table-cell table:formula="of:=LARGE([.C16:.J16];1)" office:value-type="float" office:value="567.5031" calcext:value-type="float">
            <text:p>567,5031</text:p>
          </table:table-cell>
          <table:table-cell table:formula="of:=SMALL([.C16:.J16];1)" office:value-type="float" office:value="431.8717" calcext:value-type="float">
            <text:p>431,8717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3.9031" calcext:value-type="float">
            <text:p>153,9031</text:p>
          </table:table-cell>
          <table:table-cell office:value-type="float" office:value="154.0337" calcext:value-type="float">
            <text:p>154,03</text:p>
          </table:table-cell>
          <table:table-cell office:value-type="float" office:value="213.4218" calcext:value-type="float">
            <text:p>213,4218</text:p>
          </table:table-cell>
          <table:table-cell office:value-type="float" office:value="150.46" calcext:value-type="float">
            <text:p>150,46</text:p>
          </table:table-cell>
          <table:table-cell office:value-type="float" office:value="148.7213" calcext:value-type="float">
            <text:p>148,7213</text:p>
          </table:table-cell>
          <table:table-cell office:value-type="float" office:value="169.201" calcext:value-type="float">
            <text:p>169,201</text:p>
          </table:table-cell>
          <table:table-cell office:value-type="float" office:value="162.717" calcext:value-type="float">
            <text:p>162,717</text:p>
          </table:table-cell>
          <table:table-cell office:value-type="float" office:value="167.7896" calcext:value-type="float">
            <text:p>167,7896</text:p>
          </table:table-cell>
          <table:table-cell/>
          <table:table-cell table:formula="of:=LARGE([.C17:.J17];1)" office:value-type="float" office:value="213.4218" calcext:value-type="float">
            <text:p>213,4218</text:p>
          </table:table-cell>
          <table:table-cell table:formula="of:=SMALL([.C17:.J17];1)" office:value-type="float" office:value="148.7213" calcext:value-type="float">
            <text:p>148,7213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5.1884" calcext:value-type="float">
            <text:p>355,1884</text:p>
          </table:table-cell>
          <table:table-cell office:value-type="float" office:value="318.9637" calcext:value-type="float">
            <text:p>318,96</text:p>
          </table:table-cell>
          <table:table-cell office:value-type="float" office:value="375.2021" calcext:value-type="float">
            <text:p>375,2021</text:p>
          </table:table-cell>
          <table:table-cell office:value-type="float" office:value="323.9413" calcext:value-type="float">
            <text:p>323,9413</text:p>
          </table:table-cell>
          <table:table-cell office:value-type="float" office:value="349.8141" calcext:value-type="float">
            <text:p>349,8141</text:p>
          </table:table-cell>
          <table:table-cell office:value-type="float" office:value="346.2409" calcext:value-type="float">
            <text:p>346,2409</text:p>
          </table:table-cell>
          <table:table-cell office:value-type="float" office:value="322.1216" calcext:value-type="float">
            <text:p>322,1216</text:p>
          </table:table-cell>
          <table:table-cell office:value-type="float" office:value="334.2144" calcext:value-type="float">
            <text:p>334,2144</text:p>
          </table:table-cell>
          <table:table-cell/>
          <table:table-cell table:formula="of:=LARGE([.C18:.J18];1)" office:value-type="float" office:value="375.2021" calcext:value-type="float">
            <text:p>375,2021</text:p>
          </table:table-cell>
          <table:table-cell table:formula="of:=SMALL([.C18:.J18];1)" office:value-type="float" office:value="318.9637" calcext:value-type="float">
            <text:p>318,9637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0.5229" calcext:value-type="float">
            <text:p>340,5229</text:p>
          </table:table-cell>
          <table:table-cell office:value-type="float" office:value="307.8155" calcext:value-type="float">
            <text:p>307,82</text:p>
          </table:table-cell>
          <table:table-cell office:value-type="float" office:value="329.8456" calcext:value-type="float">
            <text:p>329,8456</text:p>
          </table:table-cell>
          <table:table-cell office:value-type="float" office:value="307.4457" calcext:value-type="float">
            <text:p>307,4457</text:p>
          </table:table-cell>
          <table:table-cell office:value-type="float" office:value="338.6261" calcext:value-type="float">
            <text:p>338,6261</text:p>
          </table:table-cell>
          <table:table-cell office:value-type="float" office:value="333.2253" calcext:value-type="float">
            <text:p>333,2253</text:p>
          </table:table-cell>
          <table:table-cell office:value-type="float" office:value="310.4896" calcext:value-type="float">
            <text:p>310,4896</text:p>
          </table:table-cell>
          <table:table-cell office:value-type="float" office:value="325.0363" calcext:value-type="float">
            <text:p>325,0363</text:p>
          </table:table-cell>
          <table:table-cell/>
          <table:table-cell table:formula="of:=LARGE([.C19:.J19];1)" office:value-type="float" office:value="340.5229" calcext:value-type="float">
            <text:p>340,5229</text:p>
          </table:table-cell>
          <table:table-cell table:formula="of:=SMALL([.C19:.J19];1)" office:value-type="float" office:value="307.4457" calcext:value-type="float">
            <text:p>307,4457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7.824" calcext:value-type="float">
            <text:p>247,824</text:p>
          </table:table-cell>
          <table:table-cell office:value-type="float" office:value="229.069" calcext:value-type="float">
            <text:p>229,07</text:p>
          </table:table-cell>
          <table:table-cell office:value-type="float" office:value="241.1822" calcext:value-type="float">
            <text:p>241,1822</text:p>
          </table:table-cell>
          <table:table-cell office:value-type="float" office:value="227.1592" calcext:value-type="float">
            <text:p>227,1592</text:p>
          </table:table-cell>
          <table:table-cell office:value-type="float" office:value="246.5489" calcext:value-type="float">
            <text:p>246,5489</text:p>
          </table:table-cell>
          <table:table-cell office:value-type="float" office:value="249.4462" calcext:value-type="float">
            <text:p>249,4462</text:p>
          </table:table-cell>
          <table:table-cell office:value-type="float" office:value="234.3388" calcext:value-type="float">
            <text:p>234,3388</text:p>
          </table:table-cell>
          <table:table-cell office:value-type="float" office:value="243.123" calcext:value-type="float">
            <text:p>243,123</text:p>
          </table:table-cell>
          <table:table-cell/>
          <table:table-cell table:formula="of:=LARGE([.C20:.J20];1)" office:value-type="float" office:value="249.4462" calcext:value-type="float">
            <text:p>249,4462</text:p>
          </table:table-cell>
          <table:table-cell table:formula="of:=SMALL([.C20:.J20];1)" office:value-type="float" office:value="227.1592" calcext:value-type="float">
            <text:p>227,1592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6.375" calcext:value-type="float">
            <text:p>406,375</text:p>
          </table:table-cell>
          <table:table-cell office:value-type="float" office:value="362.8569" calcext:value-type="float">
            <text:p>362,86</text:p>
          </table:table-cell>
          <table:table-cell office:value-type="float" office:value="388.2981" calcext:value-type="float">
            <text:p>388,2981</text:p>
          </table:table-cell>
          <table:table-cell office:value-type="float" office:value="363.715" calcext:value-type="float">
            <text:p>363,715</text:p>
          </table:table-cell>
          <table:table-cell office:value-type="float" office:value="400.8506" calcext:value-type="float">
            <text:p>400,8506</text:p>
          </table:table-cell>
          <table:table-cell office:value-type="float" office:value="391.4408" calcext:value-type="float">
            <text:p>391,4408</text:p>
          </table:table-cell>
          <table:table-cell office:value-type="float" office:value="363.4406" calcext:value-type="float">
            <text:p>363,4406</text:p>
          </table:table-cell>
          <table:table-cell office:value-type="float" office:value="376.6826" calcext:value-type="float">
            <text:p>376,6826</text:p>
          </table:table-cell>
          <table:table-cell/>
          <table:table-cell table:formula="of:=LARGE([.C21:.J21];1)" office:value-type="float" office:value="406.375" calcext:value-type="float">
            <text:p>406,375</text:p>
          </table:table-cell>
          <table:table-cell table:formula="of:=SMALL([.C21:.J21];1)" office:value-type="float" office:value="362.8569" calcext:value-type="float">
            <text:p>362,8569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7.3999" calcext:value-type="float">
            <text:p>247,3999</text:p>
          </table:table-cell>
          <table:table-cell office:value-type="float" office:value="229.1343" calcext:value-type="float">
            <text:p>229,13</text:p>
          </table:table-cell>
          <table:table-cell office:value-type="float" office:value="242.0017" calcext:value-type="float">
            <text:p>242,0017</text:p>
          </table:table-cell>
          <table:table-cell office:value-type="float" office:value="226.4649" calcext:value-type="float">
            <text:p>226,4649</text:p>
          </table:table-cell>
          <table:table-cell office:value-type="float" office:value="246.2444" calcext:value-type="float">
            <text:p>246,2444</text:p>
          </table:table-cell>
          <table:table-cell office:value-type="float" office:value="250.0732" calcext:value-type="float">
            <text:p>250,0732</text:p>
          </table:table-cell>
          <table:table-cell office:value-type="float" office:value="233.3406" calcext:value-type="float">
            <text:p>233,3406</text:p>
          </table:table-cell>
          <table:table-cell office:value-type="float" office:value="243.947" calcext:value-type="float">
            <text:p>243,947</text:p>
          </table:table-cell>
          <table:table-cell/>
          <table:table-cell table:formula="of:=LARGE([.C22:.J22];1)" office:value-type="float" office:value="250.0732" calcext:value-type="float">
            <text:p>250,0732</text:p>
          </table:table-cell>
          <table:table-cell table:formula="of:=SMALL([.C22:.J22];1)" office:value-type="float" office:value="226.4649" calcext:value-type="float">
            <text:p>226,4649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2.6369" calcext:value-type="float">
            <text:p>452,6369</text:p>
          </table:table-cell>
          <table:table-cell office:value-type="float" office:value="401.2343" calcext:value-type="float">
            <text:p>401,23</text:p>
          </table:table-cell>
          <table:table-cell office:value-type="float" office:value="434.3888" calcext:value-type="float">
            <text:p>434,3888</text:p>
          </table:table-cell>
          <table:table-cell office:value-type="float" office:value="402.5725" calcext:value-type="float">
            <text:p>402,5725</text:p>
          </table:table-cell>
          <table:table-cell office:value-type="float" office:value="442.6771" calcext:value-type="float">
            <text:p>442,6771</text:p>
          </table:table-cell>
          <table:table-cell office:value-type="float" office:value="432.615" calcext:value-type="float">
            <text:p>432,615</text:p>
          </table:table-cell>
          <table:table-cell office:value-type="float" office:value="400.8645" calcext:value-type="float">
            <text:p>400,8645</text:p>
          </table:table-cell>
          <table:table-cell office:value-type="float" office:value="415.9578" calcext:value-type="float">
            <text:p>415,9578</text:p>
          </table:table-cell>
          <table:table-cell/>
          <table:table-cell table:formula="of:=LARGE([.C23:.J23];1)" office:value-type="float" office:value="452.6369" calcext:value-type="float">
            <text:p>452,6369</text:p>
          </table:table-cell>
          <table:table-cell table:formula="of:=SMALL([.C23:.J23];1)" office:value-type="float" office:value="400.8645" calcext:value-type="float">
            <text:p>400,8645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21.9253" calcext:value-type="float">
            <text:p>121,9253</text:p>
          </table:table-cell>
          <table:table-cell office:value-type="float" office:value="122.9979" calcext:value-type="float">
            <text:p>123,00</text:p>
          </table:table-cell>
          <table:table-cell office:value-type="float" office:value="123.7412" calcext:value-type="float">
            <text:p>123,7412</text:p>
          </table:table-cell>
          <table:table-cell office:value-type="float" office:value="117.6038" calcext:value-type="float">
            <text:p>117,6038</text:p>
          </table:table-cell>
          <table:table-cell office:value-type="float" office:value="116.3204" calcext:value-type="float">
            <text:p>116,3204</text:p>
          </table:table-cell>
          <table:table-cell office:value-type="float" office:value="135.5139" calcext:value-type="float">
            <text:p>135,5139</text:p>
          </table:table-cell>
          <table:table-cell office:value-type="float" office:value="131.0269" calcext:value-type="float">
            <text:p>131,0269</text:p>
          </table:table-cell>
          <table:table-cell office:value-type="float" office:value="134.4853" calcext:value-type="float">
            <text:p>134,4853</text:p>
          </table:table-cell>
          <table:table-cell/>
          <table:table-cell table:formula="of:=LARGE([.C24:.J24];1)" office:value-type="float" office:value="135.5139" calcext:value-type="float">
            <text:p>135,5139</text:p>
          </table:table-cell>
          <table:table-cell table:formula="of:=SMALL([.C24:.J24];1)" office:value-type="float" office:value="116.3204" calcext:value-type="float">
            <text:p>116,3204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9.5045" calcext:value-type="float">
            <text:p>349,5045</text:p>
          </table:table-cell>
          <table:table-cell office:value-type="float" office:value="313.9087" calcext:value-type="float">
            <text:p>313,91</text:p>
          </table:table-cell>
          <table:table-cell office:value-type="float" office:value="337.7103" calcext:value-type="float">
            <text:p>337,7103</text:p>
          </table:table-cell>
          <table:table-cell office:value-type="float" office:value="313.8349" calcext:value-type="float">
            <text:p>313,8349</text:p>
          </table:table-cell>
          <table:table-cell office:value-type="float" office:value="343.3355" calcext:value-type="float">
            <text:p>343,3355</text:p>
          </table:table-cell>
          <table:table-cell office:value-type="float" office:value="339.7984" calcext:value-type="float">
            <text:p>339,7984</text:p>
          </table:table-cell>
          <table:table-cell office:value-type="float" office:value="316.0774" calcext:value-type="float">
            <text:p>316,0774</text:p>
          </table:table-cell>
          <table:table-cell office:value-type="float" office:value="329.4478" calcext:value-type="float">
            <text:p>329,4478</text:p>
          </table:table-cell>
          <table:table-cell/>
          <table:table-cell table:formula="of:=LARGE([.C25:.J25];1)" office:value-type="float" office:value="349.5045" calcext:value-type="float">
            <text:p>349,5045</text:p>
          </table:table-cell>
          <table:table-cell table:formula="of:=SMALL([.C25:.J25];1)" office:value-type="float" office:value="313.8349" calcext:value-type="float">
            <text:p>313,8349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7.8338" calcext:value-type="float">
            <text:p>537,8338</text:p>
          </table:table-cell>
          <table:table-cell office:value-type="float" office:value="471.8124" calcext:value-type="float">
            <text:p>471,81</text:p>
          </table:table-cell>
          <table:table-cell office:value-type="float" office:value="508.869" calcext:value-type="float">
            <text:p>508,869</text:p>
          </table:table-cell>
          <table:table-cell office:value-type="float" office:value="474.681" calcext:value-type="float">
            <text:p>474,681</text:p>
          </table:table-cell>
          <table:table-cell office:value-type="float" office:value="522.0545" calcext:value-type="float">
            <text:p>522,0545</text:p>
          </table:table-cell>
          <table:table-cell office:value-type="float" office:value="506.6801" calcext:value-type="float">
            <text:p>506,6801</text:p>
          </table:table-cell>
          <table:table-cell office:value-type="float" office:value="471.1631" calcext:value-type="float">
            <text:p>471,1631</text:p>
          </table:table-cell>
          <table:table-cell office:value-type="float" office:value="485.0717" calcext:value-type="float">
            <text:p>485,0717</text:p>
          </table:table-cell>
          <table:table-cell/>
          <table:table-cell table:formula="of:=LARGE([.C26:.J26];1)" office:value-type="float" office:value="537.8338" calcext:value-type="float">
            <text:p>537,8338</text:p>
          </table:table-cell>
          <table:table-cell table:formula="of:=SMALL([.C26:.J26];1)" office:value-type="float" office:value="471.1631" calcext:value-type="float">
            <text:p>471,1631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5.5171" calcext:value-type="float">
            <text:p>155,5171</text:p>
          </table:table-cell>
          <table:table-cell office:value-type="float" office:value="162.295" calcext:value-type="float">
            <text:p>162,30</text:p>
          </table:table-cell>
          <table:table-cell office:value-type="float" office:value="166.0849" calcext:value-type="float">
            <text:p>166,0849</text:p>
          </table:table-cell>
          <table:table-cell office:value-type="float" office:value="157.9587" calcext:value-type="float">
            <text:p>157,9587</text:p>
          </table:table-cell>
          <table:table-cell office:value-type="float" office:value="156.3974" calcext:value-type="float">
            <text:p>156,3974</text:p>
          </table:table-cell>
          <table:table-cell office:value-type="float" office:value="177.4125" calcext:value-type="float">
            <text:p>177,4125</text:p>
          </table:table-cell>
          <table:table-cell office:value-type="float" office:value="170.1948" calcext:value-type="float">
            <text:p>170,1948</text:p>
          </table:table-cell>
          <table:table-cell office:value-type="float" office:value="177.4741" calcext:value-type="float">
            <text:p>177,4741</text:p>
          </table:table-cell>
          <table:table-cell/>
          <table:table-cell table:formula="of:=LARGE([.C27:.J27];1)" office:value-type="float" office:value="177.4741" calcext:value-type="float">
            <text:p>177,4741</text:p>
          </table:table-cell>
          <table:table-cell table:formula="of:=SMALL([.C27:.J27];1)" office:value-type="float" office:value="155.5171" calcext:value-type="float">
            <text:p>155,5171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7.4645" calcext:value-type="float">
            <text:p>357,4645</text:p>
          </table:table-cell>
          <table:table-cell office:value-type="float" office:value="321.8932" calcext:value-type="float">
            <text:p>321,89</text:p>
          </table:table-cell>
          <table:table-cell office:value-type="float" office:value="384.1968" calcext:value-type="float">
            <text:p>384,1968</text:p>
          </table:table-cell>
          <table:table-cell office:value-type="float" office:value="321.5413" calcext:value-type="float">
            <text:p>321,5413</text:p>
          </table:table-cell>
          <table:table-cell office:value-type="float" office:value="352.1747" calcext:value-type="float">
            <text:p>352,1747</text:p>
          </table:table-cell>
          <table:table-cell office:value-type="float" office:value="348.1819" calcext:value-type="float">
            <text:p>348,1819</text:p>
          </table:table-cell>
          <table:table-cell office:value-type="float" office:value="358.3904" calcext:value-type="float">
            <text:p>358,3904</text:p>
          </table:table-cell>
          <table:table-cell office:value-type="float" office:value="336.8519" calcext:value-type="float">
            <text:p>336,8519</text:p>
          </table:table-cell>
          <table:table-cell/>
          <table:table-cell table:formula="of:=LARGE([.C28:.J28];1)" office:value-type="float" office:value="384.1968" calcext:value-type="float">
            <text:p>384,1968</text:p>
          </table:table-cell>
          <table:table-cell table:formula="of:=SMALL([.C28:.J28];1)" office:value-type="float" office:value="321.5413" calcext:value-type="float">
            <text:p>321,5413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6.8112" calcext:value-type="float">
            <text:p>336,8112</text:p>
          </table:table-cell>
          <table:table-cell office:value-type="float" office:value="304.5184" calcext:value-type="float">
            <text:p>304,52</text:p>
          </table:table-cell>
          <table:table-cell office:value-type="float" office:value="361.2412" calcext:value-type="float">
            <text:p>361,2412</text:p>
          </table:table-cell>
          <table:table-cell office:value-type="float" office:value="304.074" calcext:value-type="float">
            <text:p>304,074</text:p>
          </table:table-cell>
          <table:table-cell office:value-type="float" office:value="337.6064" calcext:value-type="float">
            <text:p>337,6064</text:p>
          </table:table-cell>
          <table:table-cell office:value-type="float" office:value="329.7727" calcext:value-type="float">
            <text:p>329,7727</text:p>
          </table:table-cell>
          <table:table-cell office:value-type="float" office:value="339.1967" calcext:value-type="float">
            <text:p>339,1967</text:p>
          </table:table-cell>
          <table:table-cell office:value-type="float" office:value="322.3668" calcext:value-type="float">
            <text:p>322,3668</text:p>
          </table:table-cell>
          <table:table-cell/>
          <table:table-cell table:formula="of:=LARGE([.C29:.J29];1)" office:value-type="float" office:value="361.2412" calcext:value-type="float">
            <text:p>361,2412</text:p>
          </table:table-cell>
          <table:table-cell table:formula="of:=SMALL([.C29:.J29];1)" office:value-type="float" office:value="304.074" calcext:value-type="float">
            <text:p>304,074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9.6062" calcext:value-type="float">
            <text:p>259,6062</text:p>
          </table:table-cell>
          <table:table-cell office:value-type="float" office:value="240.5846" calcext:value-type="float">
            <text:p>240,58</text:p>
          </table:table-cell>
          <table:table-cell office:value-type="float" office:value="276.4989" calcext:value-type="float">
            <text:p>276,4989</text:p>
          </table:table-cell>
          <table:table-cell office:value-type="float" office:value="237.2275" calcext:value-type="float">
            <text:p>237,2275</text:p>
          </table:table-cell>
          <table:table-cell office:value-type="float" office:value="259.8712" calcext:value-type="float">
            <text:p>259,8712</text:p>
          </table:table-cell>
          <table:table-cell office:value-type="float" office:value="260.1877" calcext:value-type="float">
            <text:p>260,1877</text:p>
          </table:table-cell>
          <table:table-cell office:value-type="float" office:value="268.099" calcext:value-type="float">
            <text:p>268,099</text:p>
          </table:table-cell>
          <table:table-cell office:value-type="float" office:value="253.2042" calcext:value-type="float">
            <text:p>253,2042</text:p>
          </table:table-cell>
          <table:table-cell/>
          <table:table-cell table:formula="of:=LARGE([.C30:.J30];1)" office:value-type="float" office:value="276.4989" calcext:value-type="float">
            <text:p>276,4989</text:p>
          </table:table-cell>
          <table:table-cell table:formula="of:=SMALL([.C30:.J30];1)" office:value-type="float" office:value="237.2275" calcext:value-type="float">
            <text:p>237,2275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40.9761" calcext:value-type="float">
            <text:p>540,9761</text:p>
          </table:table-cell>
          <table:table-cell office:value-type="float" office:value="478.1273" calcext:value-type="float">
            <text:p>478,13</text:p>
          </table:table-cell>
          <table:table-cell office:value-type="float" office:value="573.2159" calcext:value-type="float">
            <text:p>573,2159</text:p>
          </table:table-cell>
          <table:table-cell office:value-type="float" office:value="477.856" calcext:value-type="float">
            <text:p>477,856</text:p>
          </table:table-cell>
          <table:table-cell office:value-type="float" office:value="526.3771" calcext:value-type="float">
            <text:p>526,3771</text:p>
          </table:table-cell>
          <table:table-cell office:value-type="float" office:value="510.909" calcext:value-type="float">
            <text:p>510,909</text:p>
          </table:table-cell>
          <table:table-cell office:value-type="float" office:value="526.4679" calcext:value-type="float">
            <text:p>526,4679</text:p>
          </table:table-cell>
          <table:table-cell office:value-type="float" office:value="489.6993" calcext:value-type="float">
            <text:p>489,6993</text:p>
          </table:table-cell>
          <table:table-cell/>
          <table:table-cell table:formula="of:=LARGE([.C31:.J31];1)" office:value-type="float" office:value="573.2159" calcext:value-type="float">
            <text:p>573,2159</text:p>
          </table:table-cell>
          <table:table-cell table:formula="of:=SMALL([.C31:.J31];1)" office:value-type="float" office:value="477.856" calcext:value-type="float">
            <text:p>477,856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 table:number-columns-spanned="2" table:number-rows-spanned="1">
            <text:p>TOTAL (s)</text:p>
          </table:table-cell>
          <table:covered-table-cell table:style-name="ce9"/>
          <table:table-cell table:style-name="ce11" table:formula="of:=SUM([.C2:.C31])" office:value-type="float" office:value="9681.9876" calcext:value-type="float">
            <text:p>9.681,99</text:p>
          </table:table-cell>
          <table:table-cell table:style-name="ce11" table:formula="of:=SUM([.D2:.D31])" office:value-type="float" office:value="8775.0621" calcext:value-type="float">
            <text:p>8.775,06</text:p>
          </table:table-cell>
          <table:table-cell table:style-name="ce11" table:formula="of:=SUM([.E2:.E31])" office:value-type="float" office:value="9755.9984" calcext:value-type="float">
            <text:p>9.756,00</text:p>
          </table:table-cell>
          <table:table-cell table:style-name="ce19" table:formula="of:=SUM([.F2:.F31])" office:value-type="float" office:value="8755.7663" calcext:value-type="float">
            <text:p>8.755,77</text:p>
          </table:table-cell>
          <table:table-cell table:style-name="ce11" table:formula="of:=SUM([.G2:.G31])" office:value-type="float" office:value="9507.4038" calcext:value-type="float">
            <text:p>9.507,40</text:p>
          </table:table-cell>
          <table:table-cell table:style-name="ce11" table:formula="of:=SUM([.H2:.H31])" office:value-type="float" office:value="9499.8771" calcext:value-type="float">
            <text:p>9.499,88</text:p>
          </table:table-cell>
          <table:table-cell table:style-name="ce11" table:formula="of:=SUM([.I2:.I31])" office:value-type="float" office:value="9023.9327" calcext:value-type="float">
            <text:p>9.023,93</text:p>
          </table:table-cell>
          <table:table-cell table:style-name="ce11" table:formula="of:=SUM([.J2:.J31])" office:value-type="float" office:value="9201.9813" calcext:value-type="float">
            <text:p>9.201,98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 table:number-columns-spanned="2" table:number-rows-spanned="1">
            <text:p>MEDIANA (s)</text:p>
          </table:table-cell>
          <table:covered-table-cell/>
          <table:table-cell table:formula="of:=MEDIAN([.C2:.C31])" office:value-type="float" office:value="337.3263" calcext:value-type="float">
            <text:p>337,3263</text:p>
          </table:table-cell>
          <table:table-cell table:style-name="Default" table:formula="of:=MEDIAN([.D2:.D31])" office:value-type="float" office:value="303.33405" calcext:value-type="float">
            <text:p>303,33405</text:p>
          </table:table-cell>
          <table:table-cell table:formula="of:=MEDIAN([.E2:.E31])" office:value-type="float" office:value="326.62055" calcext:value-type="float">
            <text:p>326,62055</text:p>
          </table:table-cell>
          <table:table-cell table:formula="of:=MEDIAN([.F2:.F31])" office:value-type="float" office:value="303.32325" calcext:value-type="float">
            <text:p>303,32325</text:p>
          </table:table-cell>
          <table:table-cell table:formula="of:=MEDIAN([.G2:.G31])" office:value-type="float" office:value="332.46925" calcext:value-type="float">
            <text:p>332,46925</text:p>
          </table:table-cell>
          <table:table-cell table:formula="of:=MEDIAN([.H2:.H31])" office:value-type="float" office:value="328.6786" calcext:value-type="float">
            <text:p>328,6786</text:p>
          </table:table-cell>
          <table:table-cell table:formula="of:=MEDIAN([.I2:.I31])" office:value-type="float" office:value="307.1914" calcext:value-type="float">
            <text:p>307,1914</text:p>
          </table:table-cell>
          <table:table-cell table:formula="of:=MEDIAN([.J2:.J31])" office:value-type="float" office:value="319.62925" calcext:value-type="float">
            <text:p>319,62925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 table:number-columns-spanned="2" table:number-rows-spanned="1">
            <text:p>DESVIO PADRÃO (s)</text:p>
          </table:table-cell>
          <table:covered-table-cell/>
          <table:table-cell table:formula="of:=STDEV([.C2:.C31])" office:value-type="float" office:value="127.57698707919" calcext:value-type="float">
            <text:p>127,57698707919</text:p>
          </table:table-cell>
          <table:table-cell table:style-name="Default" table:formula="of:=STDEV([.D2:.D31])" office:value-type="float" office:value="106.376102308999" calcext:value-type="float">
            <text:p>106,376102308999</text:p>
          </table:table-cell>
          <table:table-cell table:formula="of:=STDEV([.E2:.E31])" office:value-type="float" office:value="128.022541082078" calcext:value-type="float">
            <text:p>128,022541082078</text:p>
          </table:table-cell>
          <table:table-cell table:formula="of:=STDEV([.F2:.F31])" office:value-type="float" office:value="108.408755854658" calcext:value-type="float">
            <text:p>108,408755854658</text:p>
          </table:table-cell>
          <table:table-cell table:formula="of:=STDEV([.G2:.G31])" office:value-type="float" office:value="123.872405860484" calcext:value-type="float">
            <text:p>123,872405860484</text:p>
          </table:table-cell>
          <table:table-cell table:formula="of:=STDEV([.H2:.H31])" office:value-type="float" office:value="112.886262113742" calcext:value-type="float">
            <text:p>112,886262113742</text:p>
          </table:table-cell>
          <table:table-cell table:formula="of:=STDEV([.I2:.I31])" office:value-type="float" office:value="106.750180264235" calcext:value-type="float">
            <text:p>106,750180264235</text:p>
          </table:table-cell>
          <table:table-cell table:formula="of:=STDEV([.J2:.J31])" office:value-type="float" office:value="106.249990345659" calcext:value-type="float">
            <text:p>106,249990345659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 table:number-columns-spanned="2" table:number-rows-spanned="1">
            <text:p>media(s)</text:p>
          </table:table-cell>
          <table:covered-table-cell/>
          <table:table-cell table:formula="of:=SUM([.C2:.C31])/COUNT([.C2:.C31])" office:value-type="float" office:value="322.73292" calcext:value-type="float">
            <text:p>322,73292</text:p>
          </table:table-cell>
          <table:table-cell table:style-name="Default" table:formula="of:=SUM([.D2:.D31])/COUNT([.D2:.D31])" office:value-type="float" office:value="292.50207" calcext:value-type="float">
            <text:p>292,50207</text:p>
          </table:table-cell>
          <table:table-cell table:formula="of:=SUM([.E2:.E31])/COUNT([.E2:.E31])" office:value-type="float" office:value="325.199946666667" calcext:value-type="float">
            <text:p>325,199946666667</text:p>
          </table:table-cell>
          <table:table-cell table:formula="of:=SUM([.F2:.F31])/COUNT([.F2:.F31])" office:value-type="float" office:value="291.858876666667" calcext:value-type="float">
            <text:p>291,858876666667</text:p>
          </table:table-cell>
          <table:table-cell table:formula="of:=SUM([.G2:.G31])/COUNT([.G2:.G31])" office:value-type="float" office:value="316.91346" calcext:value-type="float">
            <text:p>316,91346</text:p>
          </table:table-cell>
          <table:table-cell table:formula="of:=SUM([.H2:.H31])/COUNT([.H2:.H31])" office:value-type="float" office:value="316.66257" calcext:value-type="float">
            <text:p>316,66257</text:p>
          </table:table-cell>
          <table:table-cell table:formula="of:=SUM([.I2:.I31])/COUNT([.I2:.I31])" office:value-type="float" office:value="300.797756666667" calcext:value-type="float">
            <text:p>300,797756666667</text:p>
          </table:table-cell>
          <table:table-cell table:formula="of:=SUM([.J2:.J31])/COUNT([.J2:.J31])" office:value-type="float" office:value="306.73271" calcext:value-type="float">
            <text:p>306,73271</text:p>
          </table:table-cell>
          <table:table-cell table:number-columns-repeated="11"/>
        </table:table-row>
        <table:table-row table:style-name="ro2">
          <table:table-cell table:number-columns-repeated="21"/>
        </table:table-row>
        <table:table-row table:style-name="ro1">
          <table:table-cell table:style-name="ce2" table:number-columns-spanned="2" table:number-rows-spanned="1"/>
          <table:covered-table-cell table:style-name="ce15"/>
          <table:table-cell table:style-name="ce14"/>
          <table:table-cell table:style-name="ce17"/>
          <table:table-cell table:style-name="ce15" table:number-columns-repeated="6"/>
          <table:table-cell/>
          <table:table-cell table:style-name="ce2" table:number-columns-spanned="2" table:number-rows-spanned="1"/>
          <table:covered-table-cell table:style-name="ce15"/>
          <table:table-cell table:style-name="ce14"/>
          <table:table-cell table:style-name="ce17"/>
          <table:table-cell table:style-name="ce15" table:number-columns-repeated="6"/>
        </table:table-row>
        <table:table-row table:style-name="ro2">
          <table:table-cell table:style-name="ce1"/>
          <table:table-cell/>
          <table:table-cell table:style-name="ce4"/>
          <table:table-cell/>
          <table:table-cell table:style-name="ce4" table:number-columns-repeated="6"/>
          <table:table-cell/>
          <table:table-cell table:style-name="ce1"/>
          <table:table-cell/>
          <table:table-cell table:style-name="ce4" table:number-columns-repeated="8"/>
        </table:table-row>
        <table:table-row table:style-name="ro2">
          <table:table-cell table:number-columns-repeated="2"/>
          <table:table-cell table:style-name="ce4"/>
          <table:table-cell/>
          <table:table-cell table:style-name="ce4" table:number-columns-repeated="6"/>
          <table:table-cell table:number-columns-repeated="3"/>
          <table:table-cell table:style-name="ce4"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TEMPO KERNEL</text:p>
          </table:table-cell>
          <table:covered-table-cell table:style-name="ce15"/>
          <table:table-cell table:style-name="ce14" office:value-type="string" calcext:value-type="string">
            <text:p>PADRÃO</text:p>
          </table:table-cell>
          <table:table-cell table:style-name="ce17" office:value-type="string" calcext:value-type="string">
            <text:p>COMPACTO</text:p>
          </table:table-cell>
          <table:table-cell table:style-name="ce15" office:value-type="string" calcext:value-type="string">
            <text:p>IMG_R</text:p>
          </table:table-cell>
          <table:table-cell table:style-name="ce15" office:value-type="string" calcext:value-type="string">
            <text:p>IMG_RG</text:p>
          </table:table-cell>
          <table:table-cell table:style-name="ce15" office:value-type="string" calcext:value-type="string">
            <text:p>IMG_RGBA</text:p>
          </table:table-cell>
          <table:table-cell table:style-name="ce15" office:value-type="string" calcext:value-type="string">
            <text:p>IMG_R_COMPACTO</text:p>
          </table:table-cell>
          <table:table-cell table:style-name="ce15" office:value-type="string" calcext:value-type="string">
            <text:p>IMG_RG_COMPACTO</text:p>
          </table:table-cell>
          <table:table-cell table:style-name="ce15" office:value-type="string" calcext:value-type="string">
            <text:p>IMG_RGBA_COMPACTO</text:p>
          </table:table-cell>
          <table:table-cell/>
          <table:table-cell office:value-type="string" calcext:value-type="string">
            <text:p>Maior Linha</text:p>
          </table:table-cell>
          <table:table-cell office:value-type="string" calcext:value-type="string">
            <text:p>Menor Linha</text:p>
          </table:table-cell>
          <table:table-cell table:style-name="ce4" table:number-columns-repeated="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53.895" calcext:value-type="float">
            <text:p>153,895</text:p>
          </table:table-cell>
          <table:table-cell office:value-type="float" office:value="128.2326" calcext:value-type="float">
            <text:p>128,23</text:p>
          </table:table-cell>
          <table:table-cell office:value-type="float" office:value="141.3744" calcext:value-type="float">
            <text:p>141,3744</text:p>
          </table:table-cell>
          <table:table-cell office:value-type="float" office:value="130.2962" calcext:value-type="float">
            <text:p>130,2962</text:p>
          </table:table-cell>
          <table:table-cell office:value-type="float" office:value="149.0991" calcext:value-type="float">
            <text:p>149,0991</text:p>
          </table:table-cell>
          <table:table-cell office:value-type="float" office:value="138.7193" calcext:value-type="float">
            <text:p>138,7193</text:p>
          </table:table-cell>
          <table:table-cell office:value-type="float" office:value="125.2872" calcext:value-type="float">
            <text:p>125,2872</text:p>
          </table:table-cell>
          <table:table-cell office:value-type="float" office:value="131.2439" calcext:value-type="float">
            <text:p>131,2439</text:p>
          </table:table-cell>
          <table:table-cell/>
          <table:table-cell table:formula="of:=LARGE([.C41:.J41];1)" office:value-type="float" office:value="153.895" calcext:value-type="float">
            <text:p>153,895</text:p>
          </table:table-cell>
          <table:table-cell table:formula="of:=SMALL([.C41:.J41];1)" office:value-type="float" office:value="125.2872" calcext:value-type="float">
            <text:p>125,2872</text:p>
          </table:table-cell>
          <table:table-cell table:style-name="ce4"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.4701" calcext:value-type="float">
            <text:p>354,4701</text:p>
          </table:table-cell>
          <table:table-cell office:value-type="float" office:value="295.3747" calcext:value-type="float">
            <text:p>295,37</text:p>
          </table:table-cell>
          <table:table-cell office:value-type="float" office:value="325.8371" calcext:value-type="float">
            <text:p>325,8371</text:p>
          </table:table-cell>
          <table:table-cell office:value-type="float" office:value="298.8092" calcext:value-type="float">
            <text:p>298,8092</text:p>
          </table:table-cell>
          <table:table-cell office:value-type="float" office:value="337.7628" calcext:value-type="float">
            <text:p>337,7628</text:p>
          </table:table-cell>
          <table:table-cell office:value-type="float" office:value="317.7696" calcext:value-type="float">
            <text:p>317,7696</text:p>
          </table:table-cell>
          <table:table-cell office:value-type="float" office:value="287.581" calcext:value-type="float">
            <text:p>287,581</text:p>
          </table:table-cell>
          <table:table-cell office:value-type="float" office:value="298.7577" calcext:value-type="float">
            <text:p>298,7577</text:p>
          </table:table-cell>
          <table:table-cell/>
          <table:table-cell table:formula="of:=LARGE([.C42:.J42];1)" office:value-type="float" office:value="354.4701" calcext:value-type="float">
            <text:p>354,4701</text:p>
          </table:table-cell>
          <table:table-cell table:formula="of:=SMALL([.C42:.J42];1)" office:value-type="float" office:value="287.581" calcext:value-type="float">
            <text:p>287,581</text:p>
          </table:table-cell>
          <table:table-cell table:style-name="ce4"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.3222" calcext:value-type="float">
            <text:p>53,3222</text:p>
          </table:table-cell>
          <table:table-cell office:value-type="float" office:value="44.7024" calcext:value-type="float">
            <text:p>44,70</text:p>
          </table:table-cell>
          <table:table-cell office:value-type="float" office:value="49.2271" calcext:value-type="float">
            <text:p>49,2271</text:p>
          </table:table-cell>
          <table:table-cell office:value-type="float" office:value="45.7318" calcext:value-type="float">
            <text:p>45,7318</text:p>
          </table:table-cell>
          <table:table-cell office:value-type="float" office:value="45.1719" calcext:value-type="float">
            <text:p>45,1719</text:p>
          </table:table-cell>
          <table:table-cell office:value-type="float" office:value="48.1113" calcext:value-type="float">
            <text:p>48,1113</text:p>
          </table:table-cell>
          <table:table-cell office:value-type="float" office:value="44.1738" calcext:value-type="float">
            <text:p>44,1738</text:p>
          </table:table-cell>
          <table:table-cell office:value-type="float" office:value="47.1291" calcext:value-type="float">
            <text:p>47,1291</text:p>
          </table:table-cell>
          <table:table-cell/>
          <table:table-cell table:formula="of:=LARGE([.C43:.J43];1)" office:value-type="float" office:value="53.3222" calcext:value-type="float">
            <text:p>53,3222</text:p>
          </table:table-cell>
          <table:table-cell table:formula="of:=SMALL([.C43:.J43];1)" office:value-type="float" office:value="44.1738" calcext:value-type="float">
            <text:p>44,1738</text:p>
          </table:table-cell>
          <table:table-cell table:style-name="ce4"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6.7895" calcext:value-type="float">
            <text:p>256,7895</text:p>
          </table:table-cell>
          <table:table-cell office:value-type="float" office:value="214.0881" calcext:value-type="float">
            <text:p>214,09</text:p>
          </table:table-cell>
          <table:table-cell office:value-type="float" office:value="272.5705" calcext:value-type="float">
            <text:p>272,5705</text:p>
          </table:table-cell>
          <table:table-cell office:value-type="float" office:value="217.0094" calcext:value-type="float">
            <text:p>217,0094</text:p>
          </table:table-cell>
          <table:table-cell office:value-type="float" office:value="245.4517" calcext:value-type="float">
            <text:p>245,4517</text:p>
          </table:table-cell>
          <table:table-cell office:value-type="float" office:value="230.7786" calcext:value-type="float">
            <text:p>230,7786</text:p>
          </table:table-cell>
          <table:table-cell office:value-type="float" office:value="208.6549" calcext:value-type="float">
            <text:p>208,6549</text:p>
          </table:table-cell>
          <table:table-cell office:value-type="float" office:value="218.0506" calcext:value-type="float">
            <text:p>218,0506</text:p>
          </table:table-cell>
          <table:table-cell/>
          <table:table-cell table:formula="of:=LARGE([.C44:.J44];1)" office:value-type="float" office:value="272.5705" calcext:value-type="float">
            <text:p>272,5705</text:p>
          </table:table-cell>
          <table:table-cell table:formula="of:=SMALL([.C44:.J44];1)" office:value-type="float" office:value="208.6549" calcext:value-type="float">
            <text:p>208,6549</text:p>
          </table:table-cell>
          <table:table-cell table:style-name="ce4"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1.3273" calcext:value-type="float">
            <text:p>421,3273</text:p>
          </table:table-cell>
          <table:table-cell office:value-type="float" office:value="348.6767" calcext:value-type="float">
            <text:p>348,68</text:p>
          </table:table-cell>
          <table:table-cell office:value-type="float" office:value="410.6823" calcext:value-type="float">
            <text:p>410,6823</text:p>
          </table:table-cell>
          <table:table-cell office:value-type="float" office:value="351.863" calcext:value-type="float">
            <text:p>351,863</text:p>
          </table:table-cell>
          <table:table-cell office:value-type="float" office:value="396.751" calcext:value-type="float">
            <text:p>396,751</text:p>
          </table:table-cell>
          <table:table-cell office:value-type="float" office:value="373.9213" calcext:value-type="float">
            <text:p>373,9213</text:p>
          </table:table-cell>
          <table:table-cell office:value-type="float" office:value="338.8306" calcext:value-type="float">
            <text:p>338,8306</text:p>
          </table:table-cell>
          <table:table-cell office:value-type="float" office:value="351.54" calcext:value-type="float">
            <text:p>351,54</text:p>
          </table:table-cell>
          <table:table-cell/>
          <table:table-cell table:formula="of:=LARGE([.C45:.J45];1)" office:value-type="float" office:value="421.3273" calcext:value-type="float">
            <text:p>421,3273</text:p>
          </table:table-cell>
          <table:table-cell table:formula="of:=SMALL([.C45:.J45];1)" office:value-type="float" office:value="338.8306" calcext:value-type="float">
            <text:p>338,8306</text:p>
          </table:table-cell>
          <table:table-cell table:style-name="ce4"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1.1616" calcext:value-type="float">
            <text:p>81,1616</text:p>
          </table:table-cell>
          <table:table-cell office:value-type="float" office:value="78.1433" calcext:value-type="float">
            <text:p>78,14</text:p>
          </table:table-cell>
          <table:table-cell office:value-type="float" office:value="76.1318" calcext:value-type="float">
            <text:p>76,1318</text:p>
          </table:table-cell>
          <table:table-cell office:value-type="float" office:value="79.4827" calcext:value-type="float">
            <text:p>79,4827</text:p>
          </table:table-cell>
          <table:table-cell office:value-type="float" office:value="78.7546" calcext:value-type="float">
            <text:p>78,7546</text:p>
          </table:table-cell>
          <table:table-cell office:value-type="float" office:value="83.9583" calcext:value-type="float">
            <text:p>83,9583</text:p>
          </table:table-cell>
          <table:table-cell office:value-type="float" office:value="76.7316" calcext:value-type="float">
            <text:p>76,7316</text:p>
          </table:table-cell>
          <table:table-cell office:value-type="float" office:value="80.7149" calcext:value-type="float">
            <text:p>80,7149</text:p>
          </table:table-cell>
          <table:table-cell/>
          <table:table-cell table:formula="of:=LARGE([.C46:.J46];1)" office:value-type="float" office:value="83.9583" calcext:value-type="float">
            <text:p>83,9583</text:p>
          </table:table-cell>
          <table:table-cell table:formula="of:=SMALL([.C46:.J46];1)" office:value-type="float" office:value="76.1318" calcext:value-type="float">
            <text:p>76,1318</text:p>
          </table:table-cell>
          <table:table-cell table:style-name="ce4"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0.933" calcext:value-type="float">
            <text:p>250,933</text:p>
          </table:table-cell>
          <table:table-cell office:value-type="float" office:value="208.1614" calcext:value-type="float">
            <text:p>208,16</text:p>
          </table:table-cell>
          <table:table-cell office:value-type="float" office:value="230.6404" calcext:value-type="float">
            <text:p>230,6404</text:p>
          </table:table-cell>
          <table:table-cell office:value-type="float" office:value="211.0857" calcext:value-type="float">
            <text:p>211,0857</text:p>
          </table:table-cell>
          <table:table-cell office:value-type="float" office:value="239.4305" calcext:value-type="float">
            <text:p>239,4305</text:p>
          </table:table-cell>
          <table:table-cell office:value-type="float" office:value="224.8563" calcext:value-type="float">
            <text:p>224,8563</text:p>
          </table:table-cell>
          <table:table-cell office:value-type="float" office:value="202.8274" calcext:value-type="float">
            <text:p>202,8274</text:p>
          </table:table-cell>
          <table:table-cell office:value-type="float" office:value="212.3095" calcext:value-type="float">
            <text:p>212,3095</text:p>
          </table:table-cell>
          <table:table-cell/>
          <table:table-cell table:formula="of:=LARGE([.C47:.J47];1)" office:value-type="float" office:value="250.933" calcext:value-type="float">
            <text:p>250,933</text:p>
          </table:table-cell>
          <table:table-cell table:formula="of:=SMALL([.C47:.J47];1)" office:value-type="float" office:value="202.8274" calcext:value-type="float">
            <text:p>202,8274</text:p>
          </table:table-cell>
          <table:table-cell table:style-name="ce4"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3.7325" calcext:value-type="float">
            <text:p>253,7325</text:p>
          </table:table-cell>
          <table:table-cell office:value-type="float" office:value="210.9339" calcext:value-type="float">
            <text:p>210,93</text:p>
          </table:table-cell>
          <table:table-cell office:value-type="float" office:value="233.5499" calcext:value-type="float">
            <text:p>233,5499</text:p>
          </table:table-cell>
          <table:table-cell office:value-type="float" office:value="213.8244" calcext:value-type="float">
            <text:p>213,8244</text:p>
          </table:table-cell>
          <table:table-cell office:value-type="float" office:value="242.0606" calcext:value-type="float">
            <text:p>242,0606</text:p>
          </table:table-cell>
          <table:table-cell office:value-type="float" office:value="227.5799" calcext:value-type="float">
            <text:p>227,5799</text:p>
          </table:table-cell>
          <table:table-cell office:value-type="float" office:value="205.4137" calcext:value-type="float">
            <text:p>205,4137</text:p>
          </table:table-cell>
          <table:table-cell office:value-type="float" office:value="215.0427" calcext:value-type="float">
            <text:p>215,0427</text:p>
          </table:table-cell>
          <table:table-cell/>
          <table:table-cell table:formula="of:=LARGE([.C48:.J48];1)" office:value-type="float" office:value="253.7325" calcext:value-type="float">
            <text:p>253,7325</text:p>
          </table:table-cell>
          <table:table-cell table:formula="of:=SMALL([.C48:.J48];1)" office:value-type="float" office:value="205.4137" calcext:value-type="float">
            <text:p>205,4137</text:p>
          </table:table-cell>
          <table:table-cell table:style-name="ce4"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4.3394" calcext:value-type="float">
            <text:p>184,3394</text:p>
          </table:table-cell>
          <table:table-cell office:value-type="float" office:value="153.9687" calcext:value-type="float">
            <text:p>153,97</text:p>
          </table:table-cell>
          <table:table-cell office:value-type="float" office:value="169.7105" calcext:value-type="float">
            <text:p>169,7105</text:p>
          </table:table-cell>
          <table:table-cell office:value-type="float" office:value="156.3681" calcext:value-type="float">
            <text:p>156,3681</text:p>
          </table:table-cell>
          <table:table-cell office:value-type="float" office:value="177.5785" calcext:value-type="float">
            <text:p>177,5785</text:p>
          </table:table-cell>
          <table:table-cell office:value-type="float" office:value="166.3921" calcext:value-type="float">
            <text:p>166,3921</text:p>
          </table:table-cell>
          <table:table-cell office:value-type="float" office:value="149.9414" calcext:value-type="float">
            <text:p>149,9414</text:p>
          </table:table-cell>
          <table:table-cell office:value-type="float" office:value="157.6365" calcext:value-type="float">
            <text:p>157,6365</text:p>
          </table:table-cell>
          <table:table-cell/>
          <table:table-cell table:formula="of:=LARGE([.C49:.J49];1)" office:value-type="float" office:value="184.3394" calcext:value-type="float">
            <text:p>184,3394</text:p>
          </table:table-cell>
          <table:table-cell table:formula="of:=SMALL([.C49:.J49];1)" office:value-type="float" office:value="149.9414" calcext:value-type="float">
            <text:p>149,9414</text:p>
          </table:table-cell>
          <table:table-cell table:style-name="ce4"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6.8016" calcext:value-type="float">
            <text:p>326,8016</text:p>
          </table:table-cell>
          <table:table-cell office:value-type="float" office:value="272.5904" calcext:value-type="float">
            <text:p>272,59</text:p>
          </table:table-cell>
          <table:table-cell office:value-type="float" office:value="300.6029" calcext:value-type="float">
            <text:p>300,6029</text:p>
          </table:table-cell>
          <table:table-cell office:value-type="float" office:value="275.9641" calcext:value-type="float">
            <text:p>275,9641</text:p>
          </table:table-cell>
          <table:table-cell office:value-type="float" office:value="311.3247" calcext:value-type="float">
            <text:p>311,3247</text:p>
          </table:table-cell>
          <table:table-cell office:value-type="float" office:value="293.342" calcext:value-type="float">
            <text:p>293,342</text:p>
          </table:table-cell>
          <table:table-cell office:value-type="float" office:value="265.4295" calcext:value-type="float">
            <text:p>265,4295</text:p>
          </table:table-cell>
          <table:table-cell office:value-type="float" office:value="276.4899" calcext:value-type="float">
            <text:p>276,4899</text:p>
          </table:table-cell>
          <table:table-cell/>
          <table:table-cell table:formula="of:=LARGE([.C50:.J50];1)" office:value-type="float" office:value="326.8016" calcext:value-type="float">
            <text:p>326,8016</text:p>
          </table:table-cell>
          <table:table-cell table:formula="of:=SMALL([.C50:.J50];1)" office:value-type="float" office:value="265.4295" calcext:value-type="float">
            <text:p>265,4295</text:p>
          </table:table-cell>
          <table:table-cell table:style-name="ce4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.39" calcext:value-type="float">
            <text:p>177,39</text:p>
          </table:table-cell>
          <table:table-cell office:value-type="float" office:value="148.1216" calcext:value-type="float">
            <text:p>148,12</text:p>
          </table:table-cell>
          <table:table-cell office:value-type="float" office:value="163.2204" calcext:value-type="float">
            <text:p>163,2204</text:p>
          </table:table-cell>
          <table:table-cell office:value-type="float" office:value="150.2599" calcext:value-type="float">
            <text:p>150,2599</text:p>
          </table:table-cell>
          <table:table-cell office:value-type="float" office:value="170.903" calcext:value-type="float">
            <text:p>170,903</text:p>
          </table:table-cell>
          <table:table-cell office:value-type="float" office:value="160.2163" calcext:value-type="float">
            <text:p>160,2163</text:p>
          </table:table-cell>
          <table:table-cell office:value-type="float" office:value="144.3018" calcext:value-type="float">
            <text:p>144,3018</text:p>
          </table:table-cell>
          <table:table-cell office:value-type="float" office:value="151.819" calcext:value-type="float">
            <text:p>151,819</text:p>
          </table:table-cell>
          <table:table-cell/>
          <table:table-cell table:formula="of:=LARGE([.C51:.J51];1)" office:value-type="float" office:value="177.39" calcext:value-type="float">
            <text:p>177,39</text:p>
          </table:table-cell>
          <table:table-cell table:formula="of:=SMALL([.C51:.J51];1)" office:value-type="float" office:value="144.3018" calcext:value-type="float">
            <text:p>144,3018</text:p>
          </table:table-cell>
          <table:table-cell table:style-name="ce4" table:number-columns-repeated="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93.5007" calcext:value-type="float">
            <text:p>393,5007</text:p>
          </table:table-cell>
          <table:table-cell office:value-type="float" office:value="327.5374" calcext:value-type="float">
            <text:p>327,54</text:p>
          </table:table-cell>
          <table:table-cell office:value-type="float" office:value="360.9272" calcext:value-type="float">
            <text:p>360,9272</text:p>
          </table:table-cell>
          <table:table-cell office:value-type="float" office:value="330.7684" calcext:value-type="float">
            <text:p>330,7684</text:p>
          </table:table-cell>
          <table:table-cell office:value-type="float" office:value="373.3556" calcext:value-type="float">
            <text:p>373,3556</text:p>
          </table:table-cell>
          <table:table-cell office:value-type="float" office:value="351.5005" calcext:value-type="float">
            <text:p>351,5005</text:p>
          </table:table-cell>
          <table:table-cell office:value-type="float" office:value="318.7152" calcext:value-type="float">
            <text:p>318,7152</text:p>
          </table:table-cell>
          <table:table-cell office:value-type="float" office:value="330.8718" calcext:value-type="float">
            <text:p>330,8718</text:p>
          </table:table-cell>
          <table:table-cell/>
          <table:table-cell table:formula="of:=LARGE([.C52:.J52];1)" office:value-type="float" office:value="393.5007" calcext:value-type="float">
            <text:p>393,5007</text:p>
          </table:table-cell>
          <table:table-cell table:formula="of:=SMALL([.C52:.J52];1)" office:value-type="float" office:value="318.7152" calcext:value-type="float">
            <text:p>318,7152</text:p>
          </table:table-cell>
          <table:table-cell table:style-name="ce4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8418" calcext:value-type="float">
            <text:p>51,8418</text:p>
          </table:table-cell>
          <table:table-cell office:value-type="float" office:value="43.6387" calcext:value-type="float">
            <text:p>43,64</text:p>
          </table:table-cell>
          <table:table-cell office:value-type="float" office:value="47.7763" calcext:value-type="float">
            <text:p>47,7763</text:p>
          </table:table-cell>
          <table:table-cell office:value-type="float" office:value="44.4067" calcext:value-type="float">
            <text:p>44,4067</text:p>
          </table:table-cell>
          <table:table-cell office:value-type="float" office:value="43.8582" calcext:value-type="float">
            <text:p>43,8582</text:p>
          </table:table-cell>
          <table:table-cell office:value-type="float" office:value="46.7188" calcext:value-type="float">
            <text:p>46,7188</text:p>
          </table:table-cell>
          <table:table-cell office:value-type="float" office:value="42.9077" calcext:value-type="float">
            <text:p>42,9077</text:p>
          </table:table-cell>
          <table:table-cell office:value-type="float" office:value="44.3159" calcext:value-type="float">
            <text:p>44,3159</text:p>
          </table:table-cell>
          <table:table-cell/>
          <table:table-cell table:formula="of:=LARGE([.C53:.J53];1)" office:value-type="float" office:value="51.8418" calcext:value-type="float">
            <text:p>51,8418</text:p>
          </table:table-cell>
          <table:table-cell table:formula="of:=SMALL([.C53:.J53];1)" office:value-type="float" office:value="42.9077" calcext:value-type="float">
            <text:p>42,9077</text:p>
          </table:table-cell>
          <table:table-cell table:style-name="ce4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7.5368" calcext:value-type="float">
            <text:p>237,5368</text:p>
          </table:table-cell>
          <table:table-cell office:value-type="float" office:value="198.246" calcext:value-type="float">
            <text:p>198,25</text:p>
          </table:table-cell>
          <table:table-cell office:value-type="float" office:value="218.5133" calcext:value-type="float">
            <text:p>218,5133</text:p>
          </table:table-cell>
          <table:table-cell office:value-type="float" office:value="201.0769" calcext:value-type="float">
            <text:p>201,0769</text:p>
          </table:table-cell>
          <table:table-cell office:value-type="float" office:value="227.9224" calcext:value-type="float">
            <text:p>227,9224</text:p>
          </table:table-cell>
          <table:table-cell office:value-type="float" office:value="214.3565" calcext:value-type="float">
            <text:p>214,3565</text:p>
          </table:table-cell>
          <table:table-cell office:value-type="float" office:value="193.2093" calcext:value-type="float">
            <text:p>193,2093</text:p>
          </table:table-cell>
          <table:table-cell office:value-type="float" office:value="202.227" calcext:value-type="float">
            <text:p>202,227</text:p>
          </table:table-cell>
          <table:table-cell/>
          <table:table-cell table:formula="of:=LARGE([.C54:.J54];1)" office:value-type="float" office:value="237.5368" calcext:value-type="float">
            <text:p>237,5368</text:p>
          </table:table-cell>
          <table:table-cell table:formula="of:=SMALL([.C54:.J54];1)" office:value-type="float" office:value="193.2093" calcext:value-type="float">
            <text:p>193,2093</text:p>
          </table:table-cell>
          <table:table-cell table:style-name="ce4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0.8037" calcext:value-type="float">
            <text:p>400,8037</text:p>
          </table:table-cell>
          <table:table-cell office:value-type="float" office:value="333.4802" calcext:value-type="float">
            <text:p>333,48</text:p>
          </table:table-cell>
          <table:table-cell office:value-type="float" office:value="414.6554" calcext:value-type="float">
            <text:p>414,6554</text:p>
          </table:table-cell>
          <table:table-cell office:value-type="float" office:value="336.7893" calcext:value-type="float">
            <text:p>336,7893</text:p>
          </table:table-cell>
          <table:table-cell office:value-type="float" office:value="380.1249" calcext:value-type="float">
            <text:p>380,1249</text:p>
          </table:table-cell>
          <table:table-cell office:value-type="float" office:value="358.0869" calcext:value-type="float">
            <text:p>358,0869</text:p>
          </table:table-cell>
          <table:table-cell office:value-type="float" office:value="324.3185" calcext:value-type="float">
            <text:p>324,3185</text:p>
          </table:table-cell>
          <table:table-cell office:value-type="float" office:value="336.6874" calcext:value-type="float">
            <text:p>336,6874</text:p>
          </table:table-cell>
          <table:table-cell/>
          <table:table-cell table:formula="of:=LARGE([.C55:.J55];1)" office:value-type="float" office:value="414.6554" calcext:value-type="float">
            <text:p>414,6554</text:p>
          </table:table-cell>
          <table:table-cell table:formula="of:=SMALL([.C55:.J55];1)" office:value-type="float" office:value="324.3185" calcext:value-type="float">
            <text:p>324,3185</text:p>
          </table:table-cell>
          <table:table-cell table:style-name="ce4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2.7765" calcext:value-type="float">
            <text:p>82,7765</text:p>
          </table:table-cell>
          <table:table-cell office:value-type="float" office:value="73.9384" calcext:value-type="float">
            <text:p>73,94</text:p>
          </table:table-cell>
          <table:table-cell office:value-type="float" office:value="71.8007" calcext:value-type="float">
            <text:p>71,8007</text:p>
          </table:table-cell>
          <table:table-cell office:value-type="float" office:value="75.1485" calcext:value-type="float">
            <text:p>75,1485</text:p>
          </table:table-cell>
          <table:table-cell office:value-type="float" office:value="74.5799" calcext:value-type="float">
            <text:p>74,5799</text:p>
          </table:table-cell>
          <table:table-cell office:value-type="float" office:value="79.4646" calcext:value-type="float">
            <text:p>79,4646</text:p>
          </table:table-cell>
          <table:table-cell office:value-type="float" office:value="72.7128" calcext:value-type="float">
            <text:p>72,7128</text:p>
          </table:table-cell>
          <table:table-cell office:value-type="float" office:value="76.7798" calcext:value-type="float">
            <text:p>76,7798</text:p>
          </table:table-cell>
          <table:table-cell/>
          <table:table-cell table:formula="of:=LARGE([.C56:.J56];1)" office:value-type="float" office:value="82.7765" calcext:value-type="float">
            <text:p>82,7765</text:p>
          </table:table-cell>
          <table:table-cell table:formula="of:=SMALL([.C56:.J56];1)" office:value-type="float" office:value="71.8007" calcext:value-type="float">
            <text:p>71,8007</text:p>
          </table:table-cell>
          <table:table-cell table:style-name="ce4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2.6872" calcext:value-type="float">
            <text:p>272,6872</text:p>
          </table:table-cell>
          <table:table-cell office:value-type="float" office:value="227.4847" calcext:value-type="float">
            <text:p>227,48</text:p>
          </table:table-cell>
          <table:table-cell office:value-type="float" office:value="267.6636" calcext:value-type="float">
            <text:p>267,6636</text:p>
          </table:table-cell>
          <table:table-cell office:value-type="float" office:value="232.1476" calcext:value-type="float">
            <text:p>232,1476</text:p>
          </table:table-cell>
          <table:table-cell office:value-type="float" office:value="260.8109" calcext:value-type="float">
            <text:p>260,8109</text:p>
          </table:table-cell>
          <table:table-cell office:value-type="float" office:value="245.1449" calcext:value-type="float">
            <text:p>245,1449</text:p>
          </table:table-cell>
          <table:table-cell office:value-type="float" office:value="221.433" calcext:value-type="float">
            <text:p>221,433</text:p>
          </table:table-cell>
          <table:table-cell office:value-type="float" office:value="231.8554" calcext:value-type="float">
            <text:p>231,8554</text:p>
          </table:table-cell>
          <table:table-cell/>
          <table:table-cell table:formula="of:=LARGE([.C57:.J57];1)" office:value-type="float" office:value="272.6872" calcext:value-type="float">
            <text:p>272,6872</text:p>
          </table:table-cell>
          <table:table-cell table:formula="of:=SMALL([.C57:.J57];1)" office:value-type="float" office:value="221.433" calcext:value-type="float">
            <text:p>221,433</text:p>
          </table:table-cell>
          <table:table-cell table:style-name="ce4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8.6042" calcext:value-type="float">
            <text:p>258,6042</text:p>
          </table:table-cell>
          <table:table-cell office:value-type="float" office:value="215.9803" calcext:value-type="float">
            <text:p>215,98</text:p>
          </table:table-cell>
          <table:table-cell office:value-type="float" office:value="238.7121" calcext:value-type="float">
            <text:p>238,7121</text:p>
          </table:table-cell>
          <table:table-cell office:value-type="float" office:value="218.9467" calcext:value-type="float">
            <text:p>218,9467</text:p>
          </table:table-cell>
          <table:table-cell office:value-type="float" office:value="248.5578" calcext:value-type="float">
            <text:p>248,5578</text:p>
          </table:table-cell>
          <table:table-cell office:value-type="float" office:value="232.9717" calcext:value-type="float">
            <text:p>232,9717</text:p>
          </table:table-cell>
          <table:table-cell office:value-type="float" office:value="210.4688" calcext:value-type="float">
            <text:p>210,4688</text:p>
          </table:table-cell>
          <table:table-cell office:value-type="float" office:value="220.0055" calcext:value-type="float">
            <text:p>220,0055</text:p>
          </table:table-cell>
          <table:table-cell/>
          <table:table-cell table:formula="of:=LARGE([.C58:.J58];1)" office:value-type="float" office:value="258.6042" calcext:value-type="float">
            <text:p>258,6042</text:p>
          </table:table-cell>
          <table:table-cell table:formula="of:=SMALL([.C58:.J58];1)" office:value-type="float" office:value="210.4688" calcext:value-type="float">
            <text:p>210,4688</text:p>
          </table:table-cell>
          <table:table-cell table:style-name="ce4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0.9085" calcext:value-type="float">
            <text:p>170,9085</text:p>
          </table:table-cell>
          <table:table-cell office:value-type="float" office:value="142.6469" calcext:value-type="float">
            <text:p>142,65</text:p>
          </table:table-cell>
          <table:table-cell office:value-type="float" office:value="157.2378" calcext:value-type="float">
            <text:p>157,2378</text:p>
          </table:table-cell>
          <table:table-cell office:value-type="float" office:value="145.0173" calcext:value-type="float">
            <text:p>145,0173</text:p>
          </table:table-cell>
          <table:table-cell office:value-type="float" office:value="164.9092" calcext:value-type="float">
            <text:p>164,9092</text:p>
          </table:table-cell>
          <table:table-cell office:value-type="float" office:value="154.3484" calcext:value-type="float">
            <text:p>154,3484</text:p>
          </table:table-cell>
          <table:table-cell office:value-type="float" office:value="139.0837" calcext:value-type="float">
            <text:p>139,0837</text:p>
          </table:table-cell>
          <table:table-cell office:value-type="float" office:value="146.0923" calcext:value-type="float">
            <text:p>146,0923</text:p>
          </table:table-cell>
          <table:table-cell/>
          <table:table-cell table:formula="of:=LARGE([.C59:.J59];1)" office:value-type="float" office:value="170.9085" calcext:value-type="float">
            <text:p>170,9085</text:p>
          </table:table-cell>
          <table:table-cell table:formula="of:=SMALL([.C59:.J59];1)" office:value-type="float" office:value="139.0837" calcext:value-type="float">
            <text:p>139,0837</text:p>
          </table:table-cell>
          <table:table-cell table:style-name="ce4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1.1088" calcext:value-type="float">
            <text:p>321,1088</text:p>
          </table:table-cell>
          <table:table-cell office:value-type="float" office:value="267.8314" calcext:value-type="float">
            <text:p>267,83</text:p>
          </table:table-cell>
          <table:table-cell office:value-type="float" office:value="294.1322" calcext:value-type="float">
            <text:p>294,1322</text:p>
          </table:table-cell>
          <table:table-cell office:value-type="float" office:value="271.0125" calcext:value-type="float">
            <text:p>271,0125</text:p>
          </table:table-cell>
          <table:table-cell office:value-type="float" office:value="306.582" calcext:value-type="float">
            <text:p>306,582</text:p>
          </table:table-cell>
          <table:table-cell office:value-type="float" office:value="287.9981" calcext:value-type="float">
            <text:p>287,9981</text:p>
          </table:table-cell>
          <table:table-cell office:value-type="float" office:value="260.5087" calcext:value-type="float">
            <text:p>260,5087</text:p>
          </table:table-cell>
          <table:table-cell office:value-type="float" office:value="271.5628" calcext:value-type="float">
            <text:p>271,5628</text:p>
          </table:table-cell>
          <table:table-cell/>
          <table:table-cell table:formula="of:=LARGE([.C60:.J60];1)" office:value-type="float" office:value="321.1088" calcext:value-type="float">
            <text:p>321,1088</text:p>
          </table:table-cell>
          <table:table-cell table:formula="of:=SMALL([.C60:.J60];1)" office:value-type="float" office:value="260.5087" calcext:value-type="float">
            <text:p>260,5087</text:p>
          </table:table-cell>
          <table:table-cell table:style-name="ce4"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0.3077" calcext:value-type="float">
            <text:p>170,3077</text:p>
          </table:table-cell>
          <table:table-cell office:value-type="float" office:value="142.2585" calcext:value-type="float">
            <text:p>142,26</text:p>
          </table:table-cell>
          <table:table-cell office:value-type="float" office:value="156.7487" calcext:value-type="float">
            <text:p>156,7487</text:p>
          </table:table-cell>
          <table:table-cell office:value-type="float" office:value="144.3254" calcext:value-type="float">
            <text:p>144,3254</text:p>
          </table:table-cell>
          <table:table-cell office:value-type="float" office:value="164.3869" calcext:value-type="float">
            <text:p>164,3869</text:p>
          </table:table-cell>
          <table:table-cell office:value-type="float" office:value="153.8876" calcext:value-type="float">
            <text:p>153,8876</text:p>
          </table:table-cell>
          <table:table-cell office:value-type="float" office:value="138.5478" calcext:value-type="float">
            <text:p>138,5478</text:p>
          </table:table-cell>
          <table:table-cell office:value-type="float" office:value="147.0075" calcext:value-type="float">
            <text:p>147,0075</text:p>
          </table:table-cell>
          <table:table-cell/>
          <table:table-cell table:formula="of:=LARGE([.C61:.J61];1)" office:value-type="float" office:value="170.3077" calcext:value-type="float">
            <text:p>170,3077</text:p>
          </table:table-cell>
          <table:table-cell table:formula="of:=SMALL([.C61:.J61];1)" office:value-type="float" office:value="138.5478" calcext:value-type="float">
            <text:p>138,5478</text:p>
          </table:table-cell>
          <table:table-cell table:style-name="ce4"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5.4793" calcext:value-type="float">
            <text:p>365,4793</text:p>
          </table:table-cell>
          <table:table-cell office:value-type="float" office:value="304.4178" calcext:value-type="float">
            <text:p>304,42</text:p>
          </table:table-cell>
          <table:table-cell office:value-type="float" office:value="335.5478" calcext:value-type="float">
            <text:p>335,5478</text:p>
          </table:table-cell>
          <table:table-cell office:value-type="float" office:value="307.6018" calcext:value-type="float">
            <text:p>307,6018</text:p>
          </table:table-cell>
          <table:table-cell office:value-type="float" office:value="347.592" calcext:value-type="float">
            <text:p>347,592</text:p>
          </table:table-cell>
          <table:table-cell office:value-type="float" office:value="327.2254" calcext:value-type="float">
            <text:p>327,2254</text:p>
          </table:table-cell>
          <table:table-cell office:value-type="float" office:value="296.0576" calcext:value-type="float">
            <text:p>296,0576</text:p>
          </table:table-cell>
          <table:table-cell office:value-type="float" office:value="307.5993" calcext:value-type="float">
            <text:p>307,5993</text:p>
          </table:table-cell>
          <table:table-cell/>
          <table:table-cell table:formula="of:=LARGE([.C62:.J62];1)" office:value-type="float" office:value="365.4793" calcext:value-type="float">
            <text:p>365,4793</text:p>
          </table:table-cell>
          <table:table-cell table:formula="of:=SMALL([.C62:.J62];1)" office:value-type="float" office:value="296.0576" calcext:value-type="float">
            <text:p>296,0576</text:p>
          </table:table-cell>
          <table:table-cell table:style-name="ce4" table:number-columns-repeated="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2.599" calcext:value-type="float">
            <text:p>52,599</text:p>
          </table:table-cell>
          <table:table-cell office:value-type="float" office:value="44.1636" calcext:value-type="float">
            <text:p>44,16</text:p>
          </table:table-cell>
          <table:table-cell office:value-type="float" office:value="48.5515" calcext:value-type="float">
            <text:p>48,5515</text:p>
          </table:table-cell>
          <table:table-cell office:value-type="float" office:value="45.164" calcext:value-type="float">
            <text:p>45,164</text:p>
          </table:table-cell>
          <table:table-cell office:value-type="float" office:value="44.6056" calcext:value-type="float">
            <text:p>44,6056</text:p>
          </table:table-cell>
          <table:table-cell office:value-type="float" office:value="47.5404" calcext:value-type="float">
            <text:p>47,5404</text:p>
          </table:table-cell>
          <table:table-cell office:value-type="float" office:value="43.579" calcext:value-type="float">
            <text:p>43,579</text:p>
          </table:table-cell>
          <table:table-cell office:value-type="float" office:value="45.426" calcext:value-type="float">
            <text:p>45,426</text:p>
          </table:table-cell>
          <table:table-cell/>
          <table:table-cell table:formula="of:=LARGE([.C63:.J63];1)" office:value-type="float" office:value="52.599" calcext:value-type="float">
            <text:p>52,599</text:p>
          </table:table-cell>
          <table:table-cell table:formula="of:=SMALL([.C63:.J63];1)" office:value-type="float" office:value="43.579" calcext:value-type="float">
            <text:p>43,579</text:p>
          </table:table-cell>
          <table:table-cell table:style-name="ce4"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6.336" calcext:value-type="float">
            <text:p>266,336</text:p>
          </table:table-cell>
          <table:table-cell office:value-type="float" office:value="222.0922" calcext:value-type="float">
            <text:p>222,09</text:p>
          </table:table-cell>
          <table:table-cell office:value-type="float" office:value="245.7408" calcext:value-type="float">
            <text:p>245,7408</text:p>
          </table:table-cell>
          <table:table-cell office:value-type="float" office:value="225.1197" calcext:value-type="float">
            <text:p>225,1197</text:p>
          </table:table-cell>
          <table:table-cell office:value-type="float" office:value="254.728" calcext:value-type="float">
            <text:p>254,728</text:p>
          </table:table-cell>
          <table:table-cell office:value-type="float" office:value="239.379" calcext:value-type="float">
            <text:p>239,379</text:p>
          </table:table-cell>
          <table:table-cell office:value-type="float" office:value="216.1567" calcext:value-type="float">
            <text:p>216,1567</text:p>
          </table:table-cell>
          <table:table-cell office:value-type="float" office:value="226.6747" calcext:value-type="float">
            <text:p>226,6747</text:p>
          </table:table-cell>
          <table:table-cell/>
          <table:table-cell table:formula="of:=LARGE([.C64:.J64];1)" office:value-type="float" office:value="266.336" calcext:value-type="float">
            <text:p>266,336</text:p>
          </table:table-cell>
          <table:table-cell table:formula="of:=SMALL([.C64:.J64];1)" office:value-type="float" office:value="216.1567" calcext:value-type="float">
            <text:p>216,1567</text:p>
          </table:table-cell>
          <table:table-cell table:style-name="ce4"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5.6821" calcext:value-type="float">
            <text:p>445,6821</text:p>
          </table:table-cell>
          <table:table-cell office:value-type="float" office:value="370.4405" calcext:value-type="float">
            <text:p>370,44</text:p>
          </table:table-cell>
          <table:table-cell office:value-type="float" office:value="405.7524" calcext:value-type="float">
            <text:p>405,7524</text:p>
          </table:table-cell>
          <table:table-cell office:value-type="float" office:value="373.84" calcext:value-type="float">
            <text:p>373,84</text:p>
          </table:table-cell>
          <table:table-cell office:value-type="float" office:value="420.8978" calcext:value-type="float">
            <text:p>420,8978</text:p>
          </table:table-cell>
          <table:table-cell office:value-type="float" office:value="396.6773" calcext:value-type="float">
            <text:p>396,6773</text:p>
          </table:table-cell>
          <table:table-cell office:value-type="float" office:value="360.3983" calcext:value-type="float">
            <text:p>360,3983</text:p>
          </table:table-cell>
          <table:table-cell office:value-type="float" office:value="373.5784" calcext:value-type="float">
            <text:p>373,5784</text:p>
          </table:table-cell>
          <table:table-cell/>
          <table:table-cell table:formula="of:=LARGE([.C65:.J65];1)" office:value-type="float" office:value="445.6821" calcext:value-type="float">
            <text:p>445,6821</text:p>
          </table:table-cell>
          <table:table-cell table:formula="of:=SMALL([.C65:.J65];1)" office:value-type="float" office:value="360.3983" calcext:value-type="float">
            <text:p>360,3983</text:p>
          </table:table-cell>
          <table:table-cell table:style-name="ce4"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3.9983" calcext:value-type="float">
            <text:p>83,9983</text:p>
          </table:table-cell>
          <table:table-cell office:value-type="float" office:value="81.112" calcext:value-type="float">
            <text:p>81,11</text:p>
          </table:table-cell>
          <table:table-cell office:value-type="float" office:value="88.0211" calcext:value-type="float">
            <text:p>88,0211</text:p>
          </table:table-cell>
          <table:table-cell office:value-type="float" office:value="82.4074" calcext:value-type="float">
            <text:p>82,4074</text:p>
          </table:table-cell>
          <table:table-cell office:value-type="float" office:value="81.5181" calcext:value-type="float">
            <text:p>81,5181</text:p>
          </table:table-cell>
          <table:table-cell office:value-type="float" office:value="86.9613" calcext:value-type="float">
            <text:p>86,9613</text:p>
          </table:table-cell>
          <table:table-cell office:value-type="float" office:value="79.5374" calcext:value-type="float">
            <text:p>79,5374</text:p>
          </table:table-cell>
          <table:table-cell office:value-type="float" office:value="85.7622" calcext:value-type="float">
            <text:p>85,7622</text:p>
          </table:table-cell>
          <table:table-cell/>
          <table:table-cell table:formula="of:=LARGE([.C66:.J66];1)" office:value-type="float" office:value="88.0211" calcext:value-type="float">
            <text:p>88,0211</text:p>
          </table:table-cell>
          <table:table-cell table:formula="of:=SMALL([.C66:.J66];1)" office:value-type="float" office:value="79.5374" calcext:value-type="float">
            <text:p>79,5374</text:p>
          </table:table-cell>
          <table:table-cell table:style-name="ce4"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4.9873" calcext:value-type="float">
            <text:p>274,9873</text:p>
          </table:table-cell>
          <table:table-cell office:value-type="float" office:value="229.5734" calcext:value-type="float">
            <text:p>229,57</text:p>
          </table:table-cell>
          <table:table-cell office:value-type="float" office:value="290.7102" calcext:value-type="float">
            <text:p>290,7102</text:p>
          </table:table-cell>
          <table:table-cell office:value-type="float" office:value="232.2643" calcext:value-type="float">
            <text:p>232,2643</text:p>
          </table:table-cell>
          <table:table-cell office:value-type="float" office:value="262.9406" calcext:value-type="float">
            <text:p>262,9406</text:p>
          </table:table-cell>
          <table:table-cell office:value-type="float" office:value="247.3435" calcext:value-type="float">
            <text:p>247,3435</text:p>
          </table:table-cell>
          <table:table-cell office:value-type="float" office:value="256.5339" calcext:value-type="float">
            <text:p>256,5339</text:p>
          </table:table-cell>
          <table:table-cell office:value-type="float" office:value="233.5112" calcext:value-type="float">
            <text:p>233,5112</text:p>
          </table:table-cell>
          <table:table-cell/>
          <table:table-cell table:formula="of:=LARGE([.C67:.J67];1)" office:value-type="float" office:value="290.7102" calcext:value-type="float">
            <text:p>290,7102</text:p>
          </table:table-cell>
          <table:table-cell table:formula="of:=SMALL([.C67:.J67];1)" office:value-type="float" office:value="229.5734" calcext:value-type="float">
            <text:p>229,5734</text:p>
          </table:table-cell>
          <table:table-cell table:style-name="ce4"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4.896" calcext:value-type="float">
            <text:p>254,896</text:p>
          </table:table-cell>
          <table:table-cell office:value-type="float" office:value="213.1324" calcext:value-type="float">
            <text:p>213,13</text:p>
          </table:table-cell>
          <table:table-cell office:value-type="float" office:value="269.9165" calcext:value-type="float">
            <text:p>269,9165</text:p>
          </table:table-cell>
          <table:table-cell office:value-type="float" office:value="216.0295" calcext:value-type="float">
            <text:p>216,0295</text:p>
          </table:table-cell>
          <table:table-cell office:value-type="float" office:value="245.9021" calcext:value-type="float">
            <text:p>245,9021</text:p>
          </table:table-cell>
          <table:table-cell office:value-type="float" office:value="229.7159" calcext:value-type="float">
            <text:p>229,7159</text:p>
          </table:table-cell>
          <table:table-cell office:value-type="float" office:value="238.0731" calcext:value-type="float">
            <text:p>238,0731</text:p>
          </table:table-cell>
          <table:table-cell office:value-type="float" office:value="217.6917" calcext:value-type="float">
            <text:p>217,6917</text:p>
          </table:table-cell>
          <table:table-cell/>
          <table:table-cell table:formula="of:=LARGE([.C68:.J68];1)" office:value-type="float" office:value="269.9165" calcext:value-type="float">
            <text:p>269,9165</text:p>
          </table:table-cell>
          <table:table-cell table:formula="of:=SMALL([.C68:.J68];1)" office:value-type="float" office:value="213.1324" calcext:value-type="float">
            <text:p>213,1324</text:p>
          </table:table-cell>
          <table:table-cell table:style-name="ce11" table:number-columns-repeated="3"/>
          <table:table-cell table:style-name="ce24"/>
          <table:table-cell table:style-name="ce11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2.0063" calcext:value-type="float">
            <text:p>182,0063</text:p>
          </table:table-cell>
          <table:table-cell office:value-type="float" office:value="152.0895" calcext:value-type="float">
            <text:p>152,09</text:p>
          </table:table-cell>
          <table:table-cell office:value-type="float" office:value="192.7742" calcext:value-type="float">
            <text:p>192,7742</text:p>
          </table:table-cell>
          <table:table-cell office:value-type="float" office:value="154.3708" calcext:value-type="float">
            <text:p>154,3708</text:p>
          </table:table-cell>
          <table:table-cell office:value-type="float" office:value="175.4078" calcext:value-type="float">
            <text:p>175,4078</text:p>
          </table:table-cell>
          <table:table-cell office:value-type="float" office:value="164.2602" calcext:value-type="float">
            <text:p>164,2602</text:p>
          </table:table-cell>
          <table:table-cell office:value-type="float" office:value="170.7066" calcext:value-type="float">
            <text:p>170,7066</text:p>
          </table:table-cell>
          <table:table-cell office:value-type="float" office:value="155.365" calcext:value-type="float">
            <text:p>155,365</text:p>
          </table:table-cell>
          <table:table-cell/>
          <table:table-cell table:formula="of:=LARGE([.C69:.J69];1)" office:value-type="float" office:value="192.7742" calcext:value-type="float">
            <text:p>192,7742</text:p>
          </table:table-cell>
          <table:table-cell table:formula="of:=SMALL([.C69:.J69];1)" office:value-type="float" office:value="152.0895" calcext:value-type="float">
            <text:p>152,0895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49.2071" calcext:value-type="float">
            <text:p>449,2071</text:p>
          </table:table-cell>
          <table:table-cell office:value-type="float" office:value="375.1367" calcext:value-type="float">
            <text:p>375,14</text:p>
          </table:table-cell>
          <table:table-cell office:value-type="float" office:value="468.3934" calcext:value-type="float">
            <text:p>468,3934</text:p>
          </table:table-cell>
          <table:table-cell office:value-type="float" office:value="376.8275" calcext:value-type="float">
            <text:p>376,8275</text:p>
          </table:table-cell>
          <table:table-cell office:value-type="float" office:value="424.9678" calcext:value-type="float">
            <text:p>424,9678</text:p>
          </table:table-cell>
          <table:table-cell office:value-type="float" office:value="400.7591" calcext:value-type="float">
            <text:p>400,7591</text:p>
          </table:table-cell>
          <table:table-cell office:value-type="float" office:value="414.459" calcext:value-type="float">
            <text:p>414,459</text:p>
          </table:table-cell>
          <table:table-cell office:value-type="float" office:value="376.632" calcext:value-type="float">
            <text:p>376,632</text:p>
          </table:table-cell>
          <table:table-cell/>
          <table:table-cell table:formula="of:=LARGE([.C70:.J70];1)" office:value-type="float" office:value="468.3934" calcext:value-type="float">
            <text:p>468,3934</text:p>
          </table:table-cell>
          <table:table-cell table:formula="of:=SMALL([.C70:.J70];1)" office:value-type="float" office:value="375.1367" calcext:value-type="float">
            <text:p>375,1367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 table:number-columns-spanned="2" table:number-rows-spanned="1">
            <text:p>TOTAL (s)</text:p>
          </table:table-cell>
          <table:covered-table-cell table:style-name="ce9"/>
          <table:table-cell table:style-name="ce11" table:formula="of:=SUM([.C41:.C70])" office:value-type="float" office:value="7249.4295" calcext:value-type="float">
            <text:p>7.249,43</text:p>
          </table:table-cell>
          <table:table-cell table:style-name="ce11" table:formula="of:=SUM([.D41:.D70])" office:value-type="float" office:value="6068.1944" calcext:value-type="float">
            <text:p>6.068,19</text:p>
          </table:table-cell>
          <table:table-cell table:style-name="ce11" table:formula="of:=SUM([.E41:.E70])" office:value-type="float" office:value="6947.1225" calcext:value-type="float">
            <text:p>6.947,12</text:p>
          </table:table-cell>
          <table:table-cell table:style-name="ce11" table:formula="of:=SUM([.F41:.F70])" office:value-type="float" office:value="6143.9588" calcext:value-type="float">
            <text:p>6.143,96</text:p>
          </table:table-cell>
          <table:table-cell table:style-name="ce11" table:formula="of:=SUM([.G41:.G70])" office:value-type="float" office:value="6897.936" calcext:value-type="float">
            <text:p>6.897,94</text:p>
          </table:table-cell>
          <table:table-cell table:style-name="ce11" table:formula="of:=SUM([.H41:.H70])" office:value-type="float" office:value="6529.9851" calcext:value-type="float">
            <text:p>6.529,99</text:p>
          </table:table-cell>
          <table:table-cell table:style-name="ce19" table:formula="of:=SUM([.I41:.I70])" office:value-type="float" office:value="6046.58" calcext:value-type="float">
            <text:p>6.046,58</text:p>
          </table:table-cell>
          <table:table-cell table:style-name="ce11" table:formula="of:=SUM([.J41:.J70])" office:value-type="float" office:value="6170.3797" calcext:value-type="float">
            <text:p>6.170,38</text:p>
          </table:table-cell>
          <table:table-cell/>
          <table:table-cell table:style-name="ce12" table:number-columns-spanned="2" table:number-rows-spanned="1"/>
          <table:covered-table-cell/>
          <table:table-cell table:number-columns-repeated="8"/>
        </table:table-row>
        <table:table-row table:style-name="ro2">
          <table:table-cell table:style-name="ce12" office:value-type="string" calcext:value-type="string" table:number-columns-spanned="2" table:number-rows-spanned="1">
            <text:p>MEDIANA (s)</text:p>
          </table:table-cell>
          <table:covered-table-cell/>
          <table:table-cell table:formula="of:=MEDIAN([.C41:.C70])" office:value-type="float" office:value="254.31425" calcext:value-type="float">
            <text:p>254,31425</text:p>
          </table:table-cell>
          <table:table-cell table:style-name="Default" table:formula="of:=MEDIAN([.D41:.D70])" office:value-type="float" office:value="212.03315" calcext:value-type="float">
            <text:p>212,03315</text:p>
          </table:table-cell>
          <table:table-cell table:formula="of:=MEDIAN([.E41:.E70])" office:value-type="float" office:value="236.131" calcext:value-type="float">
            <text:p>236,131</text:p>
          </table:table-cell>
          <table:table-cell table:formula="of:=MEDIAN([.F41:.F70])" office:value-type="float" office:value="214.92695" calcext:value-type="float">
            <text:p>214,92695</text:p>
          </table:table-cell>
          <table:table-cell table:formula="of:=MEDIAN([.G41:.G70])" office:value-type="float" office:value="243.75615" calcext:value-type="float">
            <text:p>243,75615</text:p>
          </table:table-cell>
          <table:table-cell table:formula="of:=MEDIAN([.H41:.H70])" office:value-type="float" office:value="228.6479" calcext:value-type="float">
            <text:p>228,6479</text:p>
          </table:table-cell>
          <table:table-cell table:formula="of:=MEDIAN([.I41:.I70])" office:value-type="float" office:value="207.0343" calcext:value-type="float">
            <text:p>207,0343</text:p>
          </table:table-cell>
          <table:table-cell table:formula="of:=MEDIAN([.J41:.J70])" office:value-type="float" office:value="216.3672" calcext:value-type="float">
            <text:p>216,3672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 table:number-columns-spanned="2" table:number-rows-spanned="1">
            <text:p>DESVIO PADRÃO (s)</text:p>
          </table:table-cell>
          <table:covered-table-cell/>
          <table:table-cell table:formula="of:=STDEV([.C41:.C70])" office:value-type="float" office:value="120.699936165597" calcext:value-type="float">
            <text:p>120,699936165597</text:p>
          </table:table-cell>
          <table:table-cell table:style-name="Default" table:formula="of:=STDEV([.D41:.D70])" office:value-type="float" office:value="99.1628070715432" calcext:value-type="float">
            <text:p>99,1628070715432</text:p>
          </table:table-cell>
          <table:table-cell table:formula="of:=STDEV([.E41:.E70])" office:value-type="float" office:value="118.262745433424" calcext:value-type="float">
            <text:p>118,262745433424</text:p>
          </table:table-cell>
          <table:table-cell table:formula="of:=STDEV([.F41:.F70])" office:value-type="float" office:value="99.8474435656957" calcext:value-type="float">
            <text:p>99,8474435656957</text:p>
          </table:table-cell>
          <table:table-cell table:formula="of:=STDEV([.G41:.G70])" office:value-type="float" office:value="115.00444491209" calcext:value-type="float">
            <text:p>115,00444491209</text:p>
          </table:table-cell>
          <table:table-cell table:formula="of:=STDEV([.H41:.H70])" office:value-type="float" office:value="106.219883586923" calcext:value-type="float">
            <text:p>106,219883586923</text:p>
          </table:table-cell>
          <table:table-cell table:formula="of:=STDEV([.I41:.I70])" office:value-type="float" office:value="99.9681307488277" calcext:value-type="float">
            <text:p>99,9681307488277</text:p>
          </table:table-cell>
          <table:table-cell table:formula="of:=STDEV([.J41:.J70])" office:value-type="float" office:value="99.3465334949952" calcext:value-type="float">
            <text:p>99,3465334949952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 table:number-columns-spanned="2" table:number-rows-spanned="1">
            <text:p>media(s)</text:p>
          </table:table-cell>
          <table:covered-table-cell/>
          <table:table-cell table:formula="of:=SUM([.C41:.C70])/COUNT([.C41:.C70])" office:value-type="float" office:value="241.64765" calcext:value-type="float">
            <text:p>241,64765</text:p>
          </table:table-cell>
          <table:table-cell table:style-name="Default" table:formula="of:=SUM([.D41:.D70])/COUNT([.D41:.D70])" office:value-type="float" office:value="202.273146666667" calcext:value-type="float">
            <text:p>202,273146666667</text:p>
          </table:table-cell>
          <table:table-cell table:formula="of:=SUM([.E41:.E70])/COUNT([.E41:.E70])" office:value-type="float" office:value="231.57075" calcext:value-type="float">
            <text:p>231,57075</text:p>
          </table:table-cell>
          <table:table-cell table:formula="of:=SUM([.F41:.F70])/COUNT([.F41:.F70])" office:value-type="float" office:value="204.798626666667" calcext:value-type="float">
            <text:p>204,798626666667</text:p>
          </table:table-cell>
          <table:table-cell table:formula="of:=SUM([.G41:.G70])/COUNT([.G41:.G70])" office:value-type="float" office:value="229.9312" calcext:value-type="float">
            <text:p>229,9312</text:p>
          </table:table-cell>
          <table:table-cell table:formula="of:=SUM([.H41:.H70])/COUNT([.H41:.H70])" office:value-type="float" office:value="217.66617" calcext:value-type="float">
            <text:p>217,66617</text:p>
          </table:table-cell>
          <table:table-cell table:formula="of:=SUM([.I41:.I70])/COUNT([.I41:.I70])" office:value-type="float" office:value="201.552666666667" calcext:value-type="float">
            <text:p>201,552666666667</text:p>
          </table:table-cell>
          <table:table-cell table:formula="of:=SUM([.J41:.J70])/COUNT([.J41:.J70])" office:value-type="float" office:value="205.679323333333" calcext:value-type="float">
            <text:p>205,679323333333</text:p>
          </table:table-cell>
          <table:table-cell table:number-columns-repeated="11"/>
        </table:table-row>
        <table:table-row table:style-name="ro2" table:number-rows-repeated="5">
          <table:table-cell table:number-columns-repeated="21"/>
        </table:table-row>
        <table:table-row table:style-name="ro2" table:number-rows-repeated="32">
          <table:table-cell table:number-columns-repeated="3"/>
          <table:table-cell table:style-name="Default"/>
          <table:table-cell table:number-columns-repeated="17"/>
        </table:table-row>
        <table:table-row table:style-name="ro2" table:number-rows-repeated="1048464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Normalizado" table:style-name="ta1">
        <table:table-column table:style-name="co3" table:number-columns-repeated="2" table:default-cell-style-name="Default"/>
        <table:table-column table:style-name="co10" table:default-cell-style-name="ce28"/>
        <table:table-column table:style-name="co11" table:number-columns-repeated="4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row table:style-name="ro1">
          <table:table-cell table:style-name="ce2" office:value-type="string" calcext:value-type="string" table:number-columns-spanned="2" table:number-rows-spanned="1">
            <text:p>TEMPO TOTAL</text:p>
          </table:table-cell>
          <table:covered-table-cell table:style-name="ce15"/>
          <table:table-cell table:style-name="ce14" office:value-type="string" calcext:value-type="string">
            <text:p>PADRÃO</text:p>
          </table:table-cell>
          <table:table-cell table:style-name="ce17" office:value-type="string" calcext:value-type="string">
            <text:p>COMPACTO</text:p>
          </table:table-cell>
          <table:table-cell table:style-name="ce15" office:value-type="string" calcext:value-type="string">
            <text:p>IMG_R</text:p>
          </table:table-cell>
          <table:table-cell table:style-name="ce15" office:value-type="string" calcext:value-type="string">
            <text:p>IMG_RG</text:p>
          </table:table-cell>
          <table:table-cell table:style-name="ce15" office:value-type="string" calcext:value-type="string">
            <text:p>IMG_RGBA</text:p>
          </table:table-cell>
          <table:table-cell table:style-name="ce15" office:value-type="string" calcext:value-type="string">
            <text:p>IMG_R_COMPACTO</text:p>
          </table:table-cell>
          <table:table-cell table:style-name="ce15" office:value-type="string" calcext:value-type="string">
            <text:p>IMG_RG_COMPACTO</text:p>
          </table:table-cell>
          <table:table-cell table:style-name="ce15" office:value-type="string" calcext:value-type="string">
            <text:p>IMG_RGBA_COMPACTO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Dados.C2]/[$Dados.$L2]" office:value-type="float" office:value="0.986822893179664" calcext:value-type="float">
            <text:p>0,9868229</text:p>
          </table:table-cell>
          <table:table-cell table:formula="of:=[$Dados.D2]/[$Dados.$L2]" office:value-type="float" office:value="0.913963288085254" calcext:value-type="float">
            <text:p>0,9139633</text:p>
          </table:table-cell>
          <table:table-cell table:formula="of:=[$Dados.E2]/[$Dados.$L2]" office:value-type="float" office:value="0.95412920009285" calcext:value-type="float">
            <text:p>0,9541292</text:p>
          </table:table-cell>
          <table:table-cell table:formula="of:=[$Dados.F2]/[$Dados.$L2]" office:value-type="float" office:value="0.91070022607592" calcext:value-type="float">
            <text:p>0,9107002</text:p>
          </table:table-cell>
          <table:table-cell table:formula="of:=[$Dados.G2]/[$Dados.$L2]" office:value-type="float" office:value="0.987224071743599" calcext:value-type="float">
            <text:p>0,9872241</text:p>
          </table:table-cell>
          <table:table-cell table:formula="of:=[$Dados.H2]/[$Dados.$L2]" office:value-type="float" office:value="1" calcext:value-type="float">
            <text:p>1,0000000</text:p>
          </table:table-cell>
          <table:table-cell table:formula="of:=[$Dados.I2]/[$Dados.$L2]" office:value-type="float" office:value="0.945537113736912" calcext:value-type="float">
            <text:p>0,9455371</text:p>
          </table:table-cell>
          <table:table-cell table:formula="of:=[$Dados.J2]/[$Dados.$L2]" office:value-type="float" office:value="0.973916957324469" calcext:value-type="float">
            <text:p>0,973917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dos.C3]/[$Dados.$L3]" office:value-type="float" office:value="1" calcext:value-type="float">
            <text:p>1,0000000</text:p>
          </table:table-cell>
          <table:table-cell table:formula="of:=[$Dados.D3]/[$Dados.$L3]" office:value-type="float" office:value="0.885989696501466" calcext:value-type="float">
            <text:p>0,8859897</text:p>
          </table:table-cell>
          <table:table-cell table:formula="of:=[$Dados.E3]/[$Dados.$L3]" office:value-type="float" office:value="0.956674993275011" calcext:value-type="float">
            <text:p>0,9566750</text:p>
          </table:table-cell>
          <table:table-cell table:formula="of:=[$Dados.F3]/[$Dados.$L3]" office:value-type="float" office:value="0.892600564627372" calcext:value-type="float">
            <text:p>0,8926006</text:p>
          </table:table-cell>
          <table:table-cell table:formula="of:=[$Dados.G3]/[$Dados.$L3]" office:value-type="float" office:value="0.980044896661598" calcext:value-type="float">
            <text:p>0,9800449</text:p>
          </table:table-cell>
          <table:table-cell table:formula="of:=[$Dados.H3]/[$Dados.$L3]" office:value-type="float" office:value="0.956951691481952" calcext:value-type="float">
            <text:p>0,9569517</text:p>
          </table:table-cell>
          <table:table-cell table:formula="of:=[$Dados.I3]/[$Dados.$L3]" office:value-type="float" office:value="0.889092022306132" calcext:value-type="float">
            <text:p>0,8890920</text:p>
          </table:table-cell>
          <table:table-cell table:formula="of:=[$Dados.J3]/[$Dados.$L3]" office:value-type="float" office:value="0.917655338192232" calcext:value-type="float">
            <text:p>0,91765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dos.C4]/[$Dados.$L4]" office:value-type="float" office:value="0.899802740239965" calcext:value-type="float">
            <text:p>0,8998027</text:p>
          </table:table-cell>
          <table:table-cell table:formula="of:=[$Dados.D4]/[$Dados.$L4]" office:value-type="float" office:value="0.902711076003629" calcext:value-type="float">
            <text:p>0,9027111</text:p>
          </table:table-cell>
          <table:table-cell table:formula="of:=[$Dados.E4]/[$Dados.$L4]" office:value-type="float" office:value="0.909216544612801" calcext:value-type="float">
            <text:p>0,9092165</text:p>
          </table:table-cell>
          <table:table-cell table:formula="of:=[$Dados.F4]/[$Dados.$L4]" office:value-type="float" office:value="0.872192235937914" calcext:value-type="float">
            <text:p>0,8721922</text:p>
          </table:table-cell>
          <table:table-cell table:formula="of:=[$Dados.G4]/[$Dados.$L4]" office:value-type="float" office:value="0.862834121541909" calcext:value-type="float">
            <text:p>0,8628341</text:p>
          </table:table-cell>
          <table:table-cell table:formula="of:=[$Dados.H4]/[$Dados.$L4]" office:value-type="float" office:value="0.996882826823224" calcext:value-type="float">
            <text:p>0,9968828</text:p>
          </table:table-cell>
          <table:table-cell table:formula="of:=[$Dados.I4]/[$Dados.$L4]" office:value-type="float" office:value="0.969781592704027" calcext:value-type="float">
            <text:p>0,9697816</text:p>
          </table:table-cell>
          <table:table-cell table:formula="of:=[$Dados.J4]/[$Dados.$L4]" office:value-type="float" office:value="1" calcext:value-type="float">
            <text:p>1,00000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$Dados.C5]/[$Dados.$L5]" office:value-type="float" office:value="0.930848610496401" calcext:value-type="float">
            <text:p>0,9308486</text:p>
          </table:table-cell>
          <table:table-cell table:formula="of:=[$Dados.D5]/[$Dados.$L5]" office:value-type="float" office:value="0.835544051532421" calcext:value-type="float">
            <text:p>0,8355441</text:p>
          </table:table-cell>
          <table:table-cell table:formula="of:=[$Dados.E5]/[$Dados.$L5]" office:value-type="float" office:value="1" calcext:value-type="float">
            <text:p>1,0000000</text:p>
          </table:table-cell>
          <table:table-cell table:formula="of:=[$Dados.F5]/[$Dados.$L5]" office:value-type="float" office:value="0.839359105938259" calcext:value-type="float">
            <text:p>0,8393591</text:p>
          </table:table-cell>
          <table:table-cell table:formula="of:=[$Dados.G5]/[$Dados.$L5]" office:value-type="float" office:value="0.916383138780449" calcext:value-type="float">
            <text:p>0,9163831</text:p>
          </table:table-cell>
          <table:table-cell table:formula="of:=[$Dados.H5]/[$Dados.$L5]" office:value-type="float" office:value="0.907635178742465" calcext:value-type="float">
            <text:p>0,9076352</text:p>
          </table:table-cell>
          <table:table-cell table:formula="of:=[$Dados.I5]/[$Dados.$L5]" office:value-type="float" office:value="0.846317791483338" calcext:value-type="float">
            <text:p>0,8463178</text:p>
          </table:table-cell>
          <table:table-cell table:formula="of:=[$Dados.J5]/[$Dados.$L5]" office:value-type="float" office:value="0.876655983271969" calcext:value-type="float">
            <text:p>0,876656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$Dados.C6]/[$Dados.$L6]" office:value-type="float" office:value="1" calcext:value-type="float">
            <text:p>1,0000000</text:p>
          </table:table-cell>
          <table:table-cell table:formula="of:=[$Dados.D6]/[$Dados.$L6]" office:value-type="float" office:value="0.878024823176587" calcext:value-type="float">
            <text:p>0,8780248</text:p>
          </table:table-cell>
          <table:table-cell table:formula="of:=[$Dados.E6]/[$Dados.$L6]" office:value-type="float" office:value="0.998515746011504" calcext:value-type="float">
            <text:p>0,9985157</text:p>
          </table:table-cell>
          <table:table-cell table:formula="of:=[$Dados.F6]/[$Dados.$L6]" office:value-type="float" office:value="0.877670078702373" calcext:value-type="float">
            <text:p>0,8776701</text:p>
          </table:table-cell>
          <table:table-cell table:formula="of:=[$Dados.G6]/[$Dados.$L6]" office:value-type="float" office:value="0.964122433857932" calcext:value-type="float">
            <text:p>0,9641224</text:p>
          </table:table-cell>
          <table:table-cell table:formula="of:=[$Dados.H6]/[$Dados.$L6]" office:value-type="float" office:value="0.937548264967312" calcext:value-type="float">
            <text:p>0,9375483</text:p>
          </table:table-cell>
          <table:table-cell table:formula="of:=[$Dados.I6]/[$Dados.$L6]" office:value-type="float" office:value="0.870464647265291" calcext:value-type="float">
            <text:p>0,8704646</text:p>
          </table:table-cell>
          <table:table-cell table:formula="of:=[$Dados.J6]/[$Dados.$L6]" office:value-type="float" office:value="0.897392977807877" calcext:value-type="float">
            <text:p>0,897393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$Dados.C7]/[$Dados.$L7]" office:value-type="float" office:value="0.888139439358643" calcext:value-type="float">
            <text:p>0,8881394</text:p>
          </table:table-cell>
          <table:table-cell table:formula="of:=[$Dados.D7]/[$Dados.$L7]" office:value-type="float" office:value="0.911480825077484" calcext:value-type="float">
            <text:p>0,9114808</text:p>
          </table:table-cell>
          <table:table-cell table:formula="of:=[$Dados.E7]/[$Dados.$L7]" office:value-type="float" office:value="0.889676190695042" calcext:value-type="float">
            <text:p>0,8896762</text:p>
          </table:table-cell>
          <table:table-cell table:formula="of:=[$Dados.F7]/[$Dados.$L7]" office:value-type="float" office:value="0.893832600384331" calcext:value-type="float">
            <text:p>0,8938326</text:p>
          </table:table-cell>
          <table:table-cell table:formula="of:=[$Dados.G7]/[$Dados.$L7]" office:value-type="float" office:value="0.885631231383048" calcext:value-type="float">
            <text:p>0,8856312</text:p>
          </table:table-cell>
          <table:table-cell table:formula="of:=[$Dados.H7]/[$Dados.$L7]" office:value-type="float" office:value="1" calcext:value-type="float">
            <text:p>1,0000000</text:p>
          </table:table-cell>
          <table:table-cell table:formula="of:=[$Dados.I7]/[$Dados.$L7]" office:value-type="float" office:value="0.962874960145" calcext:value-type="float">
            <text:p>0,9628750</text:p>
          </table:table-cell>
          <table:table-cell table:formula="of:=[$Dados.J7]/[$Dados.$L7]" office:value-type="float" office:value="0.989211143888756" calcext:value-type="float">
            <text:p>0,989211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$Dados.C8]/[$Dados.$L8]" office:value-type="float" office:value="1" calcext:value-type="float">
            <text:p>1,0000000</text:p>
          </table:table-cell>
          <table:table-cell table:formula="of:=[$Dados.D8]/[$Dados.$L8]" office:value-type="float" office:value="0.892110052706422" calcext:value-type="float">
            <text:p>0,8921101</text:p>
          </table:table-cell>
          <table:table-cell table:formula="of:=[$Dados.E8]/[$Dados.$L8]" office:value-type="float" office:value="0.954843214903496" calcext:value-type="float">
            <text:p>0,9548432</text:p>
          </table:table-cell>
          <table:table-cell table:formula="of:=[$Dados.F8]/[$Dados.$L8]" office:value-type="float" office:value="0.893654880655318" calcext:value-type="float">
            <text:p>0,8936549</text:p>
          </table:table-cell>
          <table:table-cell table:formula="of:=[$Dados.G8]/[$Dados.$L8]" office:value-type="float" office:value="0.977733859909503" calcext:value-type="float">
            <text:p>0,9777339</text:p>
          </table:table-cell>
          <table:table-cell table:formula="of:=[$Dados.H8]/[$Dados.$L8]" office:value-type="float" office:value="0.969131528802973" calcext:value-type="float">
            <text:p>0,9691315</text:p>
          </table:table-cell>
          <table:table-cell table:formula="of:=[$Dados.I8]/[$Dados.$L8]" office:value-type="float" office:value="0.903450942449631" calcext:value-type="float">
            <text:p>0,9034509</text:p>
          </table:table-cell>
          <table:table-cell table:formula="of:=[$Dados.J8]/[$Dados.$L8]" office:value-type="float" office:value="0.935989142578656" calcext:value-type="float">
            <text:p>0,93598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$Dados.C9]/[$Dados.$L9]" office:value-type="float" office:value="1" calcext:value-type="float">
            <text:p>1,0000000</text:p>
          </table:table-cell>
          <table:table-cell table:formula="of:=[$Dados.D9]/[$Dados.$L9]" office:value-type="float" office:value="0.894353681934778" calcext:value-type="float">
            <text:p>0,8943537</text:p>
          </table:table-cell>
          <table:table-cell table:formula="of:=[$Dados.E9]/[$Dados.$L9]" office:value-type="float" office:value="0.957240586855252" calcext:value-type="float">
            <text:p>0,9572406</text:p>
          </table:table-cell>
          <table:table-cell table:formula="of:=[$Dados.F9]/[$Dados.$L9]" office:value-type="float" office:value="0.895605156739227" calcext:value-type="float">
            <text:p>0,8956052</text:p>
          </table:table-cell>
          <table:table-cell table:formula="of:=[$Dados.G9]/[$Dados.$L9]" office:value-type="float" office:value="0.97842804345471" calcext:value-type="float">
            <text:p>0,9784280</text:p>
          </table:table-cell>
          <table:table-cell table:formula="of:=[$Dados.H9]/[$Dados.$L9]" office:value-type="float" office:value="0.969639896116935" calcext:value-type="float">
            <text:p>0,9696399</text:p>
          </table:table-cell>
          <table:table-cell table:formula="of:=[$Dados.I9]/[$Dados.$L9]" office:value-type="float" office:value="0.904461087362295" calcext:value-type="float">
            <text:p>0,9044611</text:p>
          </table:table-cell>
          <table:table-cell table:formula="of:=[$Dados.J9]/[$Dados.$L9]" office:value-type="float" office:value="0.945324640496991" calcext:value-type="float">
            <text:p>0,94532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$Dados.C10]/[$Dados.$L10]" office:value-type="float" office:value="1" calcext:value-type="float">
            <text:p>1,0000000</text:p>
          </table:table-cell>
          <table:table-cell table:formula="of:=[$Dados.D10]/[$Dados.$L10]" office:value-type="float" office:value="0.91370806470586" calcext:value-type="float">
            <text:p>0,9137081</text:p>
          </table:table-cell>
          <table:table-cell table:formula="of:=[$Dados.E10]/[$Dados.$L10]" office:value-type="float" office:value="0.967597360462336" calcext:value-type="float">
            <text:p>0,9675974</text:p>
          </table:table-cell>
          <table:table-cell table:formula="of:=[$Dados.F10]/[$Dados.$L10]" office:value-type="float" office:value="0.909136306544581" calcext:value-type="float">
            <text:p>0,9091363</text:p>
          </table:table-cell>
          <table:table-cell table:formula="of:=[$Dados.G10]/[$Dados.$L10]" office:value-type="float" office:value="0.990067202719984" calcext:value-type="float">
            <text:p>0,9900672</text:p>
          </table:table-cell>
          <table:table-cell table:formula="of:=[$Dados.H10]/[$Dados.$L10]" office:value-type="float" office:value="0.996027412334792" calcext:value-type="float">
            <text:p>0,9960274</text:p>
          </table:table-cell>
          <table:table-cell table:formula="of:=[$Dados.I10]/[$Dados.$L10]" office:value-type="float" office:value="0.936135027757645" calcext:value-type="float">
            <text:p>0,9361350</text:p>
          </table:table-cell>
          <table:table-cell table:formula="of:=[$Dados.J10]/[$Dados.$L10]" office:value-type="float" office:value="0.981643525809108" calcext:value-type="float">
            <text:p>0,98164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$Dados.C11]/[$Dados.$L11]" office:value-type="float" office:value="1" calcext:value-type="float">
            <text:p>1,0000000</text:p>
          </table:table-cell>
          <table:table-cell table:formula="of:=[$Dados.D11]/[$Dados.$L11]" office:value-type="float" office:value="0.891523299637858" calcext:value-type="float">
            <text:p>0,8915233</text:p>
          </table:table-cell>
          <table:table-cell table:formula="of:=[$Dados.E11]/[$Dados.$L11]" office:value-type="float" office:value="0.960473088158052" calcext:value-type="float">
            <text:p>0,9604731</text:p>
          </table:table-cell>
          <table:table-cell table:formula="of:=[$Dados.F11]/[$Dados.$L11]" office:value-type="float" office:value="0.894798678305775" calcext:value-type="float">
            <text:p>0,8947987</text:p>
          </table:table-cell>
          <table:table-cell table:formula="of:=[$Dados.G11]/[$Dados.$L11]" office:value-type="float" office:value="0.980376099896261" calcext:value-type="float">
            <text:p>0,9803761</text:p>
          </table:table-cell>
          <table:table-cell table:formula="of:=[$Dados.H11]/[$Dados.$L11]" office:value-type="float" office:value="0.963172783923946" calcext:value-type="float">
            <text:p>0,9631728</text:p>
          </table:table-cell>
          <table:table-cell table:formula="of:=[$Dados.I11]/[$Dados.$L11]" office:value-type="float" office:value="0.896100875940092" calcext:value-type="float">
            <text:p>0,8961009</text:p>
          </table:table-cell>
          <table:table-cell table:formula="of:=[$Dados.J11]/[$Dados.$L11]" office:value-type="float" office:value="0.92616466664953" calcext:value-type="float">
            <text:p>0,92616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$Dados.C12]/[$Dados.$L12]" office:value-type="float" office:value="0.996060325797426" calcext:value-type="float">
            <text:p>0,9960603</text:p>
          </table:table-cell>
          <table:table-cell table:formula="of:=[$Dados.D12]/[$Dados.$L12]" office:value-type="float" office:value="0.916700125450912" calcext:value-type="float">
            <text:p>0,9167001</text:p>
          </table:table-cell>
          <table:table-cell table:formula="of:=[$Dados.E12]/[$Dados.$L12]" office:value-type="float" office:value="0.968531818132109" calcext:value-type="float">
            <text:p>0,9685318</text:p>
          </table:table-cell>
          <table:table-cell table:formula="of:=[$Dados.F12]/[$Dados.$L12]" office:value-type="float" office:value="0.909417567189665" calcext:value-type="float">
            <text:p>0,9094176</text:p>
          </table:table-cell>
          <table:table-cell table:formula="of:=[$Dados.G12]/[$Dados.$L12]" office:value-type="float" office:value="0.9890398396478" calcext:value-type="float">
            <text:p>0,9890398</text:p>
          </table:table-cell>
          <table:table-cell table:formula="of:=[$Dados.H12]/[$Dados.$L12]" office:value-type="float" office:value="1" calcext:value-type="float">
            <text:p>1,0000000</text:p>
          </table:table-cell>
          <table:table-cell table:formula="of:=[$Dados.I12]/[$Dados.$L12]" office:value-type="float" office:value="0.938611463057596" calcext:value-type="float">
            <text:p>0,9386115</text:p>
          </table:table-cell>
          <table:table-cell table:formula="of:=[$Dados.J12]/[$Dados.$L12]" office:value-type="float" office:value="0.973050706852619" calcext:value-type="float">
            <text:p>0,9730507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formula="of:=[$Dados.C13]/[$Dados.$L13]" office:value-type="float" office:value="1" calcext:value-type="float">
            <text:p>1,0000000</text:p>
          </table:table-cell>
          <table:table-cell table:formula="of:=[$Dados.D13]/[$Dados.$L13]" office:value-type="float" office:value="0.881744522373983" calcext:value-type="float">
            <text:p>0,8817445</text:p>
          </table:table-cell>
          <table:table-cell table:formula="of:=[$Dados.E13]/[$Dados.$L13]" office:value-type="float" office:value="0.956701870067047" calcext:value-type="float">
            <text:p>0,9567019</text:p>
          </table:table-cell>
          <table:table-cell table:formula="of:=[$Dados.F13]/[$Dados.$L13]" office:value-type="float" office:value="0.887718851583655" calcext:value-type="float">
            <text:p>0,8877189</text:p>
          </table:table-cell>
          <table:table-cell table:formula="of:=[$Dados.G13]/[$Dados.$L13]" office:value-type="float" office:value="0.975683261035021" calcext:value-type="float">
            <text:p>0,9756833</text:p>
          </table:table-cell>
          <table:table-cell table:formula="of:=[$Dados.H13]/[$Dados.$L13]" office:value-type="float" office:value="0.951308055911063" calcext:value-type="float">
            <text:p>0,9513081</text:p>
          </table:table-cell>
          <table:table-cell table:formula="of:=[$Dados.I13]/[$Dados.$L13]" office:value-type="float" office:value="0.884443088066414" calcext:value-type="float">
            <text:p>0,8844431</text:p>
          </table:table-cell>
          <table:table-cell table:formula="of:=[$Dados.J13]/[$Dados.$L13]" office:value-type="float" office:value="0.911862265339747" calcext:value-type="float">
            <text:p>0,91186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$Dados.C14]/[$Dados.$L14]" office:value-type="float" office:value="0.901090559806823" calcext:value-type="float">
            <text:p>0,9010906</text:p>
          </table:table-cell>
          <table:table-cell table:formula="of:=[$Dados.D14]/[$Dados.$L14]" office:value-type="float" office:value="0.906586850386852" calcext:value-type="float">
            <text:p>0,9065869</text:p>
          </table:table-cell>
          <table:table-cell table:formula="of:=[$Dados.E14]/[$Dados.$L14]" office:value-type="float" office:value="0.901231070955156" calcext:value-type="float">
            <text:p>0,9012311</text:p>
          </table:table-cell>
          <table:table-cell table:formula="of:=[$Dados.F14]/[$Dados.$L14]" office:value-type="float" office:value="0.868822806520609" calcext:value-type="float">
            <text:p>0,8688228</text:p>
          </table:table-cell>
          <table:table-cell table:formula="of:=[$Dados.G14]/[$Dados.$L14]" office:value-type="float" office:value="0.858743176102102" calcext:value-type="float">
            <text:p>0,8587432</text:p>
          </table:table-cell>
          <table:table-cell table:formula="of:=[$Dados.H14]/[$Dados.$L14]" office:value-type="float" office:value="1" calcext:value-type="float">
            <text:p>1,0000000</text:p>
          </table:table-cell>
          <table:table-cell table:formula="of:=[$Dados.I14]/[$Dados.$L14]" office:value-type="float" office:value="0.973658992081565" calcext:value-type="float">
            <text:p>0,9736590</text:p>
          </table:table-cell>
          <table:table-cell table:formula="of:=[$Dados.J14]/[$Dados.$L14]" office:value-type="float" office:value="0.991434767513525" calcext:value-type="float">
            <text:p>0,99143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dos.C15]/[$Dados.$L15]" office:value-type="float" office:value="1" calcext:value-type="float">
            <text:p>1,0000000</text:p>
          </table:table-cell>
          <table:table-cell table:formula="of:=[$Dados.D15]/[$Dados.$L15]" office:value-type="float" office:value="0.904354824669054" calcext:value-type="float">
            <text:p>0,9043548</text:p>
          </table:table-cell>
          <table:table-cell table:formula="of:=[$Dados.E15]/[$Dados.$L15]" office:value-type="float" office:value="0.959262240136819" calcext:value-type="float">
            <text:p>0,9592622</text:p>
          </table:table-cell>
          <table:table-cell table:formula="of:=[$Dados.F15]/[$Dados.$L15]" office:value-type="float" office:value="0.904291657068439" calcext:value-type="float">
            <text:p>0,9042917</text:p>
          </table:table-cell>
          <table:table-cell table:formula="of:=[$Dados.G15]/[$Dados.$L15]" office:value-type="float" office:value="0.987845108015026" calcext:value-type="float">
            <text:p>0,9878451</text:p>
          </table:table-cell>
          <table:table-cell table:formula="of:=[$Dados.H15]/[$Dados.$L15]" office:value-type="float" office:value="0.984117905312081" calcext:value-type="float">
            <text:p>0,9841179</text:p>
          </table:table-cell>
          <table:table-cell table:formula="of:=[$Dados.I15]/[$Dados.$L15]" office:value-type="float" office:value="0.918430200272721" calcext:value-type="float">
            <text:p>0,9184302</text:p>
          </table:table-cell>
          <table:table-cell table:formula="of:=[$Dados.J15]/[$Dados.$L15]" office:value-type="float" office:value="0.951299979792653" calcext:value-type="float">
            <text:p>0,95130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dos.C16]/[$Dados.$L16]" office:value-type="float" office:value="0.863247971685088" calcext:value-type="float">
            <text:p>0,8632480</text:p>
          </table:table-cell>
          <table:table-cell table:formula="of:=[$Dados.D16]/[$Dados.$L16]" office:value-type="float" office:value="0.764706307331185" calcext:value-type="float">
            <text:p>0,7647063</text:p>
          </table:table-cell>
          <table:table-cell table:formula="of:=[$Dados.E16]/[$Dados.$L16]" office:value-type="float" office:value="1" calcext:value-type="float">
            <text:p>1,0000000</text:p>
          </table:table-cell>
          <table:table-cell table:formula="of:=[$Dados.F16]/[$Dados.$L16]" office:value-type="float" office:value="0.765197229759626" calcext:value-type="float">
            <text:p>0,7651972</text:p>
          </table:table-cell>
          <table:table-cell table:formula="of:=[$Dados.G16]/[$Dados.$L16]" office:value-type="float" office:value="0.84170112903348" calcext:value-type="float">
            <text:p>0,8417011</text:p>
          </table:table-cell>
          <table:table-cell table:formula="of:=[$Dados.H16]/[$Dados.$L16]" office:value-type="float" office:value="0.820190585743056" calcext:value-type="float">
            <text:p>0,8201906</text:p>
          </table:table-cell>
          <table:table-cell table:formula="of:=[$Dados.I16]/[$Dados.$L16]" office:value-type="float" office:value="0.761003243858932" calcext:value-type="float">
            <text:p>0,7610032</text:p>
          </table:table-cell>
          <table:table-cell table:formula="of:=[$Dados.J16]/[$Dados.$L16]" office:value-type="float" office:value="0.78528311122882" calcext:value-type="float">
            <text:p>0,78528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dos.C17]/[$Dados.$L17]" office:value-type="float" office:value="0.721121741077997" calcext:value-type="float">
            <text:p>0,7211217</text:p>
          </table:table-cell>
          <table:table-cell table:formula="of:=[$Dados.D17]/[$Dados.$L17]" office:value-type="float" office:value="0.721733674816725" calcext:value-type="float">
            <text:p>0,7217337</text:p>
          </table:table-cell>
          <table:table-cell table:formula="of:=[$Dados.E17]/[$Dados.$L17]" office:value-type="float" office:value="1" calcext:value-type="float">
            <text:p>1,0000000</text:p>
          </table:table-cell>
          <table:table-cell table:formula="of:=[$Dados.F17]/[$Dados.$L17]" office:value-type="float" office:value="0.704988899915566" calcext:value-type="float">
            <text:p>0,7049889</text:p>
          </table:table-cell>
          <table:table-cell table:formula="of:=[$Dados.G17]/[$Dados.$L17]" office:value-type="float" office:value="0.69684212203252" calcext:value-type="float">
            <text:p>0,6968421</text:p>
          </table:table-cell>
          <table:table-cell table:formula="of:=[$Dados.H17]/[$Dados.$L17]" office:value-type="float" office:value="0.792800922867298" calcext:value-type="float">
            <text:p>0,7928009</text:p>
          </table:table-cell>
          <table:table-cell table:formula="of:=[$Dados.I17]/[$Dados.$L17]" office:value-type="float" office:value="0.762419771550985" calcext:value-type="float">
            <text:p>0,7624198</text:p>
          </table:table-cell>
          <table:table-cell table:formula="of:=[$Dados.J17]/[$Dados.$L17]" office:value-type="float" office:value="0.786187727776638" calcext:value-type="float">
            <text:p>0,78618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$Dados.C18]/[$Dados.$L18]" office:value-type="float" office:value="0.946658880640593" calcext:value-type="float">
            <text:p>0,9466589</text:p>
          </table:table-cell>
          <table:table-cell table:formula="of:=[$Dados.D18]/[$Dados.$L18]" office:value-type="float" office:value="0.850111713127405" calcext:value-type="float">
            <text:p>0,8501117</text:p>
          </table:table-cell>
          <table:table-cell table:formula="of:=[$Dados.E18]/[$Dados.$L18]" office:value-type="float" office:value="1" calcext:value-type="float">
            <text:p>1,0000000</text:p>
          </table:table-cell>
          <table:table-cell table:formula="of:=[$Dados.F18]/[$Dados.$L18]" office:value-type="float" office:value="0.863378163395141" calcext:value-type="float">
            <text:p>0,8633782</text:p>
          </table:table-cell>
          <table:table-cell table:formula="of:=[$Dados.G18]/[$Dados.$L18]" office:value-type="float" office:value="0.932335133518709" calcext:value-type="float">
            <text:p>0,9323351</text:p>
          </table:table-cell>
          <table:table-cell table:formula="of:=[$Dados.H18]/[$Dados.$L18]" office:value-type="float" office:value="0.922811732663543" calcext:value-type="float">
            <text:p>0,9228117</text:p>
          </table:table-cell>
          <table:table-cell table:formula="of:=[$Dados.I18]/[$Dados.$L18]" office:value-type="float" office:value="0.858528243845117" calcext:value-type="float">
            <text:p>0,8585282</text:p>
          </table:table-cell>
          <table:table-cell table:formula="of:=[$Dados.J18]/[$Dados.$L18]" office:value-type="float" office:value="0.890758340638285" calcext:value-type="float">
            <text:p>0,89075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$Dados.C19]/[$Dados.$L19]" office:value-type="float" office:value="1" calcext:value-type="float">
            <text:p>1,0000000</text:p>
          </table:table-cell>
          <table:table-cell table:formula="of:=[$Dados.D19]/[$Dados.$L19]" office:value-type="float" office:value="0.903949484748309" calcext:value-type="float">
            <text:p>0,9039495</text:p>
          </table:table-cell>
          <table:table-cell table:formula="of:=[$Dados.E19]/[$Dados.$L19]" office:value-type="float" office:value="0.968644399539649" calcext:value-type="float">
            <text:p>0,9686444</text:p>
          </table:table-cell>
          <table:table-cell table:formula="of:=[$Dados.F19]/[$Dados.$L19]" office:value-type="float" office:value="0.902863507858062" calcext:value-type="float">
            <text:p>0,9028635</text:p>
          </table:table-cell>
          <table:table-cell table:formula="of:=[$Dados.G19]/[$Dados.$L19]" office:value-type="float" office:value="0.994429743197888" calcext:value-type="float">
            <text:p>0,9944297</text:p>
          </table:table-cell>
          <table:table-cell table:formula="of:=[$Dados.H19]/[$Dados.$L19]" office:value-type="float" office:value="0.978569429544973" calcext:value-type="float">
            <text:p>0,9785694</text:p>
          </table:table-cell>
          <table:table-cell table:formula="of:=[$Dados.I19]/[$Dados.$L19]" office:value-type="float" office:value="0.911802407415184" calcext:value-type="float">
            <text:p>0,9118024</text:p>
          </table:table-cell>
          <table:table-cell table:formula="of:=[$Dados.J19]/[$Dados.$L19]" office:value-type="float" office:value="0.95452112031232" calcext:value-type="float">
            <text:p>0,95452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Dados.C20]/[$Dados.$L20]" office:value-type="float" office:value="0.993496794098287" calcext:value-type="float">
            <text:p>0,9934968</text:p>
          </table:table-cell>
          <table:table-cell table:formula="of:=[$Dados.D20]/[$Dados.$L20]" office:value-type="float" office:value="0.918310240845521" calcext:value-type="float">
            <text:p>0,9183102</text:p>
          </table:table-cell>
          <table:table-cell table:formula="of:=[$Dados.E20]/[$Dados.$L20]" office:value-type="float" office:value="0.966870611779213" calcext:value-type="float">
            <text:p>0,9668706</text:p>
          </table:table-cell>
          <table:table-cell table:formula="of:=[$Dados.F20]/[$Dados.$L20]" office:value-type="float" office:value="0.910654080920054" calcext:value-type="float">
            <text:p>0,9106541</text:p>
          </table:table-cell>
          <table:table-cell table:formula="of:=[$Dados.G20]/[$Dados.$L20]" office:value-type="float" office:value="0.988385070608412" calcext:value-type="float">
            <text:p>0,9883851</text:p>
          </table:table-cell>
          <table:table-cell table:formula="of:=[$Dados.H20]/[$Dados.$L20]" office:value-type="float" office:value="1" calcext:value-type="float">
            <text:p>1,0000000</text:p>
          </table:table-cell>
          <table:table-cell table:formula="of:=[$Dados.I20]/[$Dados.$L20]" office:value-type="float" office:value="0.939436239156981" calcext:value-type="float">
            <text:p>0,9394362</text:p>
          </table:table-cell>
          <table:table-cell table:formula="of:=[$Dados.J20]/[$Dados.$L20]" office:value-type="float" office:value="0.974651046999313" calcext:value-type="float">
            <text:p>0,97465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$Dados.C21]/[$Dados.$L21]" office:value-type="float" office:value="1" calcext:value-type="float">
            <text:p>1,0000000</text:p>
          </table:table-cell>
          <table:table-cell table:formula="of:=[$Dados.D21]/[$Dados.$L21]" office:value-type="float" office:value="0.892911473392802" calcext:value-type="float">
            <text:p>0,8929115</text:p>
          </table:table-cell>
          <table:table-cell table:formula="of:=[$Dados.E21]/[$Dados.$L21]" office:value-type="float" office:value="0.95551670255306" calcext:value-type="float">
            <text:p>0,9555167</text:p>
          </table:table-cell>
          <table:table-cell table:formula="of:=[$Dados.F21]/[$Dados.$L21]" office:value-type="float" office:value="0.895023069824669" calcext:value-type="float">
            <text:p>0,8950231</text:p>
          </table:table-cell>
          <table:table-cell table:formula="of:=[$Dados.G21]/[$Dados.$L21]" office:value-type="float" office:value="0.986405659796986" calcext:value-type="float">
            <text:p>0,9864057</text:p>
          </table:table-cell>
          <table:table-cell table:formula="of:=[$Dados.H21]/[$Dados.$L21]" office:value-type="float" office:value="0.96325019993848" calcext:value-type="float">
            <text:p>0,9632502</text:p>
          </table:table-cell>
          <table:table-cell table:formula="of:=[$Dados.I21]/[$Dados.$L21]" office:value-type="float" office:value="0.894347831436481" calcext:value-type="float">
            <text:p>0,8943478</text:p>
          </table:table-cell>
          <table:table-cell table:formula="of:=[$Dados.J21]/[$Dados.$L21]" office:value-type="float" office:value="0.92693349738542" calcext:value-type="float">
            <text:p>0,92693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$Dados.C22]/[$Dados.$L22]" office:value-type="float" office:value="0.98930993005248" calcext:value-type="float">
            <text:p>0,9893099</text:p>
          </table:table-cell>
          <table:table-cell table:formula="of:=[$Dados.D22]/[$Dados.$L22]" office:value-type="float" office:value="0.91626891646126" calcext:value-type="float">
            <text:p>0,9162689</text:p>
          </table:table-cell>
          <table:table-cell table:formula="of:=[$Dados.E22]/[$Dados.$L22]" office:value-type="float" office:value="0.967723450573672" calcext:value-type="float">
            <text:p>0,9677235</text:p>
          </table:table-cell>
          <table:table-cell table:formula="of:=[$Dados.F22]/[$Dados.$L22]" office:value-type="float" office:value="0.905594441947398" calcext:value-type="float">
            <text:p>0,9055944</text:p>
          </table:table-cell>
          <table:table-cell table:formula="of:=[$Dados.G22]/[$Dados.$L22]" office:value-type="float" office:value="0.984689282977944" calcext:value-type="float">
            <text:p>0,9846893</text:p>
          </table:table-cell>
          <table:table-cell table:formula="of:=[$Dados.H22]/[$Dados.$L22]" office:value-type="float" office:value="1" calcext:value-type="float">
            <text:p>1,0000000</text:p>
          </table:table-cell>
          <table:table-cell table:formula="of:=[$Dados.I22]/[$Dados.$L22]" office:value-type="float" office:value="0.933089191484733" calcext:value-type="float">
            <text:p>0,9330892</text:p>
          </table:table-cell>
          <table:table-cell table:formula="of:=[$Dados.J22]/[$Dados.$L22]" office:value-type="float" office:value="0.975502372905213" calcext:value-type="float">
            <text:p>0,97550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$Dados.C23]/[$Dados.$L23]" office:value-type="float" office:value="1" calcext:value-type="float">
            <text:p>1,0000000</text:p>
          </table:table-cell>
          <table:table-cell table:formula="of:=[$Dados.D23]/[$Dados.$L23]" office:value-type="float" office:value="0.886437451299264" calcext:value-type="float">
            <text:p>0,8864375</text:p>
          </table:table-cell>
          <table:table-cell table:formula="of:=[$Dados.E23]/[$Dados.$L23]" office:value-type="float" office:value="0.959684904169324" calcext:value-type="float">
            <text:p>0,9596849</text:p>
          </table:table-cell>
          <table:table-cell table:formula="of:=[$Dados.F23]/[$Dados.$L23]" office:value-type="float" office:value="0.889393904915839" calcext:value-type="float">
            <text:p>0,8893939</text:p>
          </table:table-cell>
          <table:table-cell table:formula="of:=[$Dados.G23]/[$Dados.$L23]" office:value-type="float" office:value="0.977996049372024" calcext:value-type="float">
            <text:p>0,9779960</text:p>
          </table:table-cell>
          <table:table-cell table:formula="of:=[$Dados.H23]/[$Dados.$L23]" office:value-type="float" office:value="0.955766089773061" calcext:value-type="float">
            <text:p>0,9557661</text:p>
          </table:table-cell>
          <table:table-cell table:formula="of:=[$Dados.I23]/[$Dados.$L23]" office:value-type="float" office:value="0.885620460903651" calcext:value-type="float">
            <text:p>0,8856205</text:p>
          </table:table-cell>
          <table:table-cell table:formula="of:=[$Dados.J23]/[$Dados.$L23]" office:value-type="float" office:value="0.918965731693549" calcext:value-type="float">
            <text:p>0,9189657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formula="of:=[$Dados.C24]/[$Dados.$L24]" office:value-type="float" office:value="0.899725415621571" calcext:value-type="float">
            <text:p>0,8997254</text:p>
          </table:table-cell>
          <table:table-cell table:formula="of:=[$Dados.D24]/[$Dados.$L24]" office:value-type="float" office:value="0.90764047082993" calcext:value-type="float">
            <text:p>0,9076405</text:p>
          </table:table-cell>
          <table:table-cell table:formula="of:=[$Dados.E24]/[$Dados.$L24]" office:value-type="float" office:value="0.913125517013384" calcext:value-type="float">
            <text:p>0,9131255</text:p>
          </table:table-cell>
          <table:table-cell table:formula="of:=[$Dados.F24]/[$Dados.$L24]" office:value-type="float" office:value="0.867835698035404" calcext:value-type="float">
            <text:p>0,8678357</text:p>
          </table:table-cell>
          <table:table-cell table:formula="of:=[$Dados.G24]/[$Dados.$L24]" office:value-type="float" office:value="0.8583650828439" calcext:value-type="float">
            <text:p>0,8583651</text:p>
          </table:table-cell>
          <table:table-cell table:formula="of:=[$Dados.H24]/[$Dados.$L24]" office:value-type="float" office:value="1" calcext:value-type="float">
            <text:p>1,0000000</text:p>
          </table:table-cell>
          <table:table-cell table:formula="of:=[$Dados.I24]/[$Dados.$L24]" office:value-type="float" office:value="0.966889005482094" calcext:value-type="float">
            <text:p>0,9668890</text:p>
          </table:table-cell>
          <table:table-cell table:formula="of:=[$Dados.J24]/[$Dados.$L24]" office:value-type="float" office:value="0.992409634731197" calcext:value-type="float">
            <text:p>0,992409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$Dados.C25]/[$Dados.$L25]" office:value-type="float" office:value="1" calcext:value-type="float">
            <text:p>1,0000000</text:p>
          </table:table-cell>
          <table:table-cell table:formula="of:=[$Dados.D25]/[$Dados.$L25]" office:value-type="float" office:value="0.898153528781461" calcext:value-type="float">
            <text:p>0,8981535</text:p>
          </table:table-cell>
          <table:table-cell table:formula="of:=[$Dados.E25]/[$Dados.$L25]" office:value-type="float" office:value="0.966254511744484" calcext:value-type="float">
            <text:p>0,9662545</text:p>
          </table:table-cell>
          <table:table-cell table:formula="of:=[$Dados.F25]/[$Dados.$L25]" office:value-type="float" office:value="0.897942372701925" calcext:value-type="float">
            <text:p>0,8979424</text:p>
          </table:table-cell>
          <table:table-cell table:formula="of:=[$Dados.G25]/[$Dados.$L25]" office:value-type="float" office:value="0.982349297362409" calcext:value-type="float">
            <text:p>0,9823493</text:p>
          </table:table-cell>
          <table:table-cell table:formula="of:=[$Dados.H25]/[$Dados.$L25]" office:value-type="float" office:value="0.972228969870202" calcext:value-type="float">
            <text:p>0,9722290</text:p>
          </table:table-cell>
          <table:table-cell table:formula="of:=[$Dados.I25]/[$Dados.$L25]" office:value-type="float" office:value="0.904358599102444" calcext:value-type="float">
            <text:p>0,9043586</text:p>
          </table:table-cell>
          <table:table-cell table:formula="of:=[$Dados.J25]/[$Dados.$L25]" office:value-type="float" office:value="0.942613900536331" calcext:value-type="float">
            <text:p>0,94261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$Dados.C26]/[$Dados.$L26]" office:value-type="float" office:value="1" calcext:value-type="float">
            <text:p>1,0000000</text:p>
          </table:table-cell>
          <table:table-cell table:formula="of:=[$Dados.D26]/[$Dados.$L26]" office:value-type="float" office:value="0.877245721633709" calcext:value-type="float">
            <text:p>0,8772457</text:p>
          </table:table-cell>
          <table:table-cell table:formula="of:=[$Dados.E26]/[$Dados.$L26]" office:value-type="float" office:value="0.946145444931129" calcext:value-type="float">
            <text:p>0,9461454</text:p>
          </table:table-cell>
          <table:table-cell table:formula="of:=[$Dados.F26]/[$Dados.$L26]" office:value-type="float" office:value="0.882579339565494" calcext:value-type="float">
            <text:p>0,8825793</text:p>
          </table:table-cell>
          <table:table-cell table:formula="of:=[$Dados.G26]/[$Dados.$L26]" office:value-type="float" office:value="0.970661382754301" calcext:value-type="float">
            <text:p>0,9706614</text:p>
          </table:table-cell>
          <table:table-cell table:formula="of:=[$Dados.H26]/[$Dados.$L26]" office:value-type="float" office:value="0.942075600306266" calcext:value-type="float">
            <text:p>0,9420756</text:p>
          </table:table-cell>
          <table:table-cell table:formula="of:=[$Dados.I26]/[$Dados.$L26]" office:value-type="float" office:value="0.876038471364202" calcext:value-type="float">
            <text:p>0,8760385</text:p>
          </table:table-cell>
          <table:table-cell table:formula="of:=[$Dados.J26]/[$Dados.$L26]" office:value-type="float" office:value="0.901898876567445" calcext:value-type="float">
            <text:p>0,90189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$Dados.C27]/[$Dados.$L27]" office:value-type="float" office:value="0.87628053896315" calcext:value-type="float">
            <text:p>0,8762805</text:p>
          </table:table-cell>
          <table:table-cell table:formula="of:=[$Dados.D27]/[$Dados.$L27]" office:value-type="float" office:value="0.914471463723439" calcext:value-type="float">
            <text:p>0,9144715</text:p>
          </table:table-cell>
          <table:table-cell table:formula="of:=[$Dados.E27]/[$Dados.$L27]" office:value-type="float" office:value="0.935826128995724" calcext:value-type="float">
            <text:p>0,9358261</text:p>
          </table:table-cell>
          <table:table-cell table:formula="of:=[$Dados.F27]/[$Dados.$L27]" office:value-type="float" office:value="0.890038039353348" calcext:value-type="float">
            <text:p>0,8900380</text:p>
          </table:table-cell>
          <table:table-cell table:formula="of:=[$Dados.G27]/[$Dados.$L27]" office:value-type="float" office:value="0.881240699347116" calcext:value-type="float">
            <text:p>0,8812407</text:p>
          </table:table-cell>
          <table:table-cell table:formula="of:=[$Dados.H27]/[$Dados.$L27]" office:value-type="float" office:value="0.999652907100247" calcext:value-type="float">
            <text:p>0,9996529</text:p>
          </table:table-cell>
          <table:table-cell table:formula="of:=[$Dados.I27]/[$Dados.$L27]" office:value-type="float" office:value="0.958983874266724" calcext:value-type="float">
            <text:p>0,9589839</text:p>
          </table:table-cell>
          <table:table-cell table:formula="of:=[$Dados.J27]/[$Dados.$L27]" office:value-type="float" office:value="1" calcext:value-type="float">
            <text:p>1,0000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dos.C28]/[$Dados.$L28]" office:value-type="float" office:value="0.930420295015471" calcext:value-type="float">
            <text:p>0,9304203</text:p>
          </table:table-cell>
          <table:table-cell table:formula="of:=[$Dados.D28]/[$Dados.$L28]" office:value-type="float" office:value="0.837834151663939" calcext:value-type="float">
            <text:p>0,8378342</text:p>
          </table:table-cell>
          <table:table-cell table:formula="of:=[$Dados.E28]/[$Dados.$L28]" office:value-type="float" office:value="1" calcext:value-type="float">
            <text:p>1,0000000</text:p>
          </table:table-cell>
          <table:table-cell table:formula="of:=[$Dados.F28]/[$Dados.$L28]" office:value-type="float" office:value="0.836918214831565" calcext:value-type="float">
            <text:p>0,8369182</text:p>
          </table:table-cell>
          <table:table-cell table:formula="of:=[$Dados.G28]/[$Dados.$L28]" office:value-type="float" office:value="0.916651830520192" calcext:value-type="float">
            <text:p>0,9166518</text:p>
          </table:table-cell>
          <table:table-cell table:formula="of:=[$Dados.H28]/[$Dados.$L28]" office:value-type="float" office:value="0.906259240056138" calcext:value-type="float">
            <text:p>0,9062592</text:p>
          </table:table-cell>
          <table:table-cell table:formula="of:=[$Dados.I28]/[$Dados.$L28]" office:value-type="float" office:value="0.932830257826197" calcext:value-type="float">
            <text:p>0,9328303</text:p>
          </table:table-cell>
          <table:table-cell table:formula="of:=[$Dados.J28]/[$Dados.$L28]" office:value-type="float" office:value="0.876769145396318" calcext:value-type="float">
            <text:p>0,876769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dos.C29]/[$Dados.$L29]" office:value-type="float" office:value="0.932372055014766" calcext:value-type="float">
            <text:p>0,9323721</text:p>
          </table:table-cell>
          <table:table-cell table:formula="of:=[$Dados.D29]/[$Dados.$L29]" office:value-type="float" office:value="0.842978043478983" calcext:value-type="float">
            <text:p>0,8429780</text:p>
          </table:table-cell>
          <table:table-cell table:formula="of:=[$Dados.E29]/[$Dados.$L29]" office:value-type="float" office:value="1" calcext:value-type="float">
            <text:p>1,0000000</text:p>
          </table:table-cell>
          <table:table-cell table:formula="of:=[$Dados.F29]/[$Dados.$L29]" office:value-type="float" office:value="0.841747840501028" calcext:value-type="float">
            <text:p>0,8417478</text:p>
          </table:table-cell>
          <table:table-cell table:formula="of:=[$Dados.G29]/[$Dados.$L29]" office:value-type="float" office:value="0.934573354312852" calcext:value-type="float">
            <text:p>0,9345734</text:p>
          </table:table-cell>
          <table:table-cell table:formula="of:=[$Dados.H29]/[$Dados.$L29]" office:value-type="float" office:value="0.912887843357845" calcext:value-type="float">
            <text:p>0,9128878</text:p>
          </table:table-cell>
          <table:table-cell table:formula="of:=[$Dados.I29]/[$Dados.$L29]" office:value-type="float" office:value="0.938975676085673" calcext:value-type="float">
            <text:p>0,9389757</text:p>
          </table:table-cell>
          <table:table-cell table:formula="of:=[$Dados.J29]/[$Dados.$L29]" office:value-type="float" office:value="0.892386582704298" calcext:value-type="float">
            <text:p>0,89238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dos.C30]/[$Dados.$L30]" office:value-type="float" office:value="0.93890500106872" calcext:value-type="float">
            <text:p>0,9389050</text:p>
          </table:table-cell>
          <table:table-cell table:formula="of:=[$Dados.D30]/[$Dados.$L30]" office:value-type="float" office:value="0.870110514002045" calcext:value-type="float">
            <text:p>0,8701105</text:p>
          </table:table-cell>
          <table:table-cell table:formula="of:=[$Dados.E30]/[$Dados.$L30]" office:value-type="float" office:value="1" calcext:value-type="float">
            <text:p>1,0000000</text:p>
          </table:table-cell>
          <table:table-cell table:formula="of:=[$Dados.F30]/[$Dados.$L30]" office:value-type="float" office:value="0.857969055211431" calcext:value-type="float">
            <text:p>0,8579691</text:p>
          </table:table-cell>
          <table:table-cell table:formula="of:=[$Dados.G30]/[$Dados.$L30]" office:value-type="float" office:value="0.939863413561501" calcext:value-type="float">
            <text:p>0,9398634</text:p>
          </table:table-cell>
          <table:table-cell table:formula="of:=[$Dados.H30]/[$Dados.$L30]" office:value-type="float" office:value="0.941008083576463" calcext:value-type="float">
            <text:p>0,9410081</text:p>
          </table:table-cell>
          <table:table-cell table:formula="of:=[$Dados.I30]/[$Dados.$L30]" office:value-type="float" office:value="0.969620493969415" calcext:value-type="float">
            <text:p>0,9696205</text:p>
          </table:table-cell>
          <table:table-cell table:formula="of:=[$Dados.J30]/[$Dados.$L30]" office:value-type="float" office:value="0.915751201903516" calcext:value-type="float">
            <text:p>0,91575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$Dados.C31]/[$Dados.$L31]" office:value-type="float" office:value="0.943756270543088" calcext:value-type="float">
            <text:p>0,9437563</text:p>
          </table:table-cell>
          <table:table-cell table:formula="of:=[$Dados.D31]/[$Dados.$L31]" office:value-type="float" office:value="0.834113812962969" calcext:value-type="float">
            <text:p>0,8341138</text:p>
          </table:table-cell>
          <table:table-cell table:formula="of:=[$Dados.E31]/[$Dados.$L31]" office:value-type="float" office:value="1" calcext:value-type="float">
            <text:p>1,0000000</text:p>
          </table:table-cell>
          <table:table-cell table:formula="of:=[$Dados.F31]/[$Dados.$L31]" office:value-type="float" office:value="0.833640518345705" calcext:value-type="float">
            <text:p>0,8336405</text:p>
          </table:table-cell>
          <table:table-cell table:formula="of:=[$Dados.G31]/[$Dados.$L31]" office:value-type="float" office:value="0.918287681831575" calcext:value-type="float">
            <text:p>0,9182877</text:p>
          </table:table-cell>
          <table:table-cell table:formula="of:=[$Dados.H31]/[$Dados.$L31]" office:value-type="float" office:value="0.891302910474046" calcext:value-type="float">
            <text:p>0,8913029</text:p>
          </table:table-cell>
          <table:table-cell table:formula="of:=[$Dados.I31]/[$Dados.$L31]" office:value-type="float" office:value="0.9184460863699" calcext:value-type="float">
            <text:p>0,9184461</text:p>
          </table:table-cell>
          <table:table-cell table:formula="of:=[$Dados.J31]/[$Dados.$L31]" office:value-type="float" office:value="0.854301668882527" calcext:value-type="float">
            <text:p>0,8543017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(s)</text:p>
          </table:table-cell>
          <table:covered-table-cell table:style-name="ce9"/>
          <table:table-cell table:style-name="ce29" table:formula="of:=SUM([.C2:.C31])" office:value-type="float" office:value="28.6380594626601" calcext:value-type="float">
            <text:p>28,64</text:p>
          </table:table-cell>
          <table:table-cell table:style-name="ce29" table:formula="of:=SUM([.D2:.D31])" office:value-type="float" office:value="26.3657721513415" calcext:value-type="float">
            <text:p>26,37</text:p>
          </table:table-cell>
          <table:table-cell table:style-name="ce29" table:formula="of:=SUM([.E2:.E31])" office:value-type="float" office:value="28.9138855956571" calcext:value-type="float">
            <text:p>28,91</text:p>
          </table:table-cell>
          <table:table-cell table:style-name="ce31" table:formula="of:=SUM([.F2:.F31])" office:value-type="float" office:value="26.1955650933557" calcext:value-type="float">
            <text:p>26,20</text:p>
          </table:table-cell>
          <table:table-cell table:style-name="ce29" table:formula="of:=SUM([.G2:.G31])" office:value-type="float" office:value="28.1389334178207" calcext:value-type="float">
            <text:p>28,14</text:p>
          </table:table-cell>
          <table:table-cell table:style-name="ce29" table:formula="of:=SUM([.H2:.H31])" office:value-type="float" office:value="28.6312200596884" calcext:value-type="float">
            <text:p>28,63</text:p>
          </table:table-cell>
          <table:table-cell table:style-name="ce29" table:formula="of:=SUM([.I2:.I31])" office:value-type="float" office:value="27.2517496587474" calcext:value-type="float">
            <text:p>27,25</text:p>
          </table:table-cell>
          <table:table-cell table:style-name="ce29" table:formula="of:=SUM([.J2:.J31])" office:value-type="float" office:value="27.8605360551793" calcext:value-type="float">
            <text:p>27,86</text:p>
          </table:table-cell>
        </table:table-row>
        <table:table-row table:style-name="ro2">
          <table:table-cell table:style-name="ce12" office:value-type="string" calcext:value-type="string" table:number-columns-spanned="2" table:number-rows-spanned="1">
            <text:p>MEDIANA (s)</text:p>
          </table:table-cell>
          <table:covered-table-cell/>
          <table:table-cell table:style-name="Default" table:formula="of:=MEDIAN([.C2:.C31])" office:value-type="float" office:value="0.991403362075383" calcext:value-type="float">
            <text:p>0,991403362075383</text:p>
          </table:table-cell>
          <table:table-cell table:style-name="Default" table:formula="of:=MEDIAN([.D2:.D31])" office:value-type="float" office:value="0.892510763049612" calcext:value-type="float">
            <text:p>0,892510763049612</text:p>
          </table:table-cell>
          <table:table-cell table:style-name="Default" table:formula="of:=MEDIAN([.E2:.E31])" office:value-type="float" office:value="0.963363799951268" calcext:value-type="float">
            <text:p>0,963363799951268</text:p>
          </table:table-cell>
          <table:table-cell table:style-name="Default" table:formula="of:=MEDIAN([.F2:.F31])" office:value-type="float" office:value="0.889715972134593" calcext:value-type="float">
            <text:p>0,889715972134593</text:p>
          </table:table-cell>
          <table:table-cell table:style-name="Default" table:formula="of:=MEDIAN([.G2:.G31])" office:value-type="float" office:value="0.973172321894661" calcext:value-type="float">
            <text:p>0,973172321894661</text:p>
          </table:table-cell>
          <table:table-cell table:style-name="Default" table:formula="of:=MEDIAN([.H2:.H31])" office:value-type="float" office:value="0.966190864370727" calcext:value-type="float">
            <text:p>0,966190864370727</text:p>
          </table:table-cell>
          <table:table-cell table:style-name="Default" table:formula="of:=MEDIAN([.I2:.I31])" office:value-type="float" office:value="0.915116303843952" calcext:value-type="float">
            <text:p>0,915116303843952</text:p>
          </table:table-cell>
          <table:table-cell table:style-name="Default" table:formula="of:=MEDIAN([.J2:.J31])" office:value-type="float" office:value="0.931461319982038" calcext:value-type="float">
            <text:p>0,931461319982038</text:p>
          </table:table-cell>
        </table:table-row>
        <table:table-row table:style-name="ro2">
          <table:table-cell table:style-name="ce12" office:value-type="string" calcext:value-type="string" table:number-columns-spanned="2" table:number-rows-spanned="1">
            <text:p>DESVIO PADRÃO (s)</text:p>
          </table:table-cell>
          <table:covered-table-cell/>
          <table:table-cell table:style-name="Default" table:formula="of:=STDEV([.C2:.C31])" office:value-type="float" office:value="0.0634158134937368" calcext:value-type="float">
            <text:p>0,063415813493737</text:p>
          </table:table-cell>
          <table:table-cell table:style-name="Default" table:formula="of:=STDEV([.D2:.D31])" office:value-type="float" office:value="0.0452386053223836" calcext:value-type="float">
            <text:p>0,045238605322384</text:p>
          </table:table-cell>
          <table:table-cell table:style-name="Default" table:formula="of:=STDEV([.E2:.E31])" office:value-type="float" office:value="0.0312198241931837" calcext:value-type="float">
            <text:p>0,031219824193184</text:p>
          </table:table-cell>
          <table:table-cell table:style-name="Default" table:formula="of:=STDEV([.F2:.F31])" office:value-type="float" office:value="0.0446452990368707" calcext:value-type="float">
            <text:p>0,044645299036871</text:p>
          </table:table-cell>
          <table:table-cell table:style-name="Default" table:formula="of:=STDEV([.G2:.G31])" office:value-type="float" office:value="0.066178664705391" calcext:value-type="float">
            <text:p>0,066178664705391</text:p>
          </table:table-cell>
          <table:table-cell table:style-name="Default" table:formula="of:=STDEV([.H2:.H31])" office:value-type="float" office:value="0.0520268789750738" calcext:value-type="float">
            <text:p>0,052026878975074</text:p>
          </table:table-cell>
          <table:table-cell table:style-name="Default" table:formula="of:=STDEV([.I2:.I31])" office:value-type="float" office:value="0.0527959114219897" calcext:value-type="float">
            <text:p>0,05279591142199</text:p>
          </table:table-cell>
          <table:table-cell table:style-name="Default" table:formula="of:=STDEV([.J2:.J31])" office:value-type="float" office:value="0.0561996019229395" calcext:value-type="float">
            <text:p>0,05619960192294</text:p>
          </table:table-cell>
        </table:table-row>
        <table:table-row table:style-name="ro2">
          <table:table-cell table:style-name="ce12" office:value-type="string" calcext:value-type="string" table:number-columns-spanned="2" table:number-rows-spanned="1">
            <text:p>MÉDIA(s)</text:p>
          </table:table-cell>
          <table:covered-table-cell/>
          <table:table-cell table:style-name="Default" table:formula="of:=SUM([.C2:.C31])/COUNT([.C2:.C31])" office:value-type="float" office:value="0.954601982088671" calcext:value-type="float">
            <text:p>0,954601982088671</text:p>
          </table:table-cell>
          <table:table-cell table:style-name="Default" table:formula="of:=SUM([.D2:.D31])/COUNT([.D2:.D31])" office:value-type="float" office:value="0.878859071711383" calcext:value-type="float">
            <text:p>0,878859071711383</text:p>
          </table:table-cell>
          <table:table-cell table:style-name="Default" table:formula="of:=SUM([.E2:.E31])/COUNT([.E2:.E31])" office:value-type="float" office:value="0.963796186521904" calcext:value-type="float">
            <text:p>0,963796186521904</text:p>
          </table:table-cell>
          <table:table-cell table:style-name="Default" table:formula="of:=SUM([.F2:.F31])/COUNT([.F2:.F31])" office:value-type="float" office:value="0.873185503111857" calcext:value-type="float">
            <text:p>0,873185503111857</text:p>
          </table:table-cell>
          <table:table-cell table:style-name="Default" table:formula="of:=SUM([.G2:.G31])/COUNT([.G2:.G31])" office:value-type="float" office:value="0.937964447260692" calcext:value-type="float">
            <text:p>0,937964447260692</text:p>
          </table:table-cell>
          <table:table-cell table:style-name="Default" table:formula="of:=SUM([.H2:.H31])/COUNT([.H2:.H31])" office:value-type="float" office:value="0.954374001989612" calcext:value-type="float">
            <text:p>0,954374001989612</text:p>
          </table:table-cell>
          <table:table-cell table:style-name="Default" table:formula="of:=SUM([.I2:.I31])/COUNT([.I2:.I31])" office:value-type="float" office:value="0.908391655291579" calcext:value-type="float">
            <text:p>0,908391655291579</text:p>
          </table:table-cell>
          <table:table-cell table:style-name="Default" table:formula="of:=SUM([.J2:.J31])/COUNT([.J2:.J31])" office:value-type="float" office:value="0.928684535172644" calcext:value-type="float">
            <text:p>0,928684535172644</text:p>
          </table:table-cell>
        </table:table-row>
        <table:table-row table:style-name="ro2" table:number-rows-repeated="4"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TEMPO TOTAL</text:p>
          </table:table-cell>
          <table:covered-table-cell table:style-name="ce15"/>
          <table:table-cell table:style-name="ce14" office:value-type="string" calcext:value-type="string">
            <text:p>PADRÃO</text:p>
          </table:table-cell>
          <table:table-cell table:style-name="ce17" office:value-type="string" calcext:value-type="string">
            <text:p>COMPACTO</text:p>
          </table:table-cell>
          <table:table-cell table:style-name="ce15" office:value-type="string" calcext:value-type="string">
            <text:p>IMG_R</text:p>
          </table:table-cell>
          <table:table-cell table:style-name="ce15" office:value-type="string" calcext:value-type="string">
            <text:p>IMG_RG</text:p>
          </table:table-cell>
          <table:table-cell table:style-name="ce15" office:value-type="string" calcext:value-type="string">
            <text:p>IMG_RGBA</text:p>
          </table:table-cell>
          <table:table-cell table:style-name="ce15" office:value-type="string" calcext:value-type="string">
            <text:p>IMG_R_COMPACTO</text:p>
          </table:table-cell>
          <table:table-cell table:style-name="ce15" office:value-type="string" calcext:value-type="string">
            <text:p>IMG_RG_COMPACTO</text:p>
          </table:table-cell>
          <table:table-cell table:style-name="ce15" office:value-type="string" calcext:value-type="string">
            <text:p>IMG_RGBA_COMPACTO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Dados.C41]/[$Dados.$L41]" office:value-type="float" office:value="1" calcext:value-type="float">
            <text:p>1,0000000</text:p>
          </table:table-cell>
          <table:table-cell table:formula="of:=[$Dados.D41]/[$Dados.$L41]" office:value-type="float" office:value="0.83324734396829" calcext:value-type="float">
            <text:p>0,8332473</text:p>
          </table:table-cell>
          <table:table-cell table:formula="of:=[$Dados.E41]/[$Dados.$L41]" office:value-type="float" office:value="0.918641931186848" calcext:value-type="float">
            <text:p>0,9186419</text:p>
          </table:table-cell>
          <table:table-cell table:formula="of:=[$Dados.F41]/[$Dados.$L41]" office:value-type="float" office:value="0.846656486565515" calcext:value-type="float">
            <text:p>0,8466565</text:p>
          </table:table-cell>
          <table:table-cell table:formula="of:=[$Dados.G41]/[$Dados.$L41]" office:value-type="float" office:value="0.968836544397154" calcext:value-type="float">
            <text:p>0,9688365</text:p>
          </table:table-cell>
          <table:table-cell table:formula="of:=[$Dados.H41]/[$Dados.$L41]" office:value-type="float" office:value="0.901389258910296" calcext:value-type="float">
            <text:p>0,9013893</text:p>
          </table:table-cell>
          <table:table-cell table:formula="of:=[$Dados.I41]/[$Dados.$L41]" office:value-type="float" office:value="0.814108320608207" calcext:value-type="float">
            <text:p>0,8141083</text:p>
          </table:table-cell>
          <table:table-cell table:formula="of:=[$Dados.J41]/[$Dados.$L41]" office:value-type="float" office:value="0.852814581370415" calcext:value-type="float">
            <text:p>0,85281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dos.C42]/[$Dados.$L42]" office:value-type="float" office:value="1" calcext:value-type="float">
            <text:p>1,0000000</text:p>
          </table:table-cell>
          <table:table-cell table:formula="of:=[$Dados.D42]/[$Dados.$L42]" office:value-type="float" office:value="0.833285233366651" calcext:value-type="float">
            <text:p>0,8332852</text:p>
          </table:table-cell>
          <table:table-cell table:formula="of:=[$Dados.E42]/[$Dados.$L42]" office:value-type="float" office:value="0.919223088209697" calcext:value-type="float">
            <text:p>0,9192231</text:p>
          </table:table-cell>
          <table:table-cell table:formula="of:=[$Dados.F42]/[$Dados.$L42]" office:value-type="float" office:value="0.84297434395736" calcext:value-type="float">
            <text:p>0,8429743</text:p>
          </table:table-cell>
          <table:table-cell table:formula="of:=[$Dados.G42]/[$Dados.$L42]" office:value-type="float" office:value="0.952866828542097" calcext:value-type="float">
            <text:p>0,9528668</text:p>
          </table:table-cell>
          <table:table-cell table:formula="of:=[$Dados.H42]/[$Dados.$L42]" office:value-type="float" office:value="0.896463763798413" calcext:value-type="float">
            <text:p>0,8964638</text:p>
          </table:table-cell>
          <table:table-cell table:formula="of:=[$Dados.I42]/[$Dados.$L42]" office:value-type="float" office:value="0.811298329534706" calcext:value-type="float">
            <text:p>0,8112983</text:p>
          </table:table-cell>
          <table:table-cell table:formula="of:=[$Dados.J42]/[$Dados.$L42]" office:value-type="float" office:value="0.842829056667967" calcext:value-type="float">
            <text:p>0,84282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dos.C43]/[$Dados.$L43]" office:value-type="float" office:value="1" calcext:value-type="float">
            <text:p>1,0000000</text:p>
          </table:table-cell>
          <table:table-cell table:formula="of:=[$Dados.D43]/[$Dados.$L43]" office:value-type="float" office:value="0.838345004519693" calcext:value-type="float">
            <text:p>0,8383450</text:p>
          </table:table-cell>
          <table:table-cell table:formula="of:=[$Dados.E43]/[$Dados.$L43]" office:value-type="float" office:value="0.923200843176013" calcext:value-type="float">
            <text:p>0,9232008</text:p>
          </table:table-cell>
          <table:table-cell table:formula="of:=[$Dados.F43]/[$Dados.$L43]" office:value-type="float" office:value="0.857650284496889" calcext:value-type="float">
            <text:p>0,8576503</text:p>
          </table:table-cell>
          <table:table-cell table:formula="of:=[$Dados.G43]/[$Dados.$L43]" office:value-type="float" office:value="0.847149967555727" calcext:value-type="float">
            <text:p>0,8471500</text:p>
          </table:table-cell>
          <table:table-cell table:formula="of:=[$Dados.H43]/[$Dados.$L43]" office:value-type="float" office:value="0.902275224953209" calcext:value-type="float">
            <text:p>0,9022752</text:p>
          </table:table-cell>
          <table:table-cell table:formula="of:=[$Dados.I43]/[$Dados.$L43]" office:value-type="float" office:value="0.828431685114268" calcext:value-type="float">
            <text:p>0,8284317</text:p>
          </table:table-cell>
          <table:table-cell table:formula="of:=[$Dados.J43]/[$Dados.$L43]" office:value-type="float" office:value="0.883855129758337" calcext:value-type="float">
            <text:p>0,88385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$Dados.C44]/[$Dados.$L44]" office:value-type="float" office:value="0.942103052237861" calcext:value-type="float">
            <text:p>0,9421031</text:p>
          </table:table-cell>
          <table:table-cell table:formula="of:=[$Dados.D44]/[$Dados.$L44]" office:value-type="float" office:value="0.785441197781858" calcext:value-type="float">
            <text:p>0,7854412</text:p>
          </table:table-cell>
          <table:table-cell table:formula="of:=[$Dados.E44]/[$Dados.$L44]" office:value-type="float" office:value="1" calcext:value-type="float">
            <text:p>1,0000000</text:p>
          </table:table-cell>
          <table:table-cell table:formula="of:=[$Dados.F44]/[$Dados.$L44]" office:value-type="float" office:value="0.79615879194557" calcext:value-type="float">
            <text:p>0,7961588</text:p>
          </table:table-cell>
          <table:table-cell table:formula="of:=[$Dados.G44]/[$Dados.$L44]" office:value-type="float" office:value="0.900507208226862" calcext:value-type="float">
            <text:p>0,9005072</text:p>
          </table:table-cell>
          <table:table-cell table:formula="of:=[$Dados.H44]/[$Dados.$L44]" office:value-type="float" office:value="0.846674896953265" calcext:value-type="float">
            <text:p>0,8466749</text:p>
          </table:table-cell>
          <table:table-cell table:formula="of:=[$Dados.I44]/[$Dados.$L44]" office:value-type="float" office:value="0.765508006185556" calcext:value-type="float">
            <text:p>0,7655080</text:p>
          </table:table-cell>
          <table:table-cell table:formula="of:=[$Dados.J44]/[$Dados.$L44]" office:value-type="float" office:value="0.799978721101513" calcext:value-type="float">
            <text:p>0,79997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$Dados.C45]/[$Dados.$L45]" office:value-type="float" office:value="1" calcext:value-type="float">
            <text:p>1,0000000</text:p>
          </table:table-cell>
          <table:table-cell table:formula="of:=[$Dados.D45]/[$Dados.$L45]" office:value-type="float" office:value="0.827567309310363" calcext:value-type="float">
            <text:p>0,8275673</text:p>
          </table:table-cell>
          <table:table-cell table:formula="of:=[$Dados.E45]/[$Dados.$L45]" office:value-type="float" office:value="0.974734606563591" calcext:value-type="float">
            <text:p>0,9747346</text:p>
          </table:table-cell>
          <table:table-cell table:formula="of:=[$Dados.F45]/[$Dados.$L45]" office:value-type="float" office:value="0.835129838488985" calcext:value-type="float">
            <text:p>0,8351298</text:p>
          </table:table-cell>
          <table:table-cell table:formula="of:=[$Dados.G45]/[$Dados.$L45]" office:value-type="float" office:value="0.941669338777715" calcext:value-type="float">
            <text:p>0,9416693</text:p>
          </table:table-cell>
          <table:table-cell table:formula="of:=[$Dados.H45]/[$Dados.$L45]" office:value-type="float" office:value="0.887484148309402" calcext:value-type="float">
            <text:p>0,8874841</text:p>
          </table:table-cell>
          <table:table-cell table:formula="of:=[$Dados.I45]/[$Dados.$L45]" office:value-type="float" office:value="0.804198066443831" calcext:value-type="float">
            <text:p>0,8041981</text:p>
          </table:table-cell>
          <table:table-cell table:formula="of:=[$Dados.J45]/[$Dados.$L45]" office:value-type="float" office:value="0.834363213587157" calcext:value-type="float">
            <text:p>0,83436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$Dados.C46]/[$Dados.$L46]" office:value-type="float" office:value="0.966689416055351" calcext:value-type="float">
            <text:p>0,9666894</text:p>
          </table:table-cell>
          <table:table-cell table:formula="of:=[$Dados.D46]/[$Dados.$L46]" office:value-type="float" office:value="0.930739426596298" calcext:value-type="float">
            <text:p>0,9307394</text:p>
          </table:table-cell>
          <table:table-cell table:formula="of:=[$Dados.E46]/[$Dados.$L46]" office:value-type="float" office:value="0.906781104429223" calcext:value-type="float">
            <text:p>0,9067811</text:p>
          </table:table-cell>
          <table:table-cell table:formula="of:=[$Dados.F46]/[$Dados.$L46]" office:value-type="float" office:value="0.946692584294823" calcext:value-type="float">
            <text:p>0,9466926</text:p>
          </table:table-cell>
          <table:table-cell table:formula="of:=[$Dados.G46]/[$Dados.$L46]" office:value-type="float" office:value="0.938020422042847" calcext:value-type="float">
            <text:p>0,9380204</text:p>
          </table:table-cell>
          <table:table-cell table:formula="of:=[$Dados.H46]/[$Dados.$L46]" office:value-type="float" office:value="1" calcext:value-type="float">
            <text:p>1,0000000</text:p>
          </table:table-cell>
          <table:table-cell table:formula="of:=[$Dados.I46]/[$Dados.$L46]" office:value-type="float" office:value="0.913925127116676" calcext:value-type="float">
            <text:p>0,9139251</text:p>
          </table:table-cell>
          <table:table-cell table:formula="of:=[$Dados.J46]/[$Dados.$L46]" office:value-type="float" office:value="0.961368917665079" calcext:value-type="float">
            <text:p>0,96136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$Dados.C47]/[$Dados.$L47]" office:value-type="float" office:value="1" calcext:value-type="float">
            <text:p>1,0000000</text:p>
          </table:table-cell>
          <table:table-cell table:formula="of:=[$Dados.D47]/[$Dados.$L47]" office:value-type="float" office:value="0.829549720443305" calcext:value-type="float">
            <text:p>0,8295497</text:p>
          </table:table-cell>
          <table:table-cell table:formula="of:=[$Dados.E47]/[$Dados.$L47]" office:value-type="float" office:value="0.919131401609194" calcext:value-type="float">
            <text:p>0,9191314</text:p>
          </table:table-cell>
          <table:table-cell table:formula="of:=[$Dados.F47]/[$Dados.$L47]" office:value-type="float" office:value="0.841203428803705" calcext:value-type="float">
            <text:p>0,8412034</text:p>
          </table:table-cell>
          <table:table-cell table:formula="of:=[$Dados.G47]/[$Dados.$L47]" office:value-type="float" office:value="0.954161070883463" calcext:value-type="float">
            <text:p>0,9541611</text:p>
          </table:table-cell>
          <table:table-cell table:formula="of:=[$Dados.H47]/[$Dados.$L47]" office:value-type="float" office:value="0.896081025612414" calcext:value-type="float">
            <text:p>0,8960810</text:p>
          </table:table-cell>
          <table:table-cell table:formula="of:=[$Dados.I47]/[$Dados.$L47]" office:value-type="float" office:value="0.808293050336146" calcext:value-type="float">
            <text:p>0,8082931</text:p>
          </table:table-cell>
          <table:table-cell table:formula="of:=[$Dados.J47]/[$Dados.$L47]" office:value-type="float" office:value="0.846080427843289" calcext:value-type="float">
            <text:p>0,84608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$Dados.C48]/[$Dados.$L48]" office:value-type="float" office:value="1" calcext:value-type="float">
            <text:p>1,0000000</text:p>
          </table:table-cell>
          <table:table-cell table:formula="of:=[$Dados.D48]/[$Dados.$L48]" office:value-type="float" office:value="0.831323933670302" calcext:value-type="float">
            <text:p>0,8313239</text:p>
          </table:table-cell>
          <table:table-cell table:formula="of:=[$Dados.E48]/[$Dados.$L48]" office:value-type="float" office:value="0.920457174386411" calcext:value-type="float">
            <text:p>0,9204572</text:p>
          </table:table-cell>
          <table:table-cell table:formula="of:=[$Dados.F48]/[$Dados.$L48]" office:value-type="float" office:value="0.842715852324791" calcext:value-type="float">
            <text:p>0,8427159</text:p>
          </table:table-cell>
          <table:table-cell table:formula="of:=[$Dados.G48]/[$Dados.$L48]" office:value-type="float" office:value="0.953999192062507" calcext:value-type="float">
            <text:p>0,9539992</text:p>
          </table:table-cell>
          <table:table-cell table:formula="of:=[$Dados.H48]/[$Dados.$L48]" office:value-type="float" office:value="0.896928458120265" calcext:value-type="float">
            <text:p>0,8969285</text:p>
          </table:table-cell>
          <table:table-cell table:formula="of:=[$Dados.I48]/[$Dados.$L48]" office:value-type="float" office:value="0.809567950499049" calcext:value-type="float">
            <text:p>0,8095680</text:p>
          </table:table-cell>
          <table:table-cell table:formula="of:=[$Dados.J48]/[$Dados.$L48]" office:value-type="float" office:value="0.847517365729656" calcext:value-type="float">
            <text:p>0,84751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$Dados.C49]/[$Dados.$L49]" office:value-type="float" office:value="1" calcext:value-type="float">
            <text:p>1,0000000</text:p>
          </table:table-cell>
          <table:table-cell table:formula="of:=[$Dados.D49]/[$Dados.$L49]" office:value-type="float" office:value="0.835245747789132" calcext:value-type="float">
            <text:p>0,8352457</text:p>
          </table:table-cell>
          <table:table-cell table:formula="of:=[$Dados.E49]/[$Dados.$L49]" office:value-type="float" office:value="0.920641490641718" calcext:value-type="float">
            <text:p>0,9206415</text:p>
          </table:table-cell>
          <table:table-cell table:formula="of:=[$Dados.F49]/[$Dados.$L49]" office:value-type="float" office:value="0.848261955935627" calcext:value-type="float">
            <text:p>0,8482620</text:p>
          </table:table-cell>
          <table:table-cell table:formula="of:=[$Dados.G49]/[$Dados.$L49]" office:value-type="float" office:value="0.963323630216872" calcext:value-type="float">
            <text:p>0,9633236</text:p>
          </table:table-cell>
          <table:table-cell table:formula="of:=[$Dados.H49]/[$Dados.$L49]" office:value-type="float" office:value="0.902639913116783" calcext:value-type="float">
            <text:p>0,9026399</text:p>
          </table:table-cell>
          <table:table-cell table:formula="of:=[$Dados.I49]/[$Dados.$L49]" office:value-type="float" office:value="0.813398546376954" calcext:value-type="float">
            <text:p>0,8133985</text:p>
          </table:table-cell>
          <table:table-cell table:formula="of:=[$Dados.J49]/[$Dados.$L49]" office:value-type="float" office:value="0.8551427421376" calcext:value-type="float">
            <text:p>0,85514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$Dados.C50]/[$Dados.$L50]" office:value-type="float" office:value="1" calcext:value-type="float">
            <text:p>1,0000000</text:p>
          </table:table-cell>
          <table:table-cell table:formula="of:=[$Dados.D50]/[$Dados.$L50]" office:value-type="float" office:value="0.834115867241776" calcext:value-type="float">
            <text:p>0,8341159</text:p>
          </table:table-cell>
          <table:table-cell table:formula="of:=[$Dados.E50]/[$Dados.$L50]" office:value-type="float" office:value="0.919833011833479" calcext:value-type="float">
            <text:p>0,9198330</text:p>
          </table:table-cell>
          <table:table-cell table:formula="of:=[$Dados.F50]/[$Dados.$L50]" office:value-type="float" office:value="0.844439256111353" calcext:value-type="float">
            <text:p>0,8444393</text:p>
          </table:table-cell>
          <table:table-cell table:formula="of:=[$Dados.G50]/[$Dados.$L50]" office:value-type="float" office:value="0.952641296737837" calcext:value-type="float">
            <text:p>0,9526413</text:p>
          </table:table-cell>
          <table:table-cell table:formula="of:=[$Dados.H50]/[$Dados.$L50]" office:value-type="float" office:value="0.897614944357678" calcext:value-type="float">
            <text:p>0,8976149</text:p>
          </table:table-cell>
          <table:table-cell table:formula="of:=[$Dados.I50]/[$Dados.$L50]" office:value-type="float" office:value="0.812203795819849" calcext:value-type="float">
            <text:p>0,8122038</text:p>
          </table:table-cell>
          <table:table-cell table:formula="of:=[$Dados.J50]/[$Dados.$L50]" office:value-type="float" office:value="0.846048183362627" calcext:value-type="float">
            <text:p>0,84604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$Dados.C51]/[$Dados.$L51]" office:value-type="float" office:value="1" calcext:value-type="float">
            <text:p>1,0000000</text:p>
          </table:table-cell>
          <table:table-cell table:formula="of:=[$Dados.D51]/[$Dados.$L51]" office:value-type="float" office:value="0.835005355431535" calcext:value-type="float">
            <text:p>0,8350054</text:p>
          </table:table-cell>
          <table:table-cell table:formula="of:=[$Dados.E51]/[$Dados.$L51]" office:value-type="float" office:value="0.920121765601218" calcext:value-type="float">
            <text:p>0,9201218</text:p>
          </table:table-cell>
          <table:table-cell table:formula="of:=[$Dados.F51]/[$Dados.$L51]" office:value-type="float" office:value="0.847059586222448" calcext:value-type="float">
            <text:p>0,8470596</text:p>
          </table:table-cell>
          <table:table-cell table:formula="of:=[$Dados.G51]/[$Dados.$L51]" office:value-type="float" office:value="0.963430858560235" calcext:value-type="float">
            <text:p>0,9634309</text:p>
          </table:table-cell>
          <table:table-cell table:formula="of:=[$Dados.H51]/[$Dados.$L51]" office:value-type="float" office:value="0.903186763628164" calcext:value-type="float">
            <text:p>0,9031868</text:p>
          </table:table-cell>
          <table:table-cell table:formula="of:=[$Dados.I51]/[$Dados.$L51]" office:value-type="float" office:value="0.813472010823609" calcext:value-type="float">
            <text:p>0,8134720</text:p>
          </table:table-cell>
          <table:table-cell table:formula="of:=[$Dados.J51]/[$Dados.$L51]" office:value-type="float" office:value="0.855848694965894" calcext:value-type="float">
            <text:p>0,8558487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formula="of:=[$Dados.C52]/[$Dados.$L52]" office:value-type="float" office:value="1" calcext:value-type="float">
            <text:p>1,0000000</text:p>
          </table:table-cell>
          <table:table-cell table:formula="of:=[$Dados.D52]/[$Dados.$L52]" office:value-type="float" office:value="0.832368023741762" calcext:value-type="float">
            <text:p>0,8323680</text:p>
          </table:table-cell>
          <table:table-cell table:formula="of:=[$Dados.E52]/[$Dados.$L52]" office:value-type="float" office:value="0.917221240013042" calcext:value-type="float">
            <text:p>0,9172212</text:p>
          </table:table-cell>
          <table:table-cell table:formula="of:=[$Dados.F52]/[$Dados.$L52]" office:value-type="float" office:value="0.840578936708372" calcext:value-type="float">
            <text:p>0,8405789</text:p>
          </table:table-cell>
          <table:table-cell table:formula="of:=[$Dados.G52]/[$Dados.$L52]" office:value-type="float" office:value="0.948805427792123" calcext:value-type="float">
            <text:p>0,9488054</text:p>
          </table:table-cell>
          <table:table-cell table:formula="of:=[$Dados.H52]/[$Dados.$L52]" office:value-type="float" office:value="0.893265247050386" calcext:value-type="float">
            <text:p>0,8932652</text:p>
          </table:table-cell>
          <table:table-cell table:formula="of:=[$Dados.I52]/[$Dados.$L52]" office:value-type="float" office:value="0.809948241515199" calcext:value-type="float">
            <text:p>0,8099482</text:p>
          </table:table-cell>
          <table:table-cell table:formula="of:=[$Dados.J52]/[$Dados.$L52]" office:value-type="float" office:value="0.840841706253636" calcext:value-type="float">
            <text:p>0,84084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$Dados.C53]/[$Dados.$L53]" office:value-type="float" office:value="1" calcext:value-type="float">
            <text:p>1,0000000</text:p>
          </table:table-cell>
          <table:table-cell table:formula="of:=[$Dados.D53]/[$Dados.$L53]" office:value-type="float" office:value="0.841766682484019" calcext:value-type="float">
            <text:p>0,8417667</text:p>
          </table:table-cell>
          <table:table-cell table:formula="of:=[$Dados.E53]/[$Dados.$L53]" office:value-type="float" office:value="0.921578726047321" calcext:value-type="float">
            <text:p>0,9215787</text:p>
          </table:table-cell>
          <table:table-cell table:formula="of:=[$Dados.F53]/[$Dados.$L53]" office:value-type="float" office:value="0.856580982913402" calcext:value-type="float">
            <text:p>0,8565810</text:p>
          </table:table-cell>
          <table:table-cell table:formula="of:=[$Dados.G53]/[$Dados.$L53]" office:value-type="float" office:value="0.846000717567677" calcext:value-type="float">
            <text:p>0,8460007</text:p>
          </table:table-cell>
          <table:table-cell table:formula="of:=[$Dados.H53]/[$Dados.$L53]" office:value-type="float" office:value="0.901180128776393" calcext:value-type="float">
            <text:p>0,9011801</text:p>
          </table:table-cell>
          <table:table-cell table:formula="of:=[$Dados.I53]/[$Dados.$L53]" office:value-type="float" office:value="0.827666091840947" calcext:value-type="float">
            <text:p>0,8276661</text:p>
          </table:table-cell>
          <table:table-cell table:formula="of:=[$Dados.J53]/[$Dados.$L53]" office:value-type="float" office:value="0.854829500518886" calcext:value-type="float">
            <text:p>0,85482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dos.C54]/[$Dados.$L54]" office:value-type="float" office:value="1" calcext:value-type="float">
            <text:p>1,0000000</text:p>
          </table:table-cell>
          <table:table-cell table:formula="of:=[$Dados.D54]/[$Dados.$L54]" office:value-type="float" office:value="0.834590682370058" calcext:value-type="float">
            <text:p>0,8345907</text:p>
          </table:table-cell>
          <table:table-cell table:formula="of:=[$Dados.E54]/[$Dados.$L54]" office:value-type="float" office:value="0.919913461829914" calcext:value-type="float">
            <text:p>0,9199135</text:p>
          </table:table-cell>
          <table:table-cell table:formula="of:=[$Dados.F54]/[$Dados.$L54]" office:value-type="float" office:value="0.846508414696165" calcext:value-type="float">
            <text:p>0,8465084</text:p>
          </table:table-cell>
          <table:table-cell table:formula="of:=[$Dados.G54]/[$Dados.$L54]" office:value-type="float" office:value="0.95952458734815" calcext:value-type="float">
            <text:p>0,9595246</text:p>
          </table:table-cell>
          <table:table-cell table:formula="of:=[$Dados.H54]/[$Dados.$L54]" office:value-type="float" office:value="0.902413857558071" calcext:value-type="float">
            <text:p>0,9024139</text:p>
          </table:table-cell>
          <table:table-cell table:formula="of:=[$Dados.I54]/[$Dados.$L54]" office:value-type="float" office:value="0.813386809959552" calcext:value-type="float">
            <text:p>0,8133868</text:p>
          </table:table-cell>
          <table:table-cell table:formula="of:=[$Dados.J54]/[$Dados.$L54]" office:value-type="float" office:value="0.85135019079149" calcext:value-type="float">
            <text:p>0,85135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dos.C55]/[$Dados.$L55]" office:value-type="float" office:value="0.966594671141386" calcext:value-type="float">
            <text:p>0,9665947</text:p>
          </table:table-cell>
          <table:table-cell table:formula="of:=[$Dados.D55]/[$Dados.$L55]" office:value-type="float" office:value="0.804234552353593" calcext:value-type="float">
            <text:p>0,8042346</text:p>
          </table:table-cell>
          <table:table-cell table:formula="of:=[$Dados.E55]/[$Dados.$L55]" office:value-type="float" office:value="1" calcext:value-type="float">
            <text:p>1,0000000</text:p>
          </table:table-cell>
          <table:table-cell table:formula="of:=[$Dados.F55]/[$Dados.$L55]" office:value-type="float" office:value="0.812214913877885" calcext:value-type="float">
            <text:p>0,8122149</text:p>
          </table:table-cell>
          <table:table-cell table:formula="of:=[$Dados.G55]/[$Dados.$L55]" office:value-type="float" office:value="0.916724827410906" calcext:value-type="float">
            <text:p>0,9167248</text:p>
          </table:table-cell>
          <table:table-cell table:formula="of:=[$Dados.H55]/[$Dados.$L55]" office:value-type="float" office:value="0.863577081113619" calcext:value-type="float">
            <text:p>0,8635771</text:p>
          </table:table-cell>
          <table:table-cell table:formula="of:=[$Dados.I55]/[$Dados.$L55]" office:value-type="float" office:value="0.782139820197687" calcext:value-type="float">
            <text:p>0,7821398</text:p>
          </table:table-cell>
          <table:table-cell table:formula="of:=[$Dados.J55]/[$Dados.$L55]" office:value-type="float" office:value="0.811969167651018" calcext:value-type="float">
            <text:p>0,8119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dos.C56]/[$Dados.$L56]" office:value-type="float" office:value="1" calcext:value-type="float">
            <text:p>1,0000000</text:p>
          </table:table-cell>
          <table:table-cell table:formula="of:=[$Dados.D56]/[$Dados.$L56]" office:value-type="float" office:value="0.893229358573991" calcext:value-type="float">
            <text:p>0,8932294</text:p>
          </table:table-cell>
          <table:table-cell table:formula="of:=[$Dados.E56]/[$Dados.$L56]" office:value-type="float" office:value="0.867404396175243" calcext:value-type="float">
            <text:p>0,8674044</text:p>
          </table:table-cell>
          <table:table-cell table:formula="of:=[$Dados.F56]/[$Dados.$L56]" office:value-type="float" office:value="0.907848241952728" calcext:value-type="float">
            <text:p>0,9078482</text:p>
          </table:table-cell>
          <table:table-cell table:formula="of:=[$Dados.G56]/[$Dados.$L56]" office:value-type="float" office:value="0.900979142631061" calcext:value-type="float">
            <text:p>0,9009791</text:p>
          </table:table-cell>
          <table:table-cell table:formula="of:=[$Dados.H56]/[$Dados.$L56]" office:value-type="float" office:value="0.959989852192349" calcext:value-type="float">
            <text:p>0,9599899</text:p>
          </table:table-cell>
          <table:table-cell table:formula="of:=[$Dados.I56]/[$Dados.$L56]" office:value-type="float" office:value="0.878423223982652" calcext:value-type="float">
            <text:p>0,8784232</text:p>
          </table:table-cell>
          <table:table-cell table:formula="of:=[$Dados.J56]/[$Dados.$L56]" office:value-type="float" office:value="0.927555526024898" calcext:value-type="float">
            <text:p>0,92755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$Dados.C57]/[$Dados.$L57]" office:value-type="float" office:value="1" calcext:value-type="float">
            <text:p>1,0000000</text:p>
          </table:table-cell>
          <table:table-cell table:formula="of:=[$Dados.D57]/[$Dados.$L57]" office:value-type="float" office:value="0.834233143323192" calcext:value-type="float">
            <text:p>0,8342331</text:p>
          </table:table-cell>
          <table:table-cell table:formula="of:=[$Dados.E57]/[$Dados.$L57]" office:value-type="float" office:value="0.981577426443192" calcext:value-type="float">
            <text:p>0,9815774</text:p>
          </table:table-cell>
          <table:table-cell table:formula="of:=[$Dados.F57]/[$Dados.$L57]" office:value-type="float" office:value="0.851332955855647" calcext:value-type="float">
            <text:p>0,8513330</text:p>
          </table:table-cell>
          <table:table-cell table:formula="of:=[$Dados.G57]/[$Dados.$L57]" office:value-type="float" office:value="0.956447167303782" calcext:value-type="float">
            <text:p>0,9564472</text:p>
          </table:table-cell>
          <table:table-cell table:formula="of:=[$Dados.H57]/[$Dados.$L57]" office:value-type="float" office:value="0.898996725918928" calcext:value-type="float">
            <text:p>0,8989967</text:p>
          </table:table-cell>
          <table:table-cell table:formula="of:=[$Dados.I57]/[$Dados.$L57]" office:value-type="float" office:value="0.8120403157904" calcext:value-type="float">
            <text:p>0,8120403</text:p>
          </table:table-cell>
          <table:table-cell table:formula="of:=[$Dados.J57]/[$Dados.$L57]" office:value-type="float" office:value="0.850261398408139" calcext:value-type="float">
            <text:p>0,85026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$Dados.C58]/[$Dados.$L58]" office:value-type="float" office:value="1" calcext:value-type="float">
            <text:p>1,0000000</text:p>
          </table:table-cell>
          <table:table-cell table:formula="of:=[$Dados.D58]/[$Dados.$L58]" office:value-type="float" office:value="0.835177077557132" calcext:value-type="float">
            <text:p>0,8351771</text:p>
          </table:table-cell>
          <table:table-cell table:formula="of:=[$Dados.E58]/[$Dados.$L58]" office:value-type="float" office:value="0.923078975515479" calcext:value-type="float">
            <text:p>0,9230790</text:p>
          </table:table-cell>
          <table:table-cell table:formula="of:=[$Dados.F58]/[$Dados.$L58]" office:value-type="float" office:value="0.846647888936065" calcext:value-type="float">
            <text:p>0,8466479</text:p>
          </table:table-cell>
          <table:table-cell table:formula="of:=[$Dados.G58]/[$Dados.$L58]" office:value-type="float" office:value="0.961151443016007" calcext:value-type="float">
            <text:p>0,9611514</text:p>
          </table:table-cell>
          <table:table-cell table:formula="of:=[$Dados.H58]/[$Dados.$L58]" office:value-type="float" office:value="0.900881346861343" calcext:value-type="float">
            <text:p>0,9008813</text:p>
          </table:table-cell>
          <table:table-cell table:formula="of:=[$Dados.I58]/[$Dados.$L58]" office:value-type="float" office:value="0.813864585339294" calcext:value-type="float">
            <text:p>0,8138646</text:p>
          </table:table-cell>
          <table:table-cell table:formula="of:=[$Dados.J58]/[$Dados.$L58]" office:value-type="float" office:value="0.850742176654517" calcext:value-type="float">
            <text:p>0,85074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Dados.C59]/[$Dados.$L59]" office:value-type="float" office:value="1" calcext:value-type="float">
            <text:p>1,0000000</text:p>
          </table:table-cell>
          <table:table-cell table:formula="of:=[$Dados.D59]/[$Dados.$L59]" office:value-type="float" office:value="0.834639002741233" calcext:value-type="float">
            <text:p>0,8346390</text:p>
          </table:table-cell>
          <table:table-cell table:formula="of:=[$Dados.E59]/[$Dados.$L59]" office:value-type="float" office:value="0.920011585146438" calcext:value-type="float">
            <text:p>0,9200116</text:p>
          </table:table-cell>
          <table:table-cell table:formula="of:=[$Dados.F59]/[$Dados.$L59]" office:value-type="float" office:value="0.848508412396107" calcext:value-type="float">
            <text:p>0,8485084</text:p>
          </table:table-cell>
          <table:table-cell table:formula="of:=[$Dados.G59]/[$Dados.$L59]" office:value-type="float" office:value="0.964897591401247" calcext:value-type="float">
            <text:p>0,9648976</text:p>
          </table:table-cell>
          <table:table-cell table:formula="of:=[$Dados.H59]/[$Dados.$L59]" office:value-type="float" office:value="0.903105462864632" calcext:value-type="float">
            <text:p>0,9031055</text:p>
          </table:table-cell>
          <table:table-cell table:formula="of:=[$Dados.I59]/[$Dados.$L59]" office:value-type="float" office:value="0.813790420020069" calcext:value-type="float">
            <text:p>0,8137904</text:p>
          </table:table-cell>
          <table:table-cell table:formula="of:=[$Dados.J59]/[$Dados.$L59]" office:value-type="float" office:value="0.854798327760176" calcext:value-type="float">
            <text:p>0,85479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$Dados.C60]/[$Dados.$L60]" office:value-type="float" office:value="1" calcext:value-type="float">
            <text:p>1,0000000</text:p>
          </table:table-cell>
          <table:table-cell table:formula="of:=[$Dados.D60]/[$Dados.$L60]" office:value-type="float" office:value="0.83408302731037" calcext:value-type="float">
            <text:p>0,8340830</text:p>
          </table:table-cell>
          <table:table-cell table:formula="of:=[$Dados.E60]/[$Dados.$L60]" office:value-type="float" office:value="0.915989222344576" calcext:value-type="float">
            <text:p>0,9159892</text:p>
          </table:table-cell>
          <table:table-cell table:formula="of:=[$Dados.F60]/[$Dados.$L60]" office:value-type="float" office:value="0.843989638402934" calcext:value-type="float">
            <text:p>0,8439896</text:p>
          </table:table-cell>
          <table:table-cell table:formula="of:=[$Dados.G60]/[$Dados.$L60]" office:value-type="float" office:value="0.954760504850692" calcext:value-type="float">
            <text:p>0,9547605</text:p>
          </table:table-cell>
          <table:table-cell table:formula="of:=[$Dados.H60]/[$Dados.$L60]" office:value-type="float" office:value="0.896886351292771" calcext:value-type="float">
            <text:p>0,8968864</text:p>
          </table:table-cell>
          <table:table-cell table:formula="of:=[$Dados.I60]/[$Dados.$L60]" office:value-type="float" office:value="0.811278607126307" calcext:value-type="float">
            <text:p>0,8112786</text:p>
          </table:table-cell>
          <table:table-cell table:formula="of:=[$Dados.J60]/[$Dados.$L60]" office:value-type="float" office:value="0.845703387761407" calcext:value-type="float">
            <text:p>0,845703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$Dados.C61]/[$Dados.$L61]" office:value-type="float" office:value="1" calcext:value-type="float">
            <text:p>1,0000000</text:p>
          </table:table-cell>
          <table:table-cell table:formula="of:=[$Dados.D61]/[$Dados.$L61]" office:value-type="float" office:value="0.835302807800234" calcext:value-type="float">
            <text:p>0,8353028</text:p>
          </table:table-cell>
          <table:table-cell table:formula="of:=[$Dados.E61]/[$Dados.$L61]" office:value-type="float" office:value="0.920385279115389" calcext:value-type="float">
            <text:p>0,9203853</text:p>
          </table:table-cell>
          <table:table-cell table:formula="of:=[$Dados.F61]/[$Dados.$L61]" office:value-type="float" office:value="0.847439076448099" calcext:value-type="float">
            <text:p>0,8474391</text:p>
          </table:table-cell>
          <table:table-cell table:formula="of:=[$Dados.G61]/[$Dados.$L61]" office:value-type="float" office:value="0.965234689917132" calcext:value-type="float">
            <text:p>0,9652347</text:p>
          </table:table-cell>
          <table:table-cell table:formula="of:=[$Dados.H61]/[$Dados.$L61]" office:value-type="float" office:value="0.903585686378244" calcext:value-type="float">
            <text:p>0,9035857</text:p>
          </table:table-cell>
          <table:table-cell table:formula="of:=[$Dados.I61]/[$Dados.$L61]" office:value-type="float" office:value="0.813514597402231" calcext:value-type="float">
            <text:p>0,8135146</text:p>
          </table:table-cell>
          <table:table-cell table:formula="of:=[$Dados.J61]/[$Dados.$L61]" office:value-type="float" office:value="0.863187630388996" calcext:value-type="float">
            <text:p>0,86318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$Dados.C62]/[$Dados.$L62]" office:value-type="float" office:value="1" calcext:value-type="float">
            <text:p>1,0000000</text:p>
          </table:table-cell>
          <table:table-cell table:formula="of:=[$Dados.D62]/[$Dados.$L62]" office:value-type="float" office:value="0.832927610400917" calcext:value-type="float">
            <text:p>0,8329276</text:p>
          </table:table-cell>
          <table:table-cell table:formula="of:=[$Dados.E62]/[$Dados.$L62]" office:value-type="float" office:value="0.918103432944082" calcext:value-type="float">
            <text:p>0,9181034</text:p>
          </table:table-cell>
          <table:table-cell table:formula="of:=[$Dados.F62]/[$Dados.$L62]" office:value-type="float" office:value="0.841639458103373" calcext:value-type="float">
            <text:p>0,8416395</text:p>
          </table:table-cell>
          <table:table-cell table:formula="of:=[$Dados.G62]/[$Dados.$L62]" office:value-type="float" office:value="0.951057966894431" calcext:value-type="float">
            <text:p>0,9510580</text:p>
          </table:table-cell>
          <table:table-cell table:formula="of:=[$Dados.H62]/[$Dados.$L62]" office:value-type="float" office:value="0.895332239062513" calcext:value-type="float">
            <text:p>0,8953322</text:p>
          </table:table-cell>
          <table:table-cell table:formula="of:=[$Dados.I62]/[$Dados.$L62]" office:value-type="float" office:value="0.810052990689213" calcext:value-type="float">
            <text:p>0,8100530</text:p>
          </table:table-cell>
          <table:table-cell table:formula="of:=[$Dados.J62]/[$Dados.$L62]" office:value-type="float" office:value="0.841632617770692" calcext:value-type="float">
            <text:p>0,8416326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formula="of:=[$Dados.C63]/[$Dados.$L63]" office:value-type="float" office:value="1" calcext:value-type="float">
            <text:p>1,0000000</text:p>
          </table:table-cell>
          <table:table-cell table:formula="of:=[$Dados.D63]/[$Dados.$L63]" office:value-type="float" office:value="0.839628129812354" calcext:value-type="float">
            <text:p>0,8396281</text:p>
          </table:table-cell>
          <table:table-cell table:formula="of:=[$Dados.E63]/[$Dados.$L63]" office:value-type="float" office:value="0.92304986786821" calcext:value-type="float">
            <text:p>0,9230499</text:p>
          </table:table-cell>
          <table:table-cell table:formula="of:=[$Dados.F63]/[$Dados.$L63]" office:value-type="float" office:value="0.858647502804236" calcext:value-type="float">
            <text:p>0,8586475</text:p>
          </table:table-cell>
          <table:table-cell table:formula="of:=[$Dados.G63]/[$Dados.$L63]" office:value-type="float" office:value="0.848031331394133" calcext:value-type="float">
            <text:p>0,8480313</text:p>
          </table:table-cell>
          <table:table-cell table:formula="of:=[$Dados.H63]/[$Dados.$L63]" office:value-type="float" office:value="0.903827068955684" calcext:value-type="float">
            <text:p>0,9038271</text:p>
          </table:table-cell>
          <table:table-cell table:formula="of:=[$Dados.I63]/[$Dados.$L63]" office:value-type="float" office:value="0.828513850073195" calcext:value-type="float">
            <text:p>0,8285139</text:p>
          </table:table-cell>
          <table:table-cell table:formula="of:=[$Dados.J63]/[$Dados.$L63]" office:value-type="float" office:value="0.863628586094793" calcext:value-type="float">
            <text:p>0,86362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$Dados.C64]/[$Dados.$L64]" office:value-type="float" office:value="1" calcext:value-type="float">
            <text:p>1,0000000</text:p>
          </table:table-cell>
          <table:table-cell table:formula="of:=[$Dados.D64]/[$Dados.$L64]" office:value-type="float" office:value="0.83387976090352" calcext:value-type="float">
            <text:p>0,8338798</text:p>
          </table:table-cell>
          <table:table-cell table:formula="of:=[$Dados.E64]/[$Dados.$L64]" office:value-type="float" office:value="0.922672113420642" calcext:value-type="float">
            <text:p>0,9226721</text:p>
          </table:table-cell>
          <table:table-cell table:formula="of:=[$Dados.F64]/[$Dados.$L64]" office:value-type="float" office:value="0.845246981256758" calcext:value-type="float">
            <text:p>0,8452470</text:p>
          </table:table-cell>
          <table:table-cell table:formula="of:=[$Dados.G64]/[$Dados.$L64]" office:value-type="float" office:value="0.956415955785173" calcext:value-type="float">
            <text:p>0,9564160</text:p>
          </table:table-cell>
          <table:table-cell table:formula="of:=[$Dados.H64]/[$Dados.$L64]" office:value-type="float" office:value="0.89878574432296" calcext:value-type="float">
            <text:p>0,8987857</text:p>
          </table:table-cell>
          <table:table-cell table:formula="of:=[$Dados.I64]/[$Dados.$L64]" office:value-type="float" office:value="0.811594001561937" calcext:value-type="float">
            <text:p>0,8115940</text:p>
          </table:table-cell>
          <table:table-cell table:formula="of:=[$Dados.J64]/[$Dados.$L64]" office:value-type="float" office:value="0.85108547098402" calcext:value-type="float">
            <text:p>0,85108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$Dados.C65]/[$Dados.$L65]" office:value-type="float" office:value="1" calcext:value-type="float">
            <text:p>1,0000000</text:p>
          </table:table-cell>
          <table:table-cell table:formula="of:=[$Dados.D65]/[$Dados.$L65]" office:value-type="float" office:value="0.831176526946" calcext:value-type="float">
            <text:p>0,8311765</text:p>
          </table:table-cell>
          <table:table-cell table:formula="of:=[$Dados.E65]/[$Dados.$L65]" office:value-type="float" office:value="0.910407665015041" calcext:value-type="float">
            <text:p>0,9104077</text:p>
          </table:table-cell>
          <table:table-cell table:formula="of:=[$Dados.F65]/[$Dados.$L65]" office:value-type="float" office:value="0.838804161082529" calcext:value-type="float">
            <text:p>0,8388042</text:p>
          </table:table-cell>
          <table:table-cell table:formula="of:=[$Dados.G65]/[$Dados.$L65]" office:value-type="float" office:value="0.944390183047513" calcext:value-type="float">
            <text:p>0,9443902</text:p>
          </table:table-cell>
          <table:table-cell table:formula="of:=[$Dados.H65]/[$Dados.$L65]" office:value-type="float" office:value="0.890045393342026" calcext:value-type="float">
            <text:p>0,8900454</text:p>
          </table:table-cell>
          <table:table-cell table:formula="of:=[$Dados.I65]/[$Dados.$L65]" office:value-type="float" office:value="0.808644322937807" calcext:value-type="float">
            <text:p>0,8086443</text:p>
          </table:table-cell>
          <table:table-cell table:formula="of:=[$Dados.J65]/[$Dados.$L65]" office:value-type="float" office:value="0.838217195619927" calcext:value-type="float">
            <text:p>0,83821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$Dados.C66]/[$Dados.$L66]" office:value-type="float" office:value="0.954297321892137" calcext:value-type="float">
            <text:p>0,9542973</text:p>
          </table:table-cell>
          <table:table-cell table:formula="of:=[$Dados.D66]/[$Dados.$L66]" office:value-type="float" office:value="0.921506320643573" calcext:value-type="float">
            <text:p>0,9215063</text:p>
          </table:table-cell>
          <table:table-cell table:formula="of:=[$Dados.E66]/[$Dados.$L66]" office:value-type="float" office:value="1" calcext:value-type="float">
            <text:p>1,0000000</text:p>
          </table:table-cell>
          <table:table-cell table:formula="of:=[$Dados.F66]/[$Dados.$L66]" office:value-type="float" office:value="0.936223246471585" calcext:value-type="float">
            <text:p>0,9362232</text:p>
          </table:table-cell>
          <table:table-cell table:formula="of:=[$Dados.G66]/[$Dados.$L66]" office:value-type="float" office:value="0.926119987139447" calcext:value-type="float">
            <text:p>0,9261200</text:p>
          </table:table-cell>
          <table:table-cell table:formula="of:=[$Dados.H66]/[$Dados.$L66]" office:value-type="float" office:value="0.987959705116159" calcext:value-type="float">
            <text:p>0,9879597</text:p>
          </table:table-cell>
          <table:table-cell table:formula="of:=[$Dados.I66]/[$Dados.$L66]" office:value-type="float" office:value="0.903617428093946" calcext:value-type="float">
            <text:p>0,9036174</text:p>
          </table:table-cell>
          <table:table-cell table:formula="of:=[$Dados.J66]/[$Dados.$L66]" office:value-type="float" office:value="0.974336835145209" calcext:value-type="float">
            <text:p>0,97433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dos.C67]/[$Dados.$L67]" office:value-type="float" office:value="0.945915554390592" calcext:value-type="float">
            <text:p>0,9459156</text:p>
          </table:table-cell>
          <table:table-cell table:formula="of:=[$Dados.D67]/[$Dados.$L67]" office:value-type="float" office:value="0.789698469472347" calcext:value-type="float">
            <text:p>0,7896985</text:p>
          </table:table-cell>
          <table:table-cell table:formula="of:=[$Dados.E67]/[$Dados.$L67]" office:value-type="float" office:value="1" calcext:value-type="float">
            <text:p>1,0000000</text:p>
          </table:table-cell>
          <table:table-cell table:formula="of:=[$Dados.F67]/[$Dados.$L67]" office:value-type="float" office:value="0.798954766637015" calcext:value-type="float">
            <text:p>0,7989548</text:p>
          </table:table-cell>
          <table:table-cell table:formula="of:=[$Dados.G67]/[$Dados.$L67]" office:value-type="float" office:value="0.904476691908299" calcext:value-type="float">
            <text:p>0,9044767</text:p>
          </table:table-cell>
          <table:table-cell table:formula="of:=[$Dados.H67]/[$Dados.$L67]" office:value-type="float" office:value="0.850824979653277" calcext:value-type="float">
            <text:p>0,8508250</text:p>
          </table:table-cell>
          <table:table-cell table:formula="of:=[$Dados.I67]/[$Dados.$L67]" office:value-type="float" office:value="0.882438593485884" calcext:value-type="float">
            <text:p>0,8824386</text:p>
          </table:table-cell>
          <table:table-cell table:formula="of:=[$Dados.J67]/[$Dados.$L67]" office:value-type="float" office:value="0.803243917826069" calcext:value-type="float">
            <text:p>0,80324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dos.C68]/[$Dados.$L68]" office:value-type="float" office:value="0.944351308645451" calcext:value-type="float">
            <text:p>0,9443513</text:p>
          </table:table-cell>
          <table:table-cell table:formula="of:=[$Dados.D68]/[$Dados.$L68]" office:value-type="float" office:value="0.789623457624858" calcext:value-type="float">
            <text:p>0,7896235</text:p>
          </table:table-cell>
          <table:table-cell table:formula="of:=[$Dados.E68]/[$Dados.$L68]" office:value-type="float" office:value="1" calcext:value-type="float">
            <text:p>1,0000000</text:p>
          </table:table-cell>
          <table:table-cell table:formula="of:=[$Dados.F68]/[$Dados.$L68]" office:value-type="float" office:value="0.800356777003258" calcext:value-type="float">
            <text:p>0,8003568</text:p>
          </table:table-cell>
          <table:table-cell table:formula="of:=[$Dados.G68]/[$Dados.$L68]" office:value-type="float" office:value="0.911030263062836" calcext:value-type="float">
            <text:p>0,9110303</text:p>
          </table:table-cell>
          <table:table-cell table:formula="of:=[$Dados.H68]/[$Dados.$L68]" office:value-type="float" office:value="0.851062828689613" calcext:value-type="float">
            <text:p>0,8510628</text:p>
          </table:table-cell>
          <table:table-cell table:formula="of:=[$Dados.I68]/[$Dados.$L68]" office:value-type="float" office:value="0.882024996619325" calcext:value-type="float">
            <text:p>0,8820250</text:p>
          </table:table-cell>
          <table:table-cell table:formula="of:=[$Dados.J68]/[$Dados.$L68]" office:value-type="float" office:value="0.806514977780165" calcext:value-type="float">
            <text:p>0,80651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dos.C69]/[$Dados.$L69]" office:value-type="float" office:value="0.944142421548112" calcext:value-type="float">
            <text:p>0,9441424</text:p>
          </table:table-cell>
          <table:table-cell table:formula="of:=[$Dados.D69]/[$Dados.$L69]" office:value-type="float" office:value="0.788951529820899" calcext:value-type="float">
            <text:p>0,7889515</text:p>
          </table:table-cell>
          <table:table-cell table:formula="of:=[$Dados.E69]/[$Dados.$L69]" office:value-type="float" office:value="1" calcext:value-type="float">
            <text:p>1,0000000</text:p>
          </table:table-cell>
          <table:table-cell table:formula="of:=[$Dados.F69]/[$Dados.$L69]" office:value-type="float" office:value="0.800785582303026" calcext:value-type="float">
            <text:p>0,8007856</text:p>
          </table:table-cell>
          <table:table-cell table:formula="of:=[$Dados.G69]/[$Dados.$L69]" office:value-type="float" office:value="0.909913256027" calcext:value-type="float">
            <text:p>0,9099133</text:p>
          </table:table-cell>
          <table:table-cell table:formula="of:=[$Dados.H69]/[$Dados.$L69]" office:value-type="float" office:value="0.852086015659772" calcext:value-type="float">
            <text:p>0,8520860</text:p>
          </table:table-cell>
          <table:table-cell table:formula="of:=[$Dados.I69]/[$Dados.$L69]" office:value-type="float" office:value="0.885526175183194" calcext:value-type="float">
            <text:p>0,8855262</text:p>
          </table:table-cell>
          <table:table-cell table:formula="of:=[$Dados.J69]/[$Dados.$L69]" office:value-type="float" office:value="0.805942911447694" calcext:value-type="float">
            <text:p>0,80594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$Dados.C70]/[$Dados.$L70]" office:value-type="float" office:value="0.959038065011164" calcext:value-type="float">
            <text:p>0,9590381</text:p>
          </table:table-cell>
          <table:table-cell table:formula="of:=[$Dados.D70]/[$Dados.$L70]" office:value-type="float" office:value="0.800900909363796" calcext:value-type="float">
            <text:p>0,8009009</text:p>
          </table:table-cell>
          <table:table-cell table:formula="of:=[$Dados.E70]/[$Dados.$L70]" office:value-type="float" office:value="1" calcext:value-type="float">
            <text:p>1,0000000</text:p>
          </table:table-cell>
          <table:table-cell table:formula="of:=[$Dados.F70]/[$Dados.$L70]" office:value-type="float" office:value="0.804510695496563" calcext:value-type="float">
            <text:p>0,8045107</text:p>
          </table:table-cell>
          <table:table-cell table:formula="of:=[$Dados.G70]/[$Dados.$L70]" office:value-type="float" office:value="0.907288189799429" calcext:value-type="float">
            <text:p>0,9072882</text:p>
          </table:table-cell>
          <table:table-cell table:formula="of:=[$Dados.H70]/[$Dados.$L70]" office:value-type="float" office:value="0.855603644287046" calcext:value-type="float">
            <text:p>0,8556036</text:p>
          </table:table-cell>
          <table:table-cell table:formula="of:=[$Dados.I70]/[$Dados.$L70]" office:value-type="float" office:value="0.884852348474594" calcext:value-type="float">
            <text:p>0,8848523</text:p>
          </table:table-cell>
          <table:table-cell table:formula="of:=[$Dados.J70]/[$Dados.$L70]" office:value-type="float" office:value="0.804093311306265" calcext:value-type="float">
            <text:p>0,8040933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(s)</text:p>
          </table:table-cell>
          <table:covered-table-cell table:style-name="ce9"/>
          <table:table-cell table:style-name="ce30" table:formula="of:=SUM([.C41:.C70])" office:value-type="float" office:value="29.6231318109221" calcext:value-type="float">
            <text:p>29,62</text:p>
          </table:table-cell>
          <table:table-cell table:style-name="ce30" table:formula="of:=SUM([.D41:.D70])" office:value-type="float" office:value="25.0217832133631" calcext:value-type="float">
            <text:p>25,02</text:p>
          </table:table-cell>
          <table:table-cell table:style-name="ce30" table:formula="of:=SUM([.E41:.E70])" office:value-type="float" office:value="28.204159809516" calcext:value-type="float">
            <text:p>28,20</text:p>
          </table:table-cell>
          <table:table-cell table:style-name="ce32" table:formula="of:=SUM([.F41:.F70])" office:value-type="float" office:value="25.3757610424928" calcext:value-type="float">
            <text:p>25,38</text:p>
          </table:table-cell>
          <table:table-cell table:style-name="ce30" table:formula="of:=SUM([.G41:.G70])" office:value-type="float" office:value="27.9698562823004" calcext:value-type="float">
            <text:p>27,97</text:p>
          </table:table-cell>
          <table:table-cell table:style-name="ce30" table:formula="of:=SUM([.H41:.H70])" office:value-type="float" office:value="26.9401477568557" calcext:value-type="float">
            <text:p>26,94</text:p>
          </table:table-cell>
          <table:table-cell table:style-name="ce30" table:formula="of:=SUM([.I41:.I70])" office:value-type="float" office:value="24.8677223091523" calcext:value-type="float">
            <text:p>24,87</text:p>
          </table:table-cell>
          <table:table-cell table:style-name="ce30" table:formula="of:=SUM([.J41:.J70])" office:value-type="float" office:value="25.5657818703775" calcext:value-type="float">
            <text:p>25,57</text:p>
          </table:table-cell>
        </table:table-row>
        <table:table-row table:style-name="ro2">
          <table:table-cell table:style-name="ce12" office:value-type="string" calcext:value-type="string" table:number-columns-spanned="2" table:number-rows-spanned="1">
            <text:p>MEDIANA (s)</text:p>
          </table:table-cell>
          <table:covered-table-cell/>
          <table:table-cell table:style-name="Default" table:formula="of:=MEDIAN([.C41:.C70])" office:value-type="float" office:value="1" calcext:value-type="float">
            <text:p>1</text:p>
          </table:table-cell>
          <table:table-cell table:style-name="Default" table:formula="of:=MEDIAN([.D41:.D70])" office:value-type="float" office:value="0.833981394106945" calcext:value-type="float">
            <text:p>0,833981394106945</text:p>
          </table:table-cell>
          <table:table-cell table:style-name="Default" table:formula="of:=MEDIAN([.E41:.E70])" office:value-type="float" office:value="0.920549332514065" calcext:value-type="float">
            <text:p>0,920549332514065</text:p>
          </table:table-cell>
          <table:table-cell table:style-name="Default" table:formula="of:=MEDIAN([.F41:.F70])" office:value-type="float" office:value="0.844843118684056" calcext:value-type="float">
            <text:p>0,844843118684056</text:p>
          </table:table-cell>
          <table:table-cell table:style-name="Default" table:formula="of:=MEDIAN([.G41:.G70])" office:value-type="float" office:value="0.949931697343277" calcext:value-type="float">
            <text:p>0,949931697343277</text:p>
          </table:table-cell>
          <table:table-cell table:style-name="Default" table:formula="of:=MEDIAN([.H41:.H70])" office:value-type="float" office:value="0.898200344340319" calcext:value-type="float">
            <text:p>0,898200344340319</text:p>
          </table:table-cell>
          <table:table-cell table:style-name="Default" table:formula="of:=MEDIAN([.I41:.I70])" office:value-type="float" office:value="0.813435278600282" calcext:value-type="float">
            <text:p>0,813435278600282</text:p>
          </table:table-cell>
          <table:table-cell table:style-name="Default" table:formula="of:=MEDIAN([.J41:.J70])" office:value-type="float" office:value="0.848889382068898" calcext:value-type="float">
            <text:p>0,848889382068898</text:p>
          </table:table-cell>
        </table:table-row>
        <table:table-row table:style-name="ro2">
          <table:table-cell table:style-name="ce12" office:value-type="string" calcext:value-type="string" table:number-columns-spanned="2" table:number-rows-spanned="1">
            <text:p>DESVIO PADRÃO (s)</text:p>
          </table:table-cell>
          <table:covered-table-cell/>
          <table:table-cell table:style-name="Default" table:formula="of:=STDEV([.C41:.C70])" office:value-type="float" office:value="0.0217761611001635" calcext:value-type="float">
            <text:p>0,021776161100164</text:p>
          </table:table-cell>
          <table:table-cell table:style-name="Default" table:formula="of:=STDEV([.D41:.D70])" office:value-type="float" office:value="0.0327072791214834" calcext:value-type="float">
            <text:p>0,032707279121484</text:p>
          </table:table-cell>
          <table:table-cell table:style-name="Default" table:formula="of:=STDEV([.E41:.E70])" office:value-type="float" office:value="0.0382928026514565" calcext:value-type="float">
            <text:p>0,038292802651457</text:p>
          </table:table-cell>
          <table:table-cell table:style-name="Default" table:formula="of:=STDEV([.F41:.F70])" office:value-type="float" office:value="0.0344972816236116" calcext:value-type="float">
            <text:p>0,034497281623612</text:p>
          </table:table-cell>
          <table:table-cell table:style-name="Default" table:formula="of:=STDEV([.G41:.G70])" office:value-type="float" office:value="0.0360833133519504" calcext:value-type="float">
            <text:p>0,036083313351951</text:p>
          </table:table-cell>
          <table:table-cell table:style-name="Default" table:formula="of:=STDEV([.H41:.H70])" office:value-type="float" office:value="0.0346975683638854" calcext:value-type="float">
            <text:p>0,034697568363885</text:p>
          </table:table-cell>
          <table:table-cell table:style-name="Default" table:formula="of:=STDEV([.I41:.I70])" office:value-type="float" office:value="0.0367386867789635" calcext:value-type="float">
            <text:p>0,036738686778964</text:p>
          </table:table-cell>
          <table:table-cell table:style-name="Default" table:formula="of:=STDEV([.J41:.J70])" office:value-type="float" office:value="0.0407159754409297" calcext:value-type="float">
            <text:p>0,04071597544093</text:p>
          </table:table-cell>
        </table:table-row>
        <table:table-row table:style-name="ro2">
          <table:table-cell table:style-name="ce12" office:value-type="string" calcext:value-type="string" table:number-columns-spanned="2" table:number-rows-spanned="1">
            <text:p>MÉDIA(s)</text:p>
          </table:table-cell>
          <table:covered-table-cell/>
          <table:table-cell table:style-name="Default" table:formula="of:=SUM([.C41:.C70])/COUNT([.C41:.C70])" office:value-type="float" office:value="0.987437727030735" calcext:value-type="float">
            <text:p>0,987437727030735</text:p>
          </table:table-cell>
          <table:table-cell table:style-name="Default" table:formula="of:=SUM([.D41:.D70])/COUNT([.D41:.D70])" office:value-type="float" office:value="0.834059440445435" calcext:value-type="float">
            <text:p>0,834059440445435</text:p>
          </table:table-cell>
          <table:table-cell table:style-name="Default" table:formula="of:=SUM([.E41:.E70])/COUNT([.E41:.E70])" office:value-type="float" office:value="0.940138660317199" calcext:value-type="float">
            <text:p>0,940138660317199</text:p>
          </table:table-cell>
          <table:table-cell table:style-name="Default" table:formula="of:=SUM([.F41:.F70])/COUNT([.F41:.F70])" office:value-type="float" office:value="0.845858701416427" calcext:value-type="float">
            <text:p>0,845858701416427</text:p>
          </table:table-cell>
          <table:table-cell table:style-name="Default" table:formula="of:=SUM([.G41:.G70])/COUNT([.G41:.G70])" office:value-type="float" office:value="0.932328542743345" calcext:value-type="float">
            <text:p>0,932328542743345</text:p>
          </table:table-cell>
          <table:table-cell table:style-name="Default" table:formula="of:=SUM([.H41:.H70])/COUNT([.H41:.H70])" office:value-type="float" office:value="0.898004925228522" calcext:value-type="float">
            <text:p>0,898004925228522</text:p>
          </table:table-cell>
          <table:table-cell table:style-name="Default" table:formula="of:=SUM([.I41:.I70])/COUNT([.I41:.I70])" office:value-type="float" office:value="0.828924076971743" calcext:value-type="float">
            <text:p>0,828924076971743</text:p>
          </table:table-cell>
          <table:table-cell table:style-name="Default" table:formula="of:=SUM([.J41:.J70])/COUNT([.J41:.J70])" office:value-type="float" office:value="0.852192729012584" calcext:value-type="float">
            <text:p>0,852192729012584</text:p>
          </table:table-cell>
        </table:table-row>
        <calcext:conditional-formats>
          <calcext:conditional-format calcext:target-range-address="Normalizado.C32:Normalizado.J32 Normalizado.C71:Normalizado.J71">
            <calcext:condition calcext:apply-style-name="Good" calcext:value="bottom-elements(1)" calcext:base-cell-address="Normalizado.C32"/>
            <calcext:condition calcext:apply-style-name="Bad" calcext:value="top-elements(1)" calcext:base-cell-address="Normalizado.C32"/>
          </calcext:conditional-format>
          <calcext:conditional-format calcext:target-range-address="Normalizado.C32:Normalizado.J32">
            <calcext:condition calcext:apply-style-name="Bad" calcext:value="top-elements(1)" calcext:base-cell-address="Normalizado.C32"/>
            <calcext:condition calcext:apply-style-name="Good" calcext:value="bottom-elements(1)" calcext:base-cell-address="Normalizado.C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number:min-decimal-places="16"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number:number-style style:name="N110">
      <number:number number:decimal-places="5" number:min-decimal-places="5" number:min-integer-digits="1" number:grouping="true"/>
    </number:number-style>
    <number:number-style style:name="N111">
      <number:number number:decimal-places="1" number:min-decimal-places="1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0:26:13.1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5T10:20:28.312000000</meta:creation-date>
    <dc:date>2020-08-31T16:44:59.299000000</dc:date>
    <meta:editing-duration>PT7H41M27S</meta:editing-duration>
    <meta:editing-cycles>5</meta:editing-cycles>
    <meta:generator>LibreOffice/7.0.0.3$Windows_X86_64 LibreOffice_project/8061b3e9204bef6b321a21033174034a5e2ea88e</meta:generator>
    <meta:document-statistic meta:table-count="2" meta:cell-count="1504" meta:object-count="0"/>
  </office:meta>
</office:document-meta>
</file>